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ares" table:style-name="ta1">
        <table:table-column table:style-name="co1" table:default-cell-style-name="Default"/>
        <table:table-row table:style-name="ro1">
          <table:table-cell/>
        </table:table-row>
      </table:table>
      <table:table table:name="Volumes" table:style-name="ta1">
        <table:table-column table:style-name="co1" table:number-columns-repeated="127" table:default-cell-style-name="Default"/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I_1</text:p>
          </table:table-cell>
          <table:table-cell office:value-type="string" calcext:value-type="string">
            <text:p>I_2</text:p>
          </table:table-cell>
          <table:table-cell office:value-type="string" calcext:value-type="string">
            <text:p>I_3</text:p>
          </table:table-cell>
          <table:table-cell office:value-type="string" calcext:value-type="string">
            <text:p>I_4</text:p>
          </table:table-cell>
          <table:table-cell office:value-type="string" calcext:value-type="string">
            <text:p>I_5</text:p>
          </table:table-cell>
          <table:table-cell office:value-type="string" calcext:value-type="string">
            <text:p>I_6</text:p>
          </table:table-cell>
          <table:table-cell office:value-type="string" calcext:value-type="string">
            <text:p>I_7</text:p>
          </table:table-cell>
          <table:table-cell office:value-type="string" calcext:value-type="string">
            <text:p>I_8</text:p>
          </table:table-cell>
          <table:table-cell office:value-type="string" calcext:value-type="string">
            <text:p>I_9</text:p>
          </table:table-cell>
          <table:table-cell office:value-type="string" calcext:value-type="string">
            <text:p>I_10</text:p>
          </table:table-cell>
          <table:table-cell office:value-type="string" calcext:value-type="string">
            <text:p>I_11</text:p>
          </table:table-cell>
          <table:table-cell office:value-type="string" calcext:value-type="string">
            <text:p>I_12</text:p>
          </table:table-cell>
          <table:table-cell office:value-type="string" calcext:value-type="string">
            <text:p>I_13</text:p>
          </table:table-cell>
          <table:table-cell office:value-type="string" calcext:value-type="string">
            <text:p>I_14</text:p>
          </table:table-cell>
          <table:table-cell office:value-type="string" calcext:value-type="string">
            <text:p>I_15</text:p>
          </table:table-cell>
          <table:table-cell office:value-type="string" calcext:value-type="string">
            <text:p>I_16</text:p>
          </table:table-cell>
          <table:table-cell office:value-type="string" calcext:value-type="string">
            <text:p>I_17</text:p>
          </table:table-cell>
          <table:table-cell office:value-type="string" calcext:value-type="string">
            <text:p>I_18</text:p>
          </table:table-cell>
          <table:table-cell office:value-type="string" calcext:value-type="string">
            <text:p>II_1</text:p>
          </table:table-cell>
          <table:table-cell office:value-type="string" calcext:value-type="string">
            <text:p>II_2</text:p>
          </table:table-cell>
          <table:table-cell office:value-type="string" calcext:value-type="string">
            <text:p>II_3</text:p>
          </table:table-cell>
          <table:table-cell office:value-type="string" calcext:value-type="string">
            <text:p>II_4</text:p>
          </table:table-cell>
          <table:table-cell office:value-type="string" calcext:value-type="string">
            <text:p>II_5</text:p>
          </table:table-cell>
          <table:table-cell office:value-type="string" calcext:value-type="string">
            <text:p>II_6</text:p>
          </table:table-cell>
          <table:table-cell office:value-type="string" calcext:value-type="string">
            <text:p>II_7</text:p>
          </table:table-cell>
          <table:table-cell office:value-type="string" calcext:value-type="string">
            <text:p>II_8</text:p>
          </table:table-cell>
          <table:table-cell office:value-type="string" calcext:value-type="string">
            <text:p>II_9</text:p>
          </table:table-cell>
          <table:table-cell office:value-type="string" calcext:value-type="string">
            <text:p>II_10</text:p>
          </table:table-cell>
          <table:table-cell office:value-type="string" calcext:value-type="string">
            <text:p>II_11</text:p>
          </table:table-cell>
          <table:table-cell office:value-type="string" calcext:value-type="string">
            <text:p>II_12</text:p>
          </table:table-cell>
          <table:table-cell office:value-type="string" calcext:value-type="string">
            <text:p>II_13</text:p>
          </table:table-cell>
          <table:table-cell office:value-type="string" calcext:value-type="string">
            <text:p>II_14</text:p>
          </table:table-cell>
          <table:table-cell office:value-type="string" calcext:value-type="string">
            <text:p>II_15</text:p>
          </table:table-cell>
          <table:table-cell office:value-type="string" calcext:value-type="string">
            <text:p>II_16</text:p>
          </table:table-cell>
          <table:table-cell office:value-type="string" calcext:value-type="string">
            <text:p>II_17</text:p>
          </table:table-cell>
          <table:table-cell office:value-type="string" calcext:value-type="string">
            <text:p>II_18</text:p>
          </table:table-cell>
          <table:table-cell office:value-type="string" calcext:value-type="string">
            <text:p>III_1</text:p>
          </table:table-cell>
          <table:table-cell office:value-type="string" calcext:value-type="string">
            <text:p>III_2</text:p>
          </table:table-cell>
          <table:table-cell office:value-type="string" calcext:value-type="string">
            <text:p>III_3</text:p>
          </table:table-cell>
          <table:table-cell office:value-type="string" calcext:value-type="string">
            <text:p>III_4</text:p>
          </table:table-cell>
          <table:table-cell office:value-type="string" calcext:value-type="string">
            <text:p>III_5</text:p>
          </table:table-cell>
          <table:table-cell office:value-type="string" calcext:value-type="string">
            <text:p>III_6</text:p>
          </table:table-cell>
          <table:table-cell office:value-type="string" calcext:value-type="string">
            <text:p>III_7</text:p>
          </table:table-cell>
          <table:table-cell office:value-type="string" calcext:value-type="string">
            <text:p>III_8</text:p>
          </table:table-cell>
          <table:table-cell office:value-type="string" calcext:value-type="string">
            <text:p>III_9</text:p>
          </table:table-cell>
          <table:table-cell office:value-type="string" calcext:value-type="string">
            <text:p>III_10</text:p>
          </table:table-cell>
          <table:table-cell office:value-type="string" calcext:value-type="string">
            <text:p>III_11</text:p>
          </table:table-cell>
          <table:table-cell office:value-type="string" calcext:value-type="string">
            <text:p>III_12</text:p>
          </table:table-cell>
          <table:table-cell office:value-type="string" calcext:value-type="string">
            <text:p>III_13</text:p>
          </table:table-cell>
          <table:table-cell office:value-type="string" calcext:value-type="string">
            <text:p>III_14</text:p>
          </table:table-cell>
          <table:table-cell office:value-type="string" calcext:value-type="string">
            <text:p>III_15</text:p>
          </table:table-cell>
          <table:table-cell office:value-type="string" calcext:value-type="string">
            <text:p>III_16</text:p>
          </table:table-cell>
          <table:table-cell office:value-type="string" calcext:value-type="string">
            <text:p>III_17</text:p>
          </table:table-cell>
          <table:table-cell office:value-type="string" calcext:value-type="string">
            <text:p>III_18</text:p>
          </table:table-cell>
          <table:table-cell office:value-type="string" calcext:value-type="string">
            <text:p>IV_1</text:p>
          </table:table-cell>
          <table:table-cell office:value-type="string" calcext:value-type="string">
            <text:p>IV_2</text:p>
          </table:table-cell>
          <table:table-cell office:value-type="string" calcext:value-type="string">
            <text:p>IV_3</text:p>
          </table:table-cell>
          <table:table-cell office:value-type="string" calcext:value-type="string">
            <text:p>IV_4</text:p>
          </table:table-cell>
          <table:table-cell office:value-type="string" calcext:value-type="string">
            <text:p>IV_5</text:p>
          </table:table-cell>
          <table:table-cell office:value-type="string" calcext:value-type="string">
            <text:p>IV_6</text:p>
          </table:table-cell>
          <table:table-cell office:value-type="string" calcext:value-type="string">
            <text:p>IV_7</text:p>
          </table:table-cell>
          <table:table-cell office:value-type="string" calcext:value-type="string">
            <text:p>IV_8</text:p>
          </table:table-cell>
          <table:table-cell office:value-type="string" calcext:value-type="string">
            <text:p>IV_9</text:p>
          </table:table-cell>
          <table:table-cell office:value-type="string" calcext:value-type="string">
            <text:p>IV_10</text:p>
          </table:table-cell>
          <table:table-cell office:value-type="string" calcext:value-type="string">
            <text:p>IV_11</text:p>
          </table:table-cell>
          <table:table-cell office:value-type="string" calcext:value-type="string">
            <text:p>IV_12</text:p>
          </table:table-cell>
          <table:table-cell office:value-type="string" calcext:value-type="string">
            <text:p>IV_13</text:p>
          </table:table-cell>
          <table:table-cell office:value-type="string" calcext:value-type="string">
            <text:p>IV_14</text:p>
          </table:table-cell>
          <table:table-cell office:value-type="string" calcext:value-type="string">
            <text:p>IV_15</text:p>
          </table:table-cell>
          <table:table-cell office:value-type="string" calcext:value-type="string">
            <text:p>IV_16</text:p>
          </table:table-cell>
          <table:table-cell office:value-type="string" calcext:value-type="string">
            <text:p>IV_17</text:p>
          </table:table-cell>
          <table:table-cell office:value-type="string" calcext:value-type="string">
            <text:p>IV_18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V_2</text:p>
          </table:table-cell>
          <table:table-cell office:value-type="string" calcext:value-type="string">
            <text:p>V_3</text:p>
          </table:table-cell>
          <table:table-cell office:value-type="string" calcext:value-type="string">
            <text:p>V_4</text:p>
          </table:table-cell>
          <table:table-cell office:value-type="string" calcext:value-type="string">
            <text:p>V_5</text:p>
          </table:table-cell>
          <table:table-cell office:value-type="string" calcext:value-type="string">
            <text:p>V_6</text:p>
          </table:table-cell>
          <table:table-cell office:value-type="string" calcext:value-type="string">
            <text:p>V_7</text:p>
          </table:table-cell>
          <table:table-cell office:value-type="string" calcext:value-type="string">
            <text:p>V_8</text:p>
          </table:table-cell>
          <table:table-cell office:value-type="string" calcext:value-type="string">
            <text:p>V_9</text:p>
          </table:table-cell>
          <table:table-cell office:value-type="string" calcext:value-type="string">
            <text:p>V_10</text:p>
          </table:table-cell>
          <table:table-cell office:value-type="string" calcext:value-type="string">
            <text:p>V_11</text:p>
          </table:table-cell>
          <table:table-cell office:value-type="string" calcext:value-type="string">
            <text:p>V_12</text:p>
          </table:table-cell>
          <table:table-cell office:value-type="string" calcext:value-type="string">
            <text:p>V_13</text:p>
          </table:table-cell>
          <table:table-cell office:value-type="string" calcext:value-type="string">
            <text:p>V_14</text:p>
          </table:table-cell>
          <table:table-cell office:value-type="string" calcext:value-type="string">
            <text:p>V_15</text:p>
          </table:table-cell>
          <table:table-cell office:value-type="string" calcext:value-type="string">
            <text:p>V_16</text:p>
          </table:table-cell>
          <table:table-cell office:value-type="string" calcext:value-type="string">
            <text:p>V_17</text:p>
          </table:table-cell>
          <table:table-cell office:value-type="string" calcext:value-type="string">
            <text:p>V_18</text:p>
          </table:table-cell>
          <table:table-cell office:value-type="string" calcext:value-type="string">
            <text:p>VI_1</text:p>
          </table:table-cell>
          <table:table-cell office:value-type="string" calcext:value-type="string">
            <text:p>VI_2</text:p>
          </table:table-cell>
          <table:table-cell office:value-type="string" calcext:value-type="string">
            <text:p>VI_3</text:p>
          </table:table-cell>
          <table:table-cell office:value-type="string" calcext:value-type="string">
            <text:p>VI_4</text:p>
          </table:table-cell>
          <table:table-cell office:value-type="string" calcext:value-type="string">
            <text:p>VI_5</text:p>
          </table:table-cell>
          <table:table-cell office:value-type="string" calcext:value-type="string">
            <text:p>VI_6</text:p>
          </table:table-cell>
          <table:table-cell office:value-type="string" calcext:value-type="string">
            <text:p>VI_7</text:p>
          </table:table-cell>
          <table:table-cell office:value-type="string" calcext:value-type="string">
            <text:p>VI_8</text:p>
          </table:table-cell>
          <table:table-cell office:value-type="string" calcext:value-type="string">
            <text:p>VI_9</text:p>
          </table:table-cell>
          <table:table-cell office:value-type="string" calcext:value-type="string">
            <text:p>VI_10</text:p>
          </table:table-cell>
          <table:table-cell office:value-type="string" calcext:value-type="string">
            <text:p>VI_11</text:p>
          </table:table-cell>
          <table:table-cell office:value-type="string" calcext:value-type="string">
            <text:p>VI_12</text:p>
          </table:table-cell>
          <table:table-cell office:value-type="string" calcext:value-type="string">
            <text:p>VI_13</text:p>
          </table:table-cell>
          <table:table-cell office:value-type="string" calcext:value-type="string">
            <text:p>VI_14</text:p>
          </table:table-cell>
          <table:table-cell office:value-type="string" calcext:value-type="string">
            <text:p>VI_15</text:p>
          </table:table-cell>
          <table:table-cell office:value-type="string" calcext:value-type="string">
            <text:p>VI_16</text:p>
          </table:table-cell>
          <table:table-cell office:value-type="string" calcext:value-type="string">
            <text:p>VI_17</text:p>
          </table:table-cell>
          <table:table-cell office:value-type="string" calcext:value-type="string">
            <text:p>VI_18</text:p>
          </table:table-cell>
          <table:table-cell office:value-type="string" calcext:value-type="string">
            <text:p>VII_1</text:p>
          </table:table-cell>
          <table:table-cell office:value-type="string" calcext:value-type="string">
            <text:p>VII_2</text:p>
          </table:table-cell>
          <table:table-cell office:value-type="string" calcext:value-type="string">
            <text:p>VII_3</text:p>
          </table:table-cell>
          <table:table-cell office:value-type="string" calcext:value-type="string">
            <text:p>VII_4</text:p>
          </table:table-cell>
          <table:table-cell office:value-type="string" calcext:value-type="string">
            <text:p>VII_5</text:p>
          </table:table-cell>
          <table:table-cell office:value-type="string" calcext:value-type="string">
            <text:p>VII_6</text:p>
          </table:table-cell>
          <table:table-cell office:value-type="string" calcext:value-type="string">
            <text:p>VII_7</text:p>
          </table:table-cell>
          <table:table-cell office:value-type="string" calcext:value-type="string">
            <text:p>VII_8</text:p>
          </table:table-cell>
          <table:table-cell office:value-type="string" calcext:value-type="string">
            <text:p>VII_9</text:p>
          </table:table-cell>
          <table:table-cell office:value-type="string" calcext:value-type="string">
            <text:p>VII_10</text:p>
          </table:table-cell>
          <table:table-cell office:value-type="string" calcext:value-type="string">
            <text:p>VII_11</text:p>
          </table:table-cell>
          <table:table-cell office:value-type="string" calcext:value-type="string">
            <text:p>VII_12</text:p>
          </table:table-cell>
          <table:table-cell office:value-type="string" calcext:value-type="string">
            <text:p>VII_13</text:p>
          </table:table-cell>
          <table:table-cell office:value-type="string" calcext:value-type="string">
            <text:p>VII_14</text:p>
          </table:table-cell>
          <table:table-cell office:value-type="string" calcext:value-type="string">
            <text:p>VII_15</text:p>
          </table:table-cell>
          <table:table-cell office:value-type="string" calcext:value-type="string">
            <text:p>VII_16</text:p>
          </table:table-cell>
          <table:table-cell office:value-type="string" calcext:value-type="string">
            <text:p>VII_17</text:p>
          </table:table-cell>
          <table:table-cell office:value-type="string" calcext:value-type="string">
            <text:p>VII_18</text:p>
          </table:table-cell>
        </table:table-row>
        <table:table-row table:style-name="ro1">
          <table:table-cell office:value-type="string" calcext:value-type="string">
            <text:p>T. PRATOS PRONTOS CONGELADOS</text:p>
          </table:table-cell>
          <table:table-cell office:value-type="float" office:value="626.05" calcext:value-type="float">
            <text:p>626.05</text:p>
          </table:table-cell>
          <table:table-cell office:value-type="float" office:value="654.17" calcext:value-type="float">
            <text:p>654.17</text:p>
          </table:table-cell>
          <table:table-cell office:value-type="float" office:value="637.4" calcext:value-type="float">
            <text:p>637.4</text:p>
          </table:table-cell>
          <table:table-cell office:value-type="float" office:value="744.16" calcext:value-type="float">
            <text:p>744.16</text:p>
          </table:table-cell>
          <table:table-cell office:value-type="float" office:value="824.19" calcext:value-type="float">
            <text:p>824.19</text:p>
          </table:table-cell>
          <table:table-cell office:value-type="float" office:value="809.84" calcext:value-type="float">
            <text:p>809.84</text:p>
          </table:table-cell>
          <table:table-cell office:value-type="float" office:value="813.91" calcext:value-type="float">
            <text:p>813.91</text:p>
          </table:table-cell>
          <table:table-cell office:value-type="float" office:value="828.52" calcext:value-type="float">
            <text:p>828.52</text:p>
          </table:table-cell>
          <table:table-cell office:value-type="float" office:value="776.92" calcext:value-type="float">
            <text:p>776.92</text:p>
          </table:table-cell>
          <table:table-cell office:value-type="float" office:value="833.44" calcext:value-type="float">
            <text:p>833.44</text:p>
          </table:table-cell>
          <table:table-cell office:value-type="float" office:value="819.4" calcext:value-type="float">
            <text:p>819.4</text:p>
          </table:table-cell>
          <table:table-cell office:value-type="float" office:value="811.41" calcext:value-type="float">
            <text:p>811.41</text:p>
          </table:table-cell>
          <table:table-cell office:value-type="float" office:value="851.5" calcext:value-type="float">
            <text:p>851.5</text:p>
          </table:table-cell>
          <table:table-cell office:value-type="float" office:value="798.16" calcext:value-type="float">
            <text:p>798.16</text:p>
          </table:table-cell>
          <table:table-cell office:value-type="float" office:value="812.37" calcext:value-type="float">
            <text:p>812.37</text:p>
          </table:table-cell>
          <table:table-cell office:value-type="float" office:value="895.49" calcext:value-type="float">
            <text:p>895.49</text:p>
          </table:table-cell>
          <table:table-cell office:value-type="float" office:value="916.33" calcext:value-type="float">
            <text:p>916.33</text:p>
          </table:table-cell>
          <table:table-cell office:value-type="float" office:value="994.05" calcext:value-type="float">
            <text:p>994.05</text:p>
          </table:table-cell>
          <table:table-cell office:value-type="float" office:value="1640.49" calcext:value-type="float">
            <text:p>1640.49</text:p>
          </table:table-cell>
          <table:table-cell office:value-type="float" office:value="1550.54" calcext:value-type="float">
            <text:p>1550.54</text:p>
          </table:table-cell>
          <table:table-cell office:value-type="float" office:value="1566.43" calcext:value-type="float">
            <text:p>1566.43</text:p>
          </table:table-cell>
          <table:table-cell office:value-type="float" office:value="1657.14" calcext:value-type="float">
            <text:p>1657.14</text:p>
          </table:table-cell>
          <table:table-cell office:value-type="float" office:value="1693.18" calcext:value-type="float">
            <text:p>1693.18</text:p>
          </table:table-cell>
          <table:table-cell office:value-type="float" office:value="1673.2" calcext:value-type="float">
            <text:p>1673.2</text:p>
          </table:table-cell>
          <table:table-cell office:value-type="float" office:value="1704.68" calcext:value-type="float">
            <text:p>1704.68</text:p>
          </table:table-cell>
          <table:table-cell office:value-type="float" office:value="1735.27" calcext:value-type="float">
            <text:p>1735.27</text:p>
          </table:table-cell>
          <table:table-cell office:value-type="float" office:value="1700.91" calcext:value-type="float">
            <text:p>1700.91</text:p>
          </table:table-cell>
          <table:table-cell office:value-type="float" office:value="1786.06" calcext:value-type="float">
            <text:p>1786.06</text:p>
          </table:table-cell>
          <table:table-cell office:value-type="float" office:value="1621.62" calcext:value-type="float">
            <text:p>1621.62</text:p>
          </table:table-cell>
          <table:table-cell office:value-type="float" office:value="1545.62" calcext:value-type="float">
            <text:p>1545.62</text:p>
          </table:table-cell>
          <table:table-cell office:value-type="float" office:value="1544.18" calcext:value-type="float">
            <text:p>1544.18</text:p>
          </table:table-cell>
          <table:table-cell office:value-type="float" office:value="1476.2" calcext:value-type="float">
            <text:p>1476.2</text:p>
          </table:table-cell>
          <table:table-cell office:value-type="float" office:value="1439.05" calcext:value-type="float">
            <text:p>1439.05</text:p>
          </table:table-cell>
          <table:table-cell office:value-type="float" office:value="1533.42" calcext:value-type="float">
            <text:p>1533.42</text:p>
          </table:table-cell>
          <table:table-cell office:value-type="float" office:value="1642.51" calcext:value-type="float">
            <text:p>1642.51</text:p>
          </table:table-cell>
          <table:table-cell office:value-type="float" office:value="1672.91" calcext:value-type="float">
            <text:p>1672.91</text:p>
          </table:table-cell>
          <table:table-cell office:value-type="float" office:value="1722.22" calcext:value-type="float">
            <text:p>1722.22</text:p>
          </table:table-cell>
          <table:table-cell office:value-type="float" office:value="1842.92" calcext:value-type="float">
            <text:p>1842.92</text:p>
          </table:table-cell>
          <table:table-cell office:value-type="float" office:value="1779.79" calcext:value-type="float">
            <text:p>1779.79</text:p>
          </table:table-cell>
          <table:table-cell office:value-type="float" office:value="1887.05" calcext:value-type="float">
            <text:p>1887.05</text:p>
          </table:table-cell>
          <table:table-cell office:value-type="float" office:value="2022.13" calcext:value-type="float">
            <text:p>2022.13</text:p>
          </table:table-cell>
          <table:table-cell office:value-type="float" office:value="2139.27" calcext:value-type="float">
            <text:p>2139.27</text:p>
          </table:table-cell>
          <table:table-cell office:value-type="float" office:value="1951.37" calcext:value-type="float">
            <text:p>1951.37</text:p>
          </table:table-cell>
          <table:table-cell office:value-type="float" office:value="2054.39" calcext:value-type="float">
            <text:p>2054.39</text:p>
          </table:table-cell>
          <table:table-cell office:value-type="float" office:value="1931.26" calcext:value-type="float">
            <text:p>1931.26</text:p>
          </table:table-cell>
          <table:table-cell office:value-type="float" office:value="2070.41" calcext:value-type="float">
            <text:p>2070.41</text:p>
          </table:table-cell>
          <table:table-cell office:value-type="float" office:value="1967.78" calcext:value-type="float">
            <text:p>1967.78</text:p>
          </table:table-cell>
          <table:table-cell office:value-type="float" office:value="2012.7" calcext:value-type="float">
            <text:p>2012.7</text:p>
          </table:table-cell>
          <table:table-cell office:value-type="float" office:value="1841.88" calcext:value-type="float">
            <text:p>1841.88</text:p>
          </table:table-cell>
          <table:table-cell office:value-type="float" office:value="1875.91" calcext:value-type="float">
            <text:p>1875.91</text:p>
          </table:table-cell>
          <table:table-cell office:value-type="float" office:value="1926.83" calcext:value-type="float">
            <text:p>1926.83</text:p>
          </table:table-cell>
          <table:table-cell office:value-type="float" office:value="1950.38" calcext:value-type="float">
            <text:p>1950.38</text:p>
          </table:table-cell>
          <table:table-cell office:value-type="float" office:value="2008.28" calcext:value-type="float">
            <text:p>2008.28</text:p>
          </table:table-cell>
          <table:table-cell office:value-type="float" office:value="2030.46" calcext:value-type="float">
            <text:p>2030.46</text:p>
          </table:table-cell>
          <table:table-cell office:value-type="float" office:value="1365.92" calcext:value-type="float">
            <text:p>1365.92</text:p>
          </table:table-cell>
          <table:table-cell office:value-type="float" office:value="1402.46" calcext:value-type="float">
            <text:p>1402.46</text:p>
          </table:table-cell>
          <table:table-cell office:value-type="float" office:value="1466.68" calcext:value-type="float">
            <text:p>1466.68</text:p>
          </table:table-cell>
          <table:table-cell office:value-type="float" office:value="1616.63" calcext:value-type="float">
            <text:p>1616.63</text:p>
          </table:table-cell>
          <table:table-cell office:value-type="float" office:value="1670.4" calcext:value-type="float">
            <text:p>1670.4</text:p>
          </table:table-cell>
          <table:table-cell office:value-type="float" office:value="1590.3" calcext:value-type="float">
            <text:p>1590.3</text:p>
          </table:table-cell>
          <table:table-cell office:value-type="float" office:value="1491.33" calcext:value-type="float">
            <text:p>1491.33</text:p>
          </table:table-cell>
          <table:table-cell office:value-type="float" office:value="1515.19" calcext:value-type="float">
            <text:p>1515.19</text:p>
          </table:table-cell>
          <table:table-cell office:value-type="float" office:value="1484.62" calcext:value-type="float">
            <text:p>1484.62</text:p>
          </table:table-cell>
          <table:table-cell office:value-type="float" office:value="1613.13" calcext:value-type="float">
            <text:p>1613.13</text:p>
          </table:table-cell>
          <table:table-cell office:value-type="float" office:value="1570.09" calcext:value-type="float">
            <text:p>1570.09</text:p>
          </table:table-cell>
          <table:table-cell office:value-type="float" office:value="1504.88" calcext:value-type="float">
            <text:p>1504.88</text:p>
          </table:table-cell>
          <table:table-cell office:value-type="float" office:value="1497.78" calcext:value-type="float">
            <text:p>1497.78</text:p>
          </table:table-cell>
          <table:table-cell office:value-type="float" office:value="1447.45" calcext:value-type="float">
            <text:p>1447.45</text:p>
          </table:table-cell>
          <table:table-cell office:value-type="float" office:value="1457.38" calcext:value-type="float">
            <text:p>1457.38</text:p>
          </table:table-cell>
          <table:table-cell office:value-type="float" office:value="1540.42" calcext:value-type="float">
            <text:p>1540.42</text:p>
          </table:table-cell>
          <table:table-cell office:value-type="float" office:value="1522.14" calcext:value-type="float">
            <text:p>1522.14</text:p>
          </table:table-cell>
          <table:table-cell office:value-type="float" office:value="1450.7" calcext:value-type="float">
            <text:p>1450.7</text:p>
          </table:table-cell>
          <table:table-cell office:value-type="float" office:value="1251.25" calcext:value-type="float">
            <text:p>1251.25</text:p>
          </table:table-cell>
          <table:table-cell office:value-type="float" office:value="1288.38" calcext:value-type="float">
            <text:p>1288.38</text:p>
          </table:table-cell>
          <table:table-cell office:value-type="float" office:value="1293.12" calcext:value-type="float">
            <text:p>1293.12</text:p>
          </table:table-cell>
          <table:table-cell office:value-type="float" office:value="1499.18" calcext:value-type="float">
            <text:p>1499.18</text:p>
          </table:table-cell>
          <table:table-cell office:value-type="float" office:value="1508.45" calcext:value-type="float">
            <text:p>1508.45</text:p>
          </table:table-cell>
          <table:table-cell office:value-type="float" office:value="1468.75" calcext:value-type="float">
            <text:p>1468.75</text:p>
          </table:table-cell>
          <table:table-cell office:value-type="float" office:value="1330.79" calcext:value-type="float">
            <text:p>1330.79</text:p>
          </table:table-cell>
          <table:table-cell office:value-type="float" office:value="1301.44" calcext:value-type="float">
            <text:p>1301.44</text:p>
          </table:table-cell>
          <table:table-cell office:value-type="float" office:value="1331.14" calcext:value-type="float">
            <text:p>1331.14</text:p>
          </table:table-cell>
          <table:table-cell office:value-type="float" office:value="1395.49" calcext:value-type="float">
            <text:p>1395.49</text:p>
          </table:table-cell>
          <table:table-cell office:value-type="float" office:value="1337.54" calcext:value-type="float">
            <text:p>1337.54</text:p>
          </table:table-cell>
          <table:table-cell office:value-type="float" office:value="1324.97" calcext:value-type="float">
            <text:p>1324.97</text:p>
          </table:table-cell>
          <table:table-cell office:value-type="float" office:value="1328.4" calcext:value-type="float">
            <text:p>1328.4</text:p>
          </table:table-cell>
          <table:table-cell office:value-type="float" office:value="1383.11" calcext:value-type="float">
            <text:p>1383.11</text:p>
          </table:table-cell>
          <table:table-cell office:value-type="float" office:value="1373.75" calcext:value-type="float">
            <text:p>1373.75</text:p>
          </table:table-cell>
          <table:table-cell office:value-type="float" office:value="1467.15" calcext:value-type="float">
            <text:p>1467.15</text:p>
          </table:table-cell>
          <table:table-cell office:value-type="float" office:value="1529.07" calcext:value-type="float">
            <text:p>1529.07</text:p>
          </table:table-cell>
          <table:table-cell office:value-type="float" office:value="1462.32" calcext:value-type="float">
            <text:p>1462.32</text:p>
          </table:table-cell>
          <table:table-cell office:value-type="float" office:value="1678.66" calcext:value-type="float">
            <text:p>1678.66</text:p>
          </table:table-cell>
          <table:table-cell office:value-type="float" office:value="1779.4" calcext:value-type="float">
            <text:p>1779.4</text:p>
          </table:table-cell>
          <table:table-cell office:value-type="float" office:value="1779.56" calcext:value-type="float">
            <text:p>1779.56</text:p>
          </table:table-cell>
          <table:table-cell office:value-type="float" office:value="2128.95" calcext:value-type="float">
            <text:p>2128.95</text:p>
          </table:table-cell>
          <table:table-cell office:value-type="float" office:value="2223.16" calcext:value-type="float">
            <text:p>2223.16</text:p>
          </table:table-cell>
          <table:table-cell office:value-type="float" office:value="2013.36" calcext:value-type="float">
            <text:p>2013.36</text:p>
          </table:table-cell>
          <table:table-cell office:value-type="float" office:value="1888.15" calcext:value-type="float">
            <text:p>1888.15</text:p>
          </table:table-cell>
          <table:table-cell office:value-type="float" office:value="2032.46" calcext:value-type="float">
            <text:p>2032.46</text:p>
          </table:table-cell>
          <table:table-cell office:value-type="float" office:value="2029.68" calcext:value-type="float">
            <text:p>2029.68</text:p>
          </table:table-cell>
          <table:table-cell office:value-type="float" office:value="2132.44" calcext:value-type="float">
            <text:p>2132.44</text:p>
          </table:table-cell>
          <table:table-cell office:value-type="float" office:value="2117.34" calcext:value-type="float">
            <text:p>2117.34</text:p>
          </table:table-cell>
          <table:table-cell office:value-type="float" office:value="2022.44" calcext:value-type="float">
            <text:p>2022.44</text:p>
          </table:table-cell>
          <table:table-cell office:value-type="float" office:value="1920.91" calcext:value-type="float">
            <text:p>1920.91</text:p>
          </table:table-cell>
          <table:table-cell office:value-type="float" office:value="1979.15" calcext:value-type="float">
            <text:p>1979.15</text:p>
          </table:table-cell>
          <table:table-cell office:value-type="float" office:value="1955.64" calcext:value-type="float">
            <text:p>1955.64</text:p>
          </table:table-cell>
          <table:table-cell office:value-type="float" office:value="2176.16" calcext:value-type="float">
            <text:p>2176.16</text:p>
          </table:table-cell>
          <table:table-cell office:value-type="float" office:value="2289.31" calcext:value-type="float">
            <text:p>2289.31</text:p>
          </table:table-cell>
          <table:table-cell office:value-type="float" office:value="2117.92" calcext:value-type="float">
            <text:p>2117.92</text:p>
          </table:table-cell>
          <table:table-cell office:value-type="float" office:value="661.6" calcext:value-type="float">
            <text:p>661.6</text:p>
          </table:table-cell>
          <table:table-cell office:value-type="float" office:value="634.6" calcext:value-type="float">
            <text:p>634.6</text:p>
          </table:table-cell>
          <table:table-cell office:value-type="float" office:value="646.33" calcext:value-type="float">
            <text:p>646.33</text:p>
          </table:table-cell>
          <table:table-cell office:value-type="float" office:value="700.42" calcext:value-type="float">
            <text:p>700.42</text:p>
          </table:table-cell>
          <table:table-cell office:value-type="float" office:value="722.54" calcext:value-type="float">
            <text:p>722.54</text:p>
          </table:table-cell>
          <table:table-cell office:value-type="float" office:value="719.22" calcext:value-type="float">
            <text:p>719.22</text:p>
          </table:table-cell>
          <table:table-cell office:value-type="float" office:value="671.47" calcext:value-type="float">
            <text:p>671.47</text:p>
          </table:table-cell>
          <table:table-cell office:value-type="float" office:value="714.53" calcext:value-type="float">
            <text:p>714.53</text:p>
          </table:table-cell>
          <table:table-cell office:value-type="float" office:value="691.63" calcext:value-type="float">
            <text:p>691.63</text:p>
          </table:table-cell>
          <table:table-cell office:value-type="float" office:value="703.72" calcext:value-type="float">
            <text:p>703.72</text:p>
          </table:table-cell>
          <table:table-cell office:value-type="float" office:value="697.22" calcext:value-type="float">
            <text:p>697.22</text:p>
          </table:table-cell>
          <table:table-cell office:value-type="float" office:value="674.62" calcext:value-type="float">
            <text:p>674.62</text:p>
          </table:table-cell>
          <table:table-cell office:value-type="float" office:value="658.53" calcext:value-type="float">
            <text:p>658.53</text:p>
          </table:table-cell>
          <table:table-cell office:value-type="float" office:value="677.65" calcext:value-type="float">
            <text:p>677.65</text:p>
          </table:table-cell>
          <table:table-cell office:value-type="float" office:value="667.28" calcext:value-type="float">
            <text:p>667.28</text:p>
          </table:table-cell>
          <table:table-cell office:value-type="float" office:value="719.24" calcext:value-type="float">
            <text:p>719.24</text:p>
          </table:table-cell>
          <table:table-cell office:value-type="float" office:value="791.97" calcext:value-type="float">
            <text:p>791.97</text:p>
          </table:table-cell>
          <table:table-cell office:value-type="float" office:value="748.24" calcext:value-type="float">
            <text:p>748.24</text:p>
          </table:table-cell>
        </table:table-row>
        <table:table-row table:style-name="ro1">
          <table:table-cell office:value-type="string" calcext:value-type="string">
            <text:p>T. AURORA ALIMENTOS</text:p>
          </table:table-cell>
          <table:table-cell office:value-type="float" office:value="15.13" calcext:value-type="float">
            <text:p>15.13</text:p>
          </table:table-cell>
          <table:table-cell office:value-type="float" office:value="15.24" calcext:value-type="float">
            <text:p>15.24</text:p>
          </table:table-cell>
          <table:table-cell office:value-type="float" office:value="12.37" calcext:value-type="float">
            <text:p>12.37</text:p>
          </table:table-cell>
          <table:table-cell office:value-type="float" office:value="10.56" calcext:value-type="float">
            <text:p>10.56</text:p>
          </table:table-cell>
          <table:table-cell office:value-type="float" office:value="8.71" calcext:value-type="float">
            <text:p>8.71</text:p>
          </table:table-cell>
          <table:table-cell office:value-type="float" office:value="8.67" calcext:value-type="float">
            <text:p>8.67</text:p>
          </table:table-cell>
          <table:table-cell office:value-type="float" office:value="8.05" calcext:value-type="float">
            <text:p>8.05</text:p>
          </table:table-cell>
          <table:table-cell office:value-type="float" office:value="5.81" calcext:value-type="float">
            <text:p>5.81</text:p>
          </table:table-cell>
          <table:table-cell office:value-type="float" office:value="6.22" calcext:value-type="float">
            <text:p>6.22</text:p>
          </table:table-cell>
          <table:table-cell office:value-type="float" office:value="6.49" calcext:value-type="float">
            <text:p>6.49</text:p>
          </table:table-cell>
          <table:table-cell office:value-type="float" office:value="10.11" calcext:value-type="float">
            <text:p>10.11</text:p>
          </table:table-cell>
          <table:table-cell office:value-type="float" office:value="9.52" calcext:value-type="float">
            <text:p>9.52</text:p>
          </table:table-cell>
          <table:table-cell office:value-type="float" office:value="9.82" calcext:value-type="float">
            <text:p>9.82</text:p>
          </table:table-cell>
          <table:table-cell office:value-type="float" office:value="11.24" calcext:value-type="float">
            <text:p>11.24</text:p>
          </table:table-cell>
          <table:table-cell office:value-type="float" office:value="10.41" calcext:value-type="float">
            <text:p>10.41</text:p>
          </table:table-cell>
          <table:table-cell office:value-type="float" office:value="6.39" calcext:value-type="float">
            <text:p>6.39</text:p>
          </table:table-cell>
          <table:table-cell office:value-type="float" office:value="8.34" calcext:value-type="float">
            <text:p>8.34</text:p>
          </table:table-cell>
          <table:table-cell office:value-type="float" office:value="8.24" calcext:value-type="float">
            <text:p>8.24</text:p>
          </table:table-cell>
          <table:table-cell office:value-type="float" office:value="9.07" calcext:value-type="float">
            <text:p>9.07</text:p>
          </table:table-cell>
          <table:table-cell office:value-type="float" office:value="11.71" calcext:value-type="float">
            <text:p>11.71</text:p>
          </table:table-cell>
          <table:table-cell office:value-type="float" office:value="17.67" calcext:value-type="float">
            <text:p>17.67</text:p>
          </table:table-cell>
          <table:table-cell office:value-type="float" office:value="12.68" calcext:value-type="float">
            <text:p>12.68</text:p>
          </table:table-cell>
          <table:table-cell office:value-type="float" office:value="11.92" calcext:value-type="float">
            <text:p>11.92</text:p>
          </table:table-cell>
          <table:table-cell office:value-type="float" office:value="12.56" calcext:value-type="float">
            <text:p>12.56</text:p>
          </table:table-cell>
          <table:table-cell office:value-type="float" office:value="13.05" calcext:value-type="float">
            <text:p>13.05</text:p>
          </table:table-cell>
          <table:table-cell office:value-type="float" office:value="12.03" calcext:value-type="float">
            <text:p>12.03</text:p>
          </table:table-cell>
          <table:table-cell office:value-type="float" office:value="14.77" calcext:value-type="float">
            <text:p>14.77</text:p>
          </table:table-cell>
          <table:table-cell office:value-type="float" office:value="16.19" calcext:value-type="float">
            <text:p>16.19</text:p>
          </table:table-cell>
          <table:table-cell office:value-type="float" office:value="16.96" calcext:value-type="float">
            <text:p>16.96</text:p>
          </table:table-cell>
          <table:table-cell office:value-type="float" office:value="18.87" calcext:value-type="float">
            <text:p>18.87</text:p>
          </table:table-cell>
          <table:table-cell office:value-type="float" office:value="14.49" calcext:value-type="float">
            <text:p>14.49</text:p>
          </table:table-cell>
          <table:table-cell office:value-type="float" office:value="14.4" calcext:value-type="float">
            <text:p>14.4</text:p>
          </table:table-cell>
          <table:table-cell office:value-type="float" office:value="19.22" calcext:value-type="float">
            <text:p>19.22</text:p>
          </table:table-cell>
          <table:table-cell office:value-type="float" office:value="17.94" calcext:value-type="float">
            <text:p>17.94</text:p>
          </table:table-cell>
          <table:table-cell office:value-type="float" office:value="27.32" calcext:value-type="float">
            <text:p>27.32</text:p>
          </table:table-cell>
          <table:table-cell office:value-type="float" office:value="23.84" calcext:value-type="float">
            <text:p>23.84</text:p>
          </table:table-cell>
          <table:table-cell office:value-type="float" office:value="34.48" calcext:value-type="float">
            <text:p>34.48</text:p>
          </table:table-cell>
          <table:table-cell office:value-type="float" office:value="18.36" calcext:value-type="float">
            <text:p>18.36</text:p>
          </table:table-cell>
          <table:table-cell office:value-type="float" office:value="26.84" calcext:value-type="float">
            <text:p>26.84</text:p>
          </table:table-cell>
          <table:table-cell office:value-type="float" office:value="38.22" calcext:value-type="float">
            <text:p>38.22</text:p>
          </table:table-cell>
          <table:table-cell office:value-type="float" office:value="40.65" calcext:value-type="float">
            <text:p>40.65</text:p>
          </table:table-cell>
          <table:table-cell office:value-type="float" office:value="35.27" calcext:value-type="float">
            <text:p>35.27</text:p>
          </table:table-cell>
          <table:table-cell office:value-type="float" office:value="29.44" calcext:value-type="float">
            <text:p>29.44</text:p>
          </table:table-cell>
          <table:table-cell office:value-type="float" office:value="20.83" calcext:value-type="float">
            <text:p>20.83</text:p>
          </table:table-cell>
          <table:table-cell office:value-type="float" office:value="21.15" calcext:value-type="float">
            <text:p>21.15</text:p>
          </table:table-cell>
          <table:table-cell office:value-type="float" office:value="35.8" calcext:value-type="float">
            <text:p>35.8</text:p>
          </table:table-cell>
          <table:table-cell office:value-type="float" office:value="30.23" calcext:value-type="float">
            <text:p>30.23</text:p>
          </table:table-cell>
          <table:table-cell office:value-type="float" office:value="48.18" calcext:value-type="float">
            <text:p>48.18</text:p>
          </table:table-cell>
          <table:table-cell office:value-type="float" office:value="52.66" calcext:value-type="float">
            <text:p>52.66</text:p>
          </table:table-cell>
          <table:table-cell office:value-type="float" office:value="39.51" calcext:value-type="float">
            <text:p>39.51</text:p>
          </table:table-cell>
          <table:table-cell office:value-type="float" office:value="39.65" calcext:value-type="float">
            <text:p>39.65</text:p>
          </table:table-cell>
          <table:table-cell office:value-type="float" office:value="96.9" calcext:value-type="float">
            <text:p>96.9</text:p>
          </table:table-cell>
          <table:table-cell office:value-type="float" office:value="35.75" calcext:value-type="float">
            <text:p>35.75</text:p>
          </table:table-cell>
          <table:table-cell office:value-type="float" office:value="60.91" calcext:value-type="float">
            <text:p>60.91</text:p>
          </table:table-cell>
          <table:table-cell office:value-type="float" office:value="25.54" calcext:value-type="float">
            <text:p>25.54</text:p>
          </table:table-cell>
          <table:table-cell office:value-type="float" office:value="25.97" calcext:value-type="float">
            <text:p>25.97</text:p>
          </table:table-cell>
          <table:table-cell office:value-type="float" office:value="28.79" calcext:value-type="float">
            <text:p>28.79</text:p>
          </table:table-cell>
          <table:table-cell office:value-type="float" office:value="27.66" calcext:value-type="float">
            <text:p>27.66</text:p>
          </table:table-cell>
          <table:table-cell office:value-type="float" office:value="28.83" calcext:value-type="float">
            <text:p>28.83</text:p>
          </table:table-cell>
          <table:table-cell office:value-type="float" office:value="43.66" calcext:value-type="float">
            <text:p>43.66</text:p>
          </table:table-cell>
          <table:table-cell office:value-type="float" office:value="33.88" calcext:value-type="float">
            <text:p>33.88</text:p>
          </table:table-cell>
          <table:table-cell office:value-type="float" office:value="29.33" calcext:value-type="float">
            <text:p>29.33</text:p>
          </table:table-cell>
          <table:table-cell office:value-type="float" office:value="38.93" calcext:value-type="float">
            <text:p>38.93</text:p>
          </table:table-cell>
          <table:table-cell office:value-type="float" office:value="48.55" calcext:value-type="float">
            <text:p>48.55</text:p>
          </table:table-cell>
          <table:table-cell office:value-type="float" office:value="48.6" calcext:value-type="float">
            <text:p>48.6</text:p>
          </table:table-cell>
          <table:table-cell office:value-type="float" office:value="53.34" calcext:value-type="float">
            <text:p>53.34</text:p>
          </table:table-cell>
          <table:table-cell office:value-type="float" office:value="52.8" calcext:value-type="float">
            <text:p>52.8</text:p>
          </table:table-cell>
          <table:table-cell office:value-type="float" office:value="69.19" calcext:value-type="float">
            <text:p>69.19</text:p>
          </table:table-cell>
          <table:table-cell office:value-type="float" office:value="51.98" calcext:value-type="float">
            <text:p>51.98</text:p>
          </table:table-cell>
          <table:table-cell office:value-type="float" office:value="62.98" calcext:value-type="float">
            <text:p>62.98</text:p>
          </table:table-cell>
          <table:table-cell office:value-type="float" office:value="54.08" calcext:value-type="float">
            <text:p>54.08</text:p>
          </table:table-cell>
          <table:table-cell office:value-type="float" office:value="72.17" calcext:value-type="float">
            <text:p>72.17</text:p>
          </table:table-cell>
          <table:table-cell office:value-type="float" office:value="19.38" calcext:value-type="float">
            <text:p>19.38</text:p>
          </table:table-cell>
          <table:table-cell office:value-type="float" office:value="18.15" calcext:value-type="float">
            <text:p>18.15</text:p>
          </table:table-cell>
          <table:table-cell office:value-type="float" office:value="19.69" calcext:value-type="float">
            <text:p>19.69</text:p>
          </table:table-cell>
          <table:table-cell office:value-type="float" office:value="27.28" calcext:value-type="float">
            <text:p>27.28</text:p>
          </table:table-cell>
          <table:table-cell office:value-type="float" office:value="22.09" calcext:value-type="float">
            <text:p>22.09</text:p>
          </table:table-cell>
          <table:table-cell office:value-type="float" office:value="26.6" calcext:value-type="float">
            <text:p>26.6</text:p>
          </table:table-cell>
          <table:table-cell office:value-type="float" office:value="19.96" calcext:value-type="float">
            <text:p>19.96</text:p>
          </table:table-cell>
          <table:table-cell office:value-type="float" office:value="25.69" calcext:value-type="float">
            <text:p>25.69</text:p>
          </table:table-cell>
          <table:table-cell office:value-type="float" office:value="29.2" calcext:value-type="float">
            <text:p>29.2</text:p>
          </table:table-cell>
          <table:table-cell office:value-type="float" office:value="41.9" calcext:value-type="float">
            <text:p>41.9</text:p>
          </table:table-cell>
          <table:table-cell office:value-type="float" office:value="47.8" calcext:value-type="float">
            <text:p>47.8</text:p>
          </table:table-cell>
          <table:table-cell office:value-type="float" office:value="59.32" calcext:value-type="float">
            <text:p>59.32</text:p>
          </table:table-cell>
          <table:table-cell office:value-type="float" office:value="56.02" calcext:value-type="float">
            <text:p>56.02</text:p>
          </table:table-cell>
          <table:table-cell office:value-type="float" office:value="60.49" calcext:value-type="float">
            <text:p>60.49</text:p>
          </table:table-cell>
          <table:table-cell office:value-type="float" office:value="58.56" calcext:value-type="float">
            <text:p>58.56</text:p>
          </table:table-cell>
          <table:table-cell office:value-type="float" office:value="81.47" calcext:value-type="float">
            <text:p>81.47</text:p>
          </table:table-cell>
          <table:table-cell office:value-type="float" office:value="81.12" calcext:value-type="float">
            <text:p>81.12</text:p>
          </table:table-cell>
          <table:table-cell office:value-type="float" office:value="77.49" calcext:value-type="float">
            <text:p>77.49</text:p>
          </table:table-cell>
          <table:table-cell office:value-type="float" office:value="24.56" calcext:value-type="float">
            <text:p>24.56</text:p>
          </table:table-cell>
          <table:table-cell office:value-type="float" office:value="26.69" calcext:value-type="float">
            <text:p>26.69</text:p>
          </table:table-cell>
          <table:table-cell office:value-type="float" office:value="24.96" calcext:value-type="float">
            <text:p>24.96</text:p>
          </table:table-cell>
          <table:table-cell office:value-type="float" office:value="31.78" calcext:value-type="float">
            <text:p>31.78</text:p>
          </table:table-cell>
          <table:table-cell office:value-type="float" office:value="31.86" calcext:value-type="float">
            <text:p>31.86</text:p>
          </table:table-cell>
          <table:table-cell office:value-type="float" office:value="41.1" calcext:value-type="float">
            <text:p>41.1</text:p>
          </table:table-cell>
          <table:table-cell office:value-type="float" office:value="31.74" calcext:value-type="float">
            <text:p>31.74</text:p>
          </table:table-cell>
          <table:table-cell office:value-type="float" office:value="46.05" calcext:value-type="float">
            <text:p>46.05</text:p>
          </table:table-cell>
          <table:table-cell office:value-type="float" office:value="40.95" calcext:value-type="float">
            <text:p>40.95</text:p>
          </table:table-cell>
          <table:table-cell office:value-type="float" office:value="42.07" calcext:value-type="float">
            <text:p>42.07</text:p>
          </table:table-cell>
          <table:table-cell office:value-type="float" office:value="47.13" calcext:value-type="float">
            <text:p>47.13</text:p>
          </table:table-cell>
          <table:table-cell office:value-type="float" office:value="39.25" calcext:value-type="float">
            <text:p>39.25</text:p>
          </table:table-cell>
          <table:table-cell office:value-type="float" office:value="41.21" calcext:value-type="float">
            <text:p>41.21</text:p>
          </table:table-cell>
          <table:table-cell office:value-type="float" office:value="56.86" calcext:value-type="float">
            <text:p>56.86</text:p>
          </table:table-cell>
          <table:table-cell office:value-type="float" office:value="63.73" calcext:value-type="float">
            <text:p>63.73</text:p>
          </table:table-cell>
          <table:table-cell office:value-type="float" office:value="62.04" calcext:value-type="float">
            <text:p>62.04</text:p>
          </table:table-cell>
          <table:table-cell office:value-type="float" office:value="68.84" calcext:value-type="float">
            <text:p>68.84</text:p>
          </table:table-cell>
          <table:table-cell office:value-type="float" office:value="78.13" calcext:value-type="float">
            <text:p>78.13</text:p>
          </table:table-cell>
          <table:table-cell office:value-type="float" office:value="35.45" calcext:value-type="float">
            <text:p>35.45</text:p>
          </table:table-cell>
          <table:table-cell office:value-type="float" office:value="24.31" calcext:value-type="float">
            <text:p>24.31</text:p>
          </table:table-cell>
          <table:table-cell office:value-type="float" office:value="31.94" calcext:value-type="float">
            <text:p>31.94</text:p>
          </table:table-cell>
          <table:table-cell office:value-type="float" office:value="22.89" calcext:value-type="float">
            <text:p>22.89</text:p>
          </table:table-cell>
          <table:table-cell office:value-type="float" office:value="18.72" calcext:value-type="float">
            <text:p>18.72</text:p>
          </table:table-cell>
          <table:table-cell office:value-type="float" office:value="13.75" calcext:value-type="float">
            <text:p>13.75</text:p>
          </table:table-cell>
          <table:table-cell office:value-type="float" office:value="17.06" calcext:value-type="float">
            <text:p>17.06</text:p>
          </table:table-cell>
          <table:table-cell office:value-type="float" office:value="16.44" calcext:value-type="float">
            <text:p>16.44</text:p>
          </table:table-cell>
          <table:table-cell office:value-type="float" office:value="13.26" calcext:value-type="float">
            <text:p>13.26</text:p>
          </table:table-cell>
          <table:table-cell office:value-type="float" office:value="14.42" calcext:value-type="float">
            <text:p>14.42</text:p>
          </table:table-cell>
          <table:table-cell office:value-type="float" office:value="18.83" calcext:value-type="float">
            <text:p>18.83</text:p>
          </table:table-cell>
          <table:table-cell office:value-type="float" office:value="22.72" calcext:value-type="float">
            <text:p>22.72</text:p>
          </table:table-cell>
          <table:table-cell office:value-type="float" office:value="22.12" calcext:value-type="float">
            <text:p>22.12</text:p>
          </table:table-cell>
          <table:table-cell office:value-type="float" office:value="29.07" calcext:value-type="float">
            <text:p>29.07</text:p>
          </table:table-cell>
          <table:table-cell office:value-type="float" office:value="28.88" calcext:value-type="float">
            <text:p>28.88</text:p>
          </table:table-cell>
          <table:table-cell office:value-type="float" office:value="29.48" calcext:value-type="float">
            <text:p>29.48</text:p>
          </table:table-cell>
          <table:table-cell office:value-type="float" office:value="40.95" calcext:value-type="float">
            <text:p>40.95</text:p>
          </table:table-cell>
          <table:table-cell office:value-type="float" office:value="27.73" calcext:value-type="float">
            <text:p>27.73</text:p>
          </table:table-cell>
        </table:table-row>
        <table:table-row table:style-name="ro1">
          <table:table-cell office:value-type="string" calcext:value-type="string">
            <text:p>T. BEL COOK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. IND. BRASILEIRA DE ALIMS. FINOS</text:p>
          </table:table-cell>
          <table:table-cell table:number-columns-repeated="54"/>
          <table:table-cell office:value-type="float" office:value="2.52" calcext:value-type="float">
            <text:p>2.52</text:p>
          </table:table-cell>
          <table:table-cell office:value-type="float" office:value="2.9" calcext:value-type="float">
            <text:p>2.9</text:p>
          </table:table-cell>
          <table:table-cell office:value-type="float" office:value="4.42" calcext:value-type="float">
            <text:p>4.42</text:p>
          </table:table-cell>
          <table:table-cell office:value-type="float" office:value="5.98" calcext:value-type="float">
            <text:p>5.98</text:p>
          </table:table-cell>
          <table:table-cell office:value-type="float" office:value="4.76" calcext:value-type="float">
            <text:p>4.76</text:p>
          </table:table-cell>
          <table:table-cell office:value-type="float" office:value="3.77" calcext:value-type="float">
            <text:p>3.77</text:p>
          </table:table-cell>
          <table:table-cell office:value-type="float" office:value="3.17" calcext:value-type="float">
            <text:p>3.17</text:p>
          </table:table-cell>
          <table:table-cell office:value-type="float" office:value="3.2" calcext:value-type="float">
            <text:p>3.2</text:p>
          </table:table-cell>
          <table:table-cell office:value-type="float" office:value="4.96" calcext:value-type="float">
            <text:p>4.96</text:p>
          </table:table-cell>
          <table:table-cell office:value-type="float" office:value="6.57" calcext:value-type="float">
            <text:p>6.57</text:p>
          </table:table-cell>
          <table:table-cell office:value-type="float" office:value="4.98" calcext:value-type="float">
            <text:p>4.98</text:p>
          </table:table-cell>
          <table:table-cell office:value-type="float" office:value="4.58" calcext:value-type="float">
            <text:p>4.58</text:p>
          </table:table-cell>
          <table:table-cell office:value-type="float" office:value="3.24" calcext:value-type="float">
            <text:p>3.24</text:p>
          </table:table-cell>
          <table:table-cell office:value-type="float" office:value="3.63" calcext:value-type="float">
            <text:p>3.63</text:p>
          </table:table-cell>
          <table:table-cell office:value-type="float" office:value="5.14" calcext:value-type="float">
            <text:p>5.14</text:p>
          </table:table-cell>
          <table:table-cell office:value-type="float" office:value="5.4" calcext:value-type="float">
            <text:p>5.4</text:p>
          </table:table-cell>
          <table:table-cell office:value-type="float" office:value="5.37" calcext:value-type="float">
            <text:p>5.37</text:p>
          </table:table-cell>
          <table:table-cell office:value-type="float" office:value="4.62" calcext:value-type="float">
            <text:p>4.62</text:p>
          </table:table-cell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 office:value-type="float" office:value="0.8" calcext:value-type="float">
            <text:p>0.8</text:p>
          </table:table-cell>
          <table:table-cell office:value-type="float" office:value="0.67" calcext:value-type="float">
            <text:p>0.67</text:p>
          </table:table-cell>
          <table:table-cell office:value-type="float" office:value="0.49" calcext:value-type="float">
            <text:p>0.49</text:p>
          </table:table-cell>
          <table:table-cell office:value-type="float" office:value="0.42" calcext:value-type="float">
            <text:p>0.42</text:p>
          </table:table-cell>
          <table:table-cell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0.68" calcext:value-type="float">
            <text:p>0.68</text:p>
          </table:table-cell>
          <table:table-cell office:value-type="float" office:value="0.47" calcext:value-type="float">
            <text:p>0.4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. PESCAL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. MARCA PROPRIA</text:p>
          </table:table-cell>
          <table:table-cell office:value-type="float" office:value="14.4" calcext:value-type="float">
            <text:p>14.4</text:p>
          </table:table-cell>
          <table:table-cell office:value-type="float" office:value="20.67" calcext:value-type="float">
            <text:p>20.67</text:p>
          </table:table-cell>
          <table:table-cell office:value-type="float" office:value="10.2" calcext:value-type="float">
            <text:p>10.2</text:p>
          </table:table-cell>
          <table:table-cell office:value-type="float" office:value="7.08" calcext:value-type="float">
            <text:p>7.08</text:p>
          </table:table-cell>
          <table:table-cell office:value-type="float" office:value="6.4" calcext:value-type="float">
            <text:p>6.4</text:p>
          </table:table-cell>
          <table:table-cell office:value-type="float" office:value="5.27" calcext:value-type="float">
            <text:p>5.27</text:p>
          </table:table-cell>
          <table:table-cell office:value-type="float" office:value="3.36" calcext:value-type="float">
            <text:p>3.36</text:p>
          </table:table-cell>
          <table:table-cell office:value-type="float" office:value="3.2" calcext:value-type="float">
            <text:p>3.2</text:p>
          </table:table-cell>
          <table:table-cell office:value-type="float" office:value="3.47" calcext:value-type="float">
            <text:p>3.47</text:p>
          </table:table-cell>
          <table:table-cell office:value-type="float" office:value="17.03" calcext:value-type="float">
            <text:p>17.03</text:p>
          </table:table-cell>
          <table:table-cell office:value-type="float" office:value="31.63" calcext:value-type="float">
            <text:p>31.63</text:p>
          </table:table-cell>
          <table:table-cell office:value-type="float" office:value="51.4" calcext:value-type="float">
            <text:p>51.4</text:p>
          </table:table-cell>
          <table:table-cell office:value-type="float" office:value="58.09" calcext:value-type="float">
            <text:p>58.09</text:p>
          </table:table-cell>
          <table:table-cell office:value-type="float" office:value="52.62" calcext:value-type="float">
            <text:p>52.62</text:p>
          </table:table-cell>
          <table:table-cell office:value-type="float" office:value="75.82" calcext:value-type="float">
            <text:p>75.82</text:p>
          </table:table-cell>
          <table:table-cell office:value-type="float" office:value="75.63" calcext:value-type="float">
            <text:p>75.63</text:p>
          </table:table-cell>
          <table:table-cell office:value-type="float" office:value="80.29" calcext:value-type="float">
            <text:p>80.29</text:p>
          </table:table-cell>
          <table:table-cell office:value-type="float" office:value="70.26" calcext:value-type="float">
            <text:p>70.26</text:p>
          </table:table-cell>
          <table:table-cell office:value-type="float" office:value="10.97" calcext:value-type="float">
            <text:p>10.97</text:p>
          </table:table-cell>
          <table:table-cell office:value-type="float" office:value="13.78" calcext:value-type="float">
            <text:p>13.78</text:p>
          </table:table-cell>
          <table:table-cell office:value-type="float" office:value="18.96" calcext:value-type="float">
            <text:p>18.96</text:p>
          </table:table-cell>
          <table:table-cell office:value-type="float" office:value="13.01" calcext:value-type="float">
            <text:p>13.01</text:p>
          </table:table-cell>
          <table:table-cell office:value-type="float" office:value="8.18" calcext:value-type="float">
            <text:p>8.18</text:p>
          </table:table-cell>
          <table:table-cell office:value-type="float" office:value="3.88" calcext:value-type="float">
            <text:p>3.88</text:p>
          </table:table-cell>
          <table:table-cell office:value-type="float" office:value="1.72" calcext:value-type="float">
            <text:p>1.72</text:p>
          </table:table-cell>
          <table:table-cell office:value-type="float" office:value="0.64" calcext:value-type="float">
            <text:p>0.64</text:p>
          </table:table-cell>
          <table:table-cell office:value-type="float" office:value="0.03" calcext:value-type="float">
            <text:p>0.03</text:p>
          </table:table-cell>
          <table:table-cell office:value-type="float" office:value="12.04" calcext:value-type="float">
            <text:p>12.04</text:p>
          </table:table-cell>
          <table:table-cell office:value-type="float" office:value="10.79" calcext:value-type="float">
            <text:p>10.79</text:p>
          </table:table-cell>
          <table:table-cell office:value-type="float" office:value="7.13" calcext:value-type="float">
            <text:p>7.13</text:p>
          </table:table-cell>
          <table:table-cell office:value-type="float" office:value="7.11" calcext:value-type="float">
            <text:p>7.11</text:p>
          </table:table-cell>
          <table:table-cell office:value-type="float" office:value="6.12" calcext:value-type="float">
            <text:p>6.12</text:p>
          </table:table-cell>
          <table:table-cell office:value-type="float" office:value="13.22" calcext:value-type="float">
            <text:p>13.22</text:p>
          </table:table-cell>
          <table:table-cell office:value-type="float" office:value="12.95" calcext:value-type="float">
            <text:p>12.95</text:p>
          </table:table-cell>
          <table:table-cell office:value-type="float" office:value="13.55" calcext:value-type="float">
            <text:p>13.55</text:p>
          </table:table-cell>
          <table:table-cell office:value-type="float" office:value="19.84" calcext:value-type="float">
            <text:p>19.84</text:p>
          </table:table-cell>
          <table:table-cell office:value-type="float" office:value="19.05" calcext:value-type="float">
            <text:p>19.05</text:p>
          </table:table-cell>
          <table:table-cell office:value-type="float" office:value="23.02" calcext:value-type="float">
            <text:p>23.02</text:p>
          </table:table-cell>
          <table:table-cell office:value-type="float" office:value="23.88" calcext:value-type="float">
            <text:p>23.88</text:p>
          </table:table-cell>
          <table:table-cell office:value-type="float" office:value="20.97" calcext:value-type="float">
            <text:p>20.97</text:p>
          </table:table-cell>
          <table:table-cell office:value-type="float" office:value="7.39" calcext:value-type="float">
            <text:p>7.39</text:p>
          </table:table-cell>
          <table:table-cell office:value-type="float" office:value="6.66" calcext:value-type="float">
            <text:p>6.66</text:p>
          </table:table-cell>
          <table:table-cell office:value-type="float" office:value="1.55" calcext:value-type="float">
            <text:p>1.55</text:p>
          </table:table-cell>
          <table:table-cell office:value-type="float" office:value="1.32" calcext:value-type="float">
            <text:p>1.32</text:p>
          </table:table-cell>
          <table:table-cell office:value-type="float" office:value="0.26" calcext:value-type="float">
            <text:p>0.26</text:p>
          </table:table-cell>
          <table:table-cell office:value-type="float" office:value="24.05" calcext:value-type="float">
            <text:p>24.05</text:p>
          </table:table-cell>
          <table:table-cell office:value-type="float" office:value="12.73" calcext:value-type="float">
            <text:p>12.73</text:p>
          </table:table-cell>
          <table:table-cell office:value-type="float" office:value="6.72" calcext:value-type="float">
            <text:p>6.72</text:p>
          </table:table-cell>
          <table:table-cell office:value-type="float" office:value="8.61" calcext:value-type="float">
            <text:p>8.61</text:p>
          </table:table-cell>
          <table:table-cell office:value-type="float" office:value="8.23" calcext:value-type="float">
            <text:p>8.23</text:p>
          </table:table-cell>
          <table:table-cell office:value-type="float" office:value="15.94" calcext:value-type="float">
            <text:p>15.94</text:p>
          </table:table-cell>
          <table:table-cell office:value-type="float" office:value="14.12" calcext:value-type="float">
            <text:p>14.12</text:p>
          </table:table-cell>
          <table:table-cell office:value-type="float" office:value="14.29" calcext:value-type="float">
            <text:p>14.29</text:p>
          </table:table-cell>
          <table:table-cell office:value-type="float" office:value="28.26" calcext:value-type="float">
            <text:p>28.26</text:p>
          </table:table-cell>
          <table:table-cell office:value-type="float" office:value="109.57" calcext:value-type="float">
            <text:p>109.57</text:p>
          </table:table-cell>
          <table:table-cell office:value-type="float" office:value="91.26" calcext:value-type="float">
            <text:p>91.26</text:p>
          </table:table-cell>
          <table:table-cell office:value-type="float" office:value="132.01" calcext:value-type="float">
            <text:p>132.01</text:p>
          </table:table-cell>
          <table:table-cell office:value-type="float" office:value="126.34" calcext:value-type="float">
            <text:p>126.34</text:p>
          </table:table-cell>
          <table:table-cell office:value-type="float" office:value="79.29" calcext:value-type="float">
            <text:p>79.29</text:p>
          </table:table-cell>
          <table:table-cell office:value-type="float" office:value="48.19" calcext:value-type="float">
            <text:p>48.19</text:p>
          </table:table-cell>
          <table:table-cell office:value-type="float" office:value="43.01" calcext:value-type="float">
            <text:p>43.01</text:p>
          </table:table-cell>
          <table:table-cell office:value-type="float" office:value="40.96" calcext:value-type="float">
            <text:p>40.96</text:p>
          </table:table-cell>
          <table:table-cell office:value-type="float" office:value="21.85" calcext:value-type="float">
            <text:p>21.85</text:p>
          </table:table-cell>
          <table:table-cell office:value-type="float" office:value="95.65" calcext:value-type="float">
            <text:p>95.65</text:p>
          </table:table-cell>
          <table:table-cell office:value-type="float" office:value="100.79" calcext:value-type="float">
            <text:p>100.79</text:p>
          </table:table-cell>
          <table:table-cell office:value-type="float" office:value="87.34" calcext:value-type="float">
            <text:p>87.34</text:p>
          </table:table-cell>
          <table:table-cell office:value-type="float" office:value="79.74" calcext:value-type="float">
            <text:p>79.74</text:p>
          </table:table-cell>
          <table:table-cell office:value-type="float" office:value="85.89" calcext:value-type="float">
            <text:p>85.89</text:p>
          </table:table-cell>
          <table:table-cell office:value-type="float" office:value="92.88" calcext:value-type="float">
            <text:p>92.88</text:p>
          </table:table-cell>
          <table:table-cell office:value-type="float" office:value="109.05" calcext:value-type="float">
            <text:p>109.05</text:p>
          </table:table-cell>
          <table:table-cell office:value-type="float" office:value="108.04" calcext:value-type="float">
            <text:p>108.04</text:p>
          </table:table-cell>
          <table:table-cell office:value-type="float" office:value="130.26" calcext:value-type="float">
            <text:p>130.26</text:p>
          </table:table-cell>
          <table:table-cell office:value-type="float" office:value="80.19" calcext:value-type="float">
            <text:p>80.19</text:p>
          </table:table-cell>
          <table:table-cell office:value-type="float" office:value="60.47" calcext:value-type="float">
            <text:p>60.47</text:p>
          </table:table-cell>
          <table:table-cell office:value-type="float" office:value="95.59" calcext:value-type="float">
            <text:p>95.59</text:p>
          </table:table-cell>
          <table:table-cell office:value-type="float" office:value="92.97" calcext:value-type="float">
            <text:p>92.97</text:p>
          </table:table-cell>
          <table:table-cell office:value-type="float" office:value="63.45" calcext:value-type="float">
            <text:p>63.45</text:p>
          </table:table-cell>
          <table:table-cell office:value-type="float" office:value="44.89" calcext:value-type="float">
            <text:p>44.89</text:p>
          </table:table-cell>
          <table:table-cell office:value-type="float" office:value="40.82" calcext:value-type="float">
            <text:p>40.82</text:p>
          </table:table-cell>
          <table:table-cell office:value-type="float" office:value="38.9" calcext:value-type="float">
            <text:p>38.9</text:p>
          </table:table-cell>
          <table:table-cell office:value-type="float" office:value="20.76" calcext:value-type="float">
            <text:p>20.76</text:p>
          </table:table-cell>
          <table:table-cell office:value-type="float" office:value="59.41" calcext:value-type="float">
            <text:p>59.41</text:p>
          </table:table-cell>
          <table:table-cell office:value-type="float" office:value="67.16" calcext:value-type="float">
            <text:p>67.16</text:p>
          </table:table-cell>
          <table:table-cell office:value-type="float" office:value="63.22" calcext:value-type="float">
            <text:p>63.22</text:p>
          </table:table-cell>
          <table:table-cell office:value-type="float" office:value="72.84" calcext:value-type="float">
            <text:p>72.84</text:p>
          </table:table-cell>
          <table:table-cell office:value-type="float" office:value="78.9" calcext:value-type="float">
            <text:p>78.9</text:p>
          </table:table-cell>
          <table:table-cell office:value-type="float" office:value="86.96" calcext:value-type="float">
            <text:p>86.96</text:p>
          </table:table-cell>
          <table:table-cell office:value-type="float" office:value="98.26" calcext:value-type="float">
            <text:p>98.26</text:p>
          </table:table-cell>
          <table:table-cell office:value-type="float" office:value="105.44" calcext:value-type="float">
            <text:p>105.44</text:p>
          </table:table-cell>
          <table:table-cell office:value-type="float" office:value="124.25" calcext:value-type="float">
            <text:p>124.25</text:p>
          </table:table-cell>
          <table:table-cell office:value-type="float" office:value="39.55" calcext:value-type="float">
            <text:p>39.55</text:p>
          </table:table-cell>
          <table:table-cell office:value-type="float" office:value="42.31" calcext:value-type="float">
            <text:p>42.31</text:p>
          </table:table-cell>
          <table:table-cell office:value-type="float" office:value="50.09" calcext:value-type="float">
            <text:p>50.09</text:p>
          </table:table-cell>
          <table:table-cell office:value-type="float" office:value="42.21" calcext:value-type="float">
            <text:p>42.21</text:p>
          </table:table-cell>
          <table:table-cell office:value-type="float" office:value="37.61" calcext:value-type="float">
            <text:p>37.61</text:p>
          </table:table-cell>
          <table:table-cell office:value-type="float" office:value="29.54" calcext:value-type="float">
            <text:p>29.54</text:p>
          </table:table-cell>
          <table:table-cell office:value-type="float" office:value="27.12" calcext:value-type="float">
            <text:p>27.12</text:p>
          </table:table-cell>
          <table:table-cell office:value-type="float" office:value="4.17" calcext:value-type="float">
            <text:p>4.17</text:p>
          </table:table-cell>
          <table:table-cell office:value-type="float" office:value="0.52" calcext:value-type="float">
            <text:p>0.52</text:p>
          </table:table-cell>
          <table:table-cell office:value-type="float" office:value="16.68" calcext:value-type="float">
            <text:p>16.68</text:p>
          </table:table-cell>
          <table:table-cell office:value-type="float" office:value="31.75" calcext:value-type="float">
            <text:p>31.75</text:p>
          </table:table-cell>
          <table:table-cell office:value-type="float" office:value="39.57" calcext:value-type="float">
            <text:p>39.57</text:p>
          </table:table-cell>
          <table:table-cell office:value-type="float" office:value="45.83" calcext:value-type="float">
            <text:p>45.83</text:p>
          </table:table-cell>
          <table:table-cell office:value-type="float" office:value="53.5" calcext:value-type="float">
            <text:p>53.5</text:p>
          </table:table-cell>
          <table:table-cell office:value-type="float" office:value="84.63" calcext:value-type="float">
            <text:p>84.63</text:p>
          </table:table-cell>
          <table:table-cell office:value-type="float" office:value="61.68" calcext:value-type="float">
            <text:p>61.68</text:p>
          </table:table-cell>
          <table:table-cell office:value-type="float" office:value="59.04" calcext:value-type="float">
            <text:p>59.04</text:p>
          </table:table-cell>
          <table:table-cell office:value-type="float" office:value="93.54" calcext:value-type="float">
            <text:p>93.54</text:p>
          </table:table-cell>
          <table:table-cell office:value-type="float" office:value="20.03" calcext:value-type="float">
            <text:p>20.03</text:p>
          </table:table-cell>
          <table:table-cell office:value-type="float" office:value="17.11" calcext:value-type="float">
            <text:p>17.11</text:p>
          </table:table-cell>
          <table:table-cell office:value-type="float" office:value="22.01" calcext:value-type="float">
            <text:p>22.01</text:p>
          </table:table-cell>
          <table:table-cell office:value-type="float" office:value="14.23" calcext:value-type="float">
            <text:p>14.23</text:p>
          </table:table-cell>
          <table:table-cell office:value-type="float" office:value="8.65" calcext:value-type="float">
            <text:p>8.65</text:p>
          </table:table-cell>
          <table:table-cell office:value-type="float" office:value="6.24" calcext:value-type="float">
            <text:p>6.24</text:p>
          </table:table-cell>
          <table:table-cell office:value-type="float" office:value="2.22" calcext:value-type="float">
            <text:p>2.22</text:p>
          </table:table-cell>
          <table:table-cell office:value-type="float" office:value="0.79" calcext:value-type="float">
            <text:p>0.79</text:p>
          </table:table-cell>
          <table:table-cell office:value-type="float" office:value="0.18" calcext:value-type="float">
            <text:p>0.18</text:p>
          </table:table-cell>
          <table:table-cell office:value-type="float" office:value="5.63" calcext:value-type="float">
            <text:p>5.63</text:p>
          </table:table-cell>
          <table:table-cell office:value-type="float" office:value="7.47" calcext:value-type="float">
            <text:p>7.47</text:p>
          </table:table-cell>
          <table:table-cell office:value-type="float" office:value="8.5" calcext:value-type="float">
            <text:p>8.5</text:p>
          </table:table-cell>
          <table:table-cell office:value-type="float" office:value="9.18" calcext:value-type="float">
            <text:p>9.18</text:p>
          </table:table-cell>
          <table:table-cell office:value-type="float" office:value="9.4" calcext:value-type="float">
            <text:p>9.4</text:p>
          </table:table-cell>
          <table:table-cell office:value-type="float" office:value="19.48" calcext:value-type="float">
            <text:p>19.48</text:p>
          </table:table-cell>
          <table:table-cell office:value-type="float" office:value="15.72" calcext:value-type="float">
            <text:p>15.72</text:p>
          </table:table-cell>
          <table:table-cell office:value-type="float" office:value="15.87" calcext:value-type="float">
            <text:p>15.87</text:p>
          </table:table-cell>
          <table:table-cell office:value-type="float" office:value="17.79" calcext:value-type="float">
            <text:p>17.79</text:p>
          </table:table-cell>
        </table:table-row>
        <table:table-row table:style-name="ro1">
          <table:table-cell office:value-type="string" calcext:value-type="string">
            <text:p>T. OUTRO FABRICANTE</text:p>
          </table:table-cell>
          <table:table-cell office:value-type="float" office:value="7.26" calcext:value-type="float">
            <text:p>7.26</text:p>
          </table:table-cell>
          <table:table-cell office:value-type="float" office:value="6.47" calcext:value-type="float">
            <text:p>6.47</text:p>
          </table:table-cell>
          <table:table-cell office:value-type="float" office:value="3.46" calcext:value-type="float">
            <text:p>3.46</text:p>
          </table:table-cell>
          <table:table-cell office:value-type="float" office:value="2.71" calcext:value-type="float">
            <text:p>2.71</text:p>
          </table:table-cell>
          <table:table-cell office:value-type="float" office:value="6.45" calcext:value-type="float">
            <text:p>6.45</text:p>
          </table:table-cell>
          <table:table-cell office:value-type="float" office:value="4.79" calcext:value-type="float">
            <text:p>4.79</text:p>
          </table:table-cell>
          <table:table-cell office:value-type="float" office:value="3.05" calcext:value-type="float">
            <text:p>3.05</text:p>
          </table:table-cell>
          <table:table-cell office:value-type="float" office:value="3.21" calcext:value-type="float">
            <text:p>3.21</text:p>
          </table:table-cell>
          <table:table-cell office:value-type="float" office:value="5.44" calcext:value-type="float">
            <text:p>5.44</text:p>
          </table:table-cell>
          <table:table-cell office:value-type="float" office:value="3.08" calcext:value-type="float">
            <text:p>3.08</text:p>
          </table:table-cell>
          <table:table-cell office:value-type="float" office:value="3.98" calcext:value-type="float">
            <text:p>3.98</text:p>
          </table:table-cell>
          <table:table-cell office:value-type="float" office:value="5.5" calcext:value-type="float">
            <text:p>5.5</text:p>
          </table:table-cell>
          <table:table-cell office:value-type="float" office:value="5.02" calcext:value-type="float">
            <text:p>5.02</text:p>
          </table:table-cell>
          <table:table-cell office:value-type="float" office:value="3.55" calcext:value-type="float">
            <text:p>3.55</text:p>
          </table:table-cell>
          <table:table-cell office:value-type="float" office:value="2.6" calcext:value-type="float">
            <text:p>2.6</text:p>
          </table:table-cell>
          <table:table-cell office:value-type="float" office:value="10.11" calcext:value-type="float">
            <text:p>10.11</text:p>
          </table:table-cell>
          <table:table-cell office:value-type="float" office:value="4.92" calcext:value-type="float">
            <text:p>4.92</text:p>
          </table:table-cell>
          <table:table-cell office:value-type="float" office:value="9.41" calcext:value-type="float">
            <text:p>9.41</text:p>
          </table:table-cell>
          <table:table-cell office:value-type="float" office:value="28.13" calcext:value-type="float">
            <text:p>28.13</text:p>
          </table:table-cell>
          <table:table-cell office:value-type="float" office:value="26.82" calcext:value-type="float">
            <text:p>26.82</text:p>
          </table:table-cell>
          <table:table-cell office:value-type="float" office:value="26.45" calcext:value-type="float">
            <text:p>26.45</text:p>
          </table:table-cell>
          <table:table-cell office:value-type="float" office:value="36.46" calcext:value-type="float">
            <text:p>36.46</text:p>
          </table:table-cell>
          <table:table-cell office:value-type="float" office:value="44.46" calcext:value-type="float">
            <text:p>44.46</text:p>
          </table:table-cell>
          <table:table-cell office:value-type="float" office:value="31" calcext:value-type="float">
            <text:p>31</text:p>
          </table:table-cell>
          <table:table-cell office:value-type="float" office:value="34.71" calcext:value-type="float">
            <text:p>34.71</text:p>
          </table:table-cell>
          <table:table-cell office:value-type="float" office:value="25.02" calcext:value-type="float">
            <text:p>25.02</text:p>
          </table:table-cell>
          <table:table-cell office:value-type="float" office:value="31.83" calcext:value-type="float">
            <text:p>31.83</text:p>
          </table:table-cell>
          <table:table-cell office:value-type="float" office:value="53.7" calcext:value-type="float">
            <text:p>53.7</text:p>
          </table:table-cell>
          <table:table-cell office:value-type="float" office:value="70.98" calcext:value-type="float">
            <text:p>70.98</text:p>
          </table:table-cell>
          <table:table-cell office:value-type="float" office:value="60.99" calcext:value-type="float">
            <text:p>60.99</text:p>
          </table:table-cell>
          <table:table-cell office:value-type="float" office:value="51.88" calcext:value-type="float">
            <text:p>51.88</text:p>
          </table:table-cell>
          <table:table-cell office:value-type="float" office:value="49.84" calcext:value-type="float">
            <text:p>49.84</text:p>
          </table:table-cell>
          <table:table-cell office:value-type="float" office:value="53.68" calcext:value-type="float">
            <text:p>53.68</text:p>
          </table:table-cell>
          <table:table-cell office:value-type="float" office:value="49.35" calcext:value-type="float">
            <text:p>49.35</text:p>
          </table:table-cell>
          <table:table-cell office:value-type="float" office:value="39.43" calcext:value-type="float">
            <text:p>39.43</text:p>
          </table:table-cell>
          <table:table-cell office:value-type="float" office:value="40.36" calcext:value-type="float">
            <text:p>40.36</text:p>
          </table:table-cell>
          <table:table-cell office:value-type="float" office:value="24.61" calcext:value-type="float">
            <text:p>24.61</text:p>
          </table:table-cell>
          <table:table-cell office:value-type="float" office:value="18.13" calcext:value-type="float">
            <text:p>18.13</text:p>
          </table:table-cell>
          <table:table-cell office:value-type="float" office:value="25.91" calcext:value-type="float">
            <text:p>25.91</text:p>
          </table:table-cell>
          <table:table-cell office:value-type="float" office:value="20.39" calcext:value-type="float">
            <text:p>20.39</text:p>
          </table:table-cell>
          <table:table-cell office:value-type="float" office:value="23.37" calcext:value-type="float">
            <text:p>23.37</text:p>
          </table:table-cell>
          <table:table-cell office:value-type="float" office:value="19.87" calcext:value-type="float">
            <text:p>19.87</text:p>
          </table:table-cell>
          <table:table-cell office:value-type="float" office:value="13.73" calcext:value-type="float">
            <text:p>13.73</text:p>
          </table:table-cell>
          <table:table-cell office:value-type="float" office:value="16.67" calcext:value-type="float">
            <text:p>16.67</text:p>
          </table:table-cell>
          <table:table-cell office:value-type="float" office:value="10.82" calcext:value-type="float">
            <text:p>10.82</text:p>
          </table:table-cell>
          <table:table-cell office:value-type="float" office:value="20.8" calcext:value-type="float">
            <text:p>20.8</text:p>
          </table:table-cell>
          <table:table-cell office:value-type="float" office:value="24.41" calcext:value-type="float">
            <text:p>24.41</text:p>
          </table:table-cell>
          <table:table-cell office:value-type="float" office:value="24.1" calcext:value-type="float">
            <text:p>24.1</text:p>
          </table:table-cell>
          <table:table-cell office:value-type="float" office:value="24" calcext:value-type="float">
            <text:p>24</text:p>
          </table:table-cell>
          <table:table-cell office:value-type="float" office:value="28.26" calcext:value-type="float">
            <text:p>28.26</text:p>
          </table:table-cell>
          <table:table-cell office:value-type="float" office:value="25.64" calcext:value-type="float">
            <text:p>25.64</text:p>
          </table:table-cell>
          <table:table-cell office:value-type="float" office:value="24.96" calcext:value-type="float">
            <text:p>24.96</text:p>
          </table:table-cell>
          <table:table-cell office:value-type="float" office:value="21.94" calcext:value-type="float">
            <text:p>21.94</text:p>
          </table:table-cell>
          <table:table-cell office:value-type="float" office:value="18.77" calcext:value-type="float">
            <text:p>18.77</text:p>
          </table:table-cell>
          <table:table-cell office:value-type="float" office:value="15.14" calcext:value-type="float">
            <text:p>15.14</text:p>
          </table:table-cell>
          <table:table-cell office:value-type="float" office:value="18.03" calcext:value-type="float">
            <text:p>18.03</text:p>
          </table:table-cell>
          <table:table-cell office:value-type="float" office:value="24.73" calcext:value-type="float">
            <text:p>24.73</text:p>
          </table:table-cell>
          <table:table-cell office:value-type="float" office:value="19.5" calcext:value-type="float">
            <text:p>19.5</text:p>
          </table:table-cell>
          <table:table-cell office:value-type="float" office:value="21.98" calcext:value-type="float">
            <text:p>21.98</text:p>
          </table:table-cell>
          <table:table-cell office:value-type="float" office:value="21.12" calcext:value-type="float">
            <text:p>21.12</text:p>
          </table:table-cell>
          <table:table-cell office:value-type="float" office:value="18.28" calcext:value-type="float">
            <text:p>18.28</text:p>
          </table:table-cell>
          <table:table-cell office:value-type="float" office:value="21.69" calcext:value-type="float">
            <text:p>21.69</text:p>
          </table:table-cell>
          <table:table-cell office:value-type="float" office:value="29.59" calcext:value-type="float">
            <text:p>29.59</text:p>
          </table:table-cell>
          <table:table-cell office:value-type="float" office:value="21.04" calcext:value-type="float">
            <text:p>21.04</text:p>
          </table:table-cell>
          <table:table-cell office:value-type="float" office:value="27" calcext:value-type="float">
            <text:p>27</text:p>
          </table:table-cell>
          <table:table-cell office:value-type="float" office:value="31.01" calcext:value-type="float">
            <text:p>31.01</text:p>
          </table:table-cell>
          <table:table-cell office:value-type="float" office:value="32.48" calcext:value-type="float">
            <text:p>32.48</text:p>
          </table:table-cell>
          <table:table-cell office:value-type="float" office:value="24.09" calcext:value-type="float">
            <text:p>24.09</text:p>
          </table:table-cell>
          <table:table-cell office:value-type="float" office:value="16.77" calcext:value-type="float">
            <text:p>16.77</text:p>
          </table:table-cell>
          <table:table-cell office:value-type="float" office:value="33.07" calcext:value-type="float">
            <text:p>33.07</text:p>
          </table:table-cell>
          <table:table-cell office:value-type="float" office:value="37.98" calcext:value-type="float">
            <text:p>37.98</text:p>
          </table:table-cell>
          <table:table-cell office:value-type="float" office:value="38.15" calcext:value-type="float">
            <text:p>38.15</text:p>
          </table:table-cell>
          <table:table-cell office:value-type="float" office:value="5.23" calcext:value-type="float">
            <text:p>5.23</text:p>
          </table:table-cell>
          <table:table-cell office:value-type="float" office:value="3.3" calcext:value-type="float">
            <text:p>3.3</text:p>
          </table:table-cell>
          <table:table-cell office:value-type="float" office:value="3.5" calcext:value-type="float">
            <text:p>3.5</text:p>
          </table:table-cell>
          <table:table-cell office:value-type="float" office:value="7.53" calcext:value-type="float">
            <text:p>7.53</text:p>
          </table:table-cell>
          <table:table-cell office:value-type="float" office:value="11.26" calcext:value-type="float">
            <text:p>11.26</text:p>
          </table:table-cell>
          <table:table-cell office:value-type="float" office:value="7.93" calcext:value-type="float">
            <text:p>7.93</text:p>
          </table:table-cell>
          <table:table-cell office:value-type="float" office:value="6.46" calcext:value-type="float">
            <text:p>6.46</text:p>
          </table:table-cell>
          <table:table-cell office:value-type="float" office:value="9.17" calcext:value-type="float">
            <text:p>9.17</text:p>
          </table:table-cell>
          <table:table-cell office:value-type="float" office:value="13.31" calcext:value-type="float">
            <text:p>13.31</text:p>
          </table:table-cell>
          <table:table-cell office:value-type="float" office:value="10.91" calcext:value-type="float">
            <text:p>10.91</text:p>
          </table:table-cell>
          <table:table-cell office:value-type="float" office:value="13.04" calcext:value-type="float">
            <text:p>13.04</text:p>
          </table:table-cell>
          <table:table-cell office:value-type="float" office:value="16.4" calcext:value-type="float">
            <text:p>16.4</text:p>
          </table:table-cell>
          <table:table-cell office:value-type="float" office:value="17.18" calcext:value-type="float">
            <text:p>17.18</text:p>
          </table:table-cell>
          <table:table-cell office:value-type="float" office:value="19.04" calcext:value-type="float">
            <text:p>19.04</text:p>
          </table:table-cell>
          <table:table-cell office:value-type="float" office:value="13.46" calcext:value-type="float">
            <text:p>13.46</text:p>
          </table:table-cell>
          <table:table-cell office:value-type="float" office:value="25.03" calcext:value-type="float">
            <text:p>25.03</text:p>
          </table:table-cell>
          <table:table-cell office:value-type="float" office:value="27.08" calcext:value-type="float">
            <text:p>27.08</text:p>
          </table:table-cell>
          <table:table-cell office:value-type="float" office:value="28.46" calcext:value-type="float">
            <text:p>28.46</text:p>
          </table:table-cell>
          <table:table-cell office:value-type="float" office:value="94.54" calcext:value-type="float">
            <text:p>94.54</text:p>
          </table:table-cell>
          <table:table-cell office:value-type="float" office:value="96.84" calcext:value-type="float">
            <text:p>96.84</text:p>
          </table:table-cell>
          <table:table-cell office:value-type="float" office:value="96.81" calcext:value-type="float">
            <text:p>96.81</text:p>
          </table:table-cell>
          <table:table-cell office:value-type="float" office:value="98.58" calcext:value-type="float">
            <text:p>98.58</text:p>
          </table:table-cell>
          <table:table-cell office:value-type="float" office:value="103.4" calcext:value-type="float">
            <text:p>103.4</text:p>
          </table:table-cell>
          <table:table-cell office:value-type="float" office:value="110.54" calcext:value-type="float">
            <text:p>110.54</text:p>
          </table:table-cell>
          <table:table-cell office:value-type="float" office:value="101" calcext:value-type="float">
            <text:p>101</text:p>
          </table:table-cell>
          <table:table-cell office:value-type="float" office:value="101.57" calcext:value-type="float">
            <text:p>101.57</text:p>
          </table:table-cell>
          <table:table-cell office:value-type="float" office:value="105.24" calcext:value-type="float">
            <text:p>105.24</text:p>
          </table:table-cell>
          <table:table-cell office:value-type="float" office:value="156.2" calcext:value-type="float">
            <text:p>156.2</text:p>
          </table:table-cell>
          <table:table-cell office:value-type="float" office:value="162.36" calcext:value-type="float">
            <text:p>162.36</text:p>
          </table:table-cell>
          <table:table-cell office:value-type="float" office:value="168.46" calcext:value-type="float">
            <text:p>168.46</text:p>
          </table:table-cell>
          <table:table-cell office:value-type="float" office:value="147.16" calcext:value-type="float">
            <text:p>147.16</text:p>
          </table:table-cell>
          <table:table-cell office:value-type="float" office:value="148.47" calcext:value-type="float">
            <text:p>148.47</text:p>
          </table:table-cell>
          <table:table-cell office:value-type="float" office:value="127.64" calcext:value-type="float">
            <text:p>127.64</text:p>
          </table:table-cell>
          <table:table-cell office:value-type="float" office:value="140.19" calcext:value-type="float">
            <text:p>140.19</text:p>
          </table:table-cell>
          <table:table-cell office:value-type="float" office:value="132.04" calcext:value-type="float">
            <text:p>132.04</text:p>
          </table:table-cell>
          <table:table-cell office:value-type="float" office:value="111.98" calcext:value-type="float">
            <text:p>111.98</text:p>
          </table:table-cell>
          <table:table-cell office:value-type="float" office:value="16.11" calcext:value-type="float">
            <text:p>16.11</text:p>
          </table:table-cell>
          <table:table-cell office:value-type="float" office:value="19.64" calcext:value-type="float">
            <text:p>19.64</text:p>
          </table:table-cell>
          <table:table-cell office:value-type="float" office:value="21.05" calcext:value-type="float">
            <text:p>21.05</text:p>
          </table:table-cell>
          <table:table-cell office:value-type="float" office:value="25.33" calcext:value-type="float">
            <text:p>25.33</text:p>
          </table:table-cell>
          <table:table-cell office:value-type="float" office:value="27.18" calcext:value-type="float">
            <text:p>27.18</text:p>
          </table:table-cell>
          <table:table-cell office:value-type="float" office:value="28.52" calcext:value-type="float">
            <text:p>28.52</text:p>
          </table:table-cell>
          <table:table-cell office:value-type="float" office:value="22.63" calcext:value-type="float">
            <text:p>22.63</text:p>
          </table:table-cell>
          <table:table-cell office:value-type="float" office:value="30.47" calcext:value-type="float">
            <text:p>30.47</text:p>
          </table:table-cell>
          <table:table-cell office:value-type="float" office:value="34.81" calcext:value-type="float">
            <text:p>34.81</text:p>
          </table:table-cell>
          <table:table-cell office:value-type="float" office:value="25.13" calcext:value-type="float">
            <text:p>25.13</text:p>
          </table:table-cell>
          <table:table-cell office:value-type="float" office:value="31.18" calcext:value-type="float">
            <text:p>31.18</text:p>
          </table:table-cell>
          <table:table-cell office:value-type="float" office:value="24.76" calcext:value-type="float">
            <text:p>24.76</text:p>
          </table:table-cell>
          <table:table-cell office:value-type="float" office:value="31.92" calcext:value-type="float">
            <text:p>31.92</text:p>
          </table:table-cell>
          <table:table-cell office:value-type="float" office:value="33.2" calcext:value-type="float">
            <text:p>33.2</text:p>
          </table:table-cell>
          <table:table-cell office:value-type="float" office:value="44.93" calcext:value-type="float">
            <text:p>44.93</text:p>
          </table:table-cell>
          <table:table-cell office:value-type="float" office:value="43.06" calcext:value-type="float">
            <text:p>43.06</text:p>
          </table:table-cell>
          <table:table-cell office:value-type="float" office:value="36.38" calcext:value-type="float">
            <text:p>36.38</text:p>
          </table:table-cell>
          <table:table-cell office:value-type="float" office:value="31.77" calcext:value-type="float">
            <text:p>31.77</text:p>
          </table:table-cell>
        </table:table-row>
        <table:table-row table:style-name="ro1">
          <table:table-cell office:value-type="string" calcext:value-type="string">
            <text:p>T. PIF PAF</text:p>
          </table:table-cell>
          <table:table-cell office:value-type="float" office:value="19.53" calcext:value-type="float">
            <text:p>19.53</text:p>
          </table:table-cell>
          <table:table-cell office:value-type="float" office:value="17.93" calcext:value-type="float">
            <text:p>17.93</text:p>
          </table:table-cell>
          <table:table-cell office:value-type="float" office:value="19.95" calcext:value-type="float">
            <text:p>19.95</text:p>
          </table:table-cell>
          <table:table-cell office:value-type="float" office:value="16.83" calcext:value-type="float">
            <text:p>16.83</text:p>
          </table:table-cell>
          <table:table-cell office:value-type="float" office:value="16.48" calcext:value-type="float">
            <text:p>16.48</text:p>
          </table:table-cell>
          <table:table-cell office:value-type="float" office:value="13.83" calcext:value-type="float">
            <text:p>13.83</text:p>
          </table:table-cell>
          <table:table-cell office:value-type="float" office:value="14.23" calcext:value-type="float">
            <text:p>14.23</text:p>
          </table:table-cell>
          <table:table-cell office:value-type="float" office:value="19.53" calcext:value-type="float">
            <text:p>19.53</text:p>
          </table:table-cell>
          <table:table-cell office:value-type="float" office:value="14.66" calcext:value-type="float">
            <text:p>14.66</text:p>
          </table:table-cell>
          <table:table-cell office:value-type="float" office:value="18.36" calcext:value-type="float">
            <text:p>18.36</text:p>
          </table:table-cell>
          <table:table-cell office:value-type="float" office:value="24.3" calcext:value-type="float">
            <text:p>24.3</text:p>
          </table:table-cell>
          <table:table-cell office:value-type="float" office:value="25.14" calcext:value-type="float">
            <text:p>25.14</text:p>
          </table:table-cell>
          <table:table-cell office:value-type="float" office:value="21.74" calcext:value-type="float">
            <text:p>21.74</text:p>
          </table:table-cell>
          <table:table-cell office:value-type="float" office:value="11.42" calcext:value-type="float">
            <text:p>11.42</text:p>
          </table:table-cell>
          <table:table-cell office:value-type="float" office:value="9.97" calcext:value-type="float">
            <text:p>9.97</text:p>
          </table:table-cell>
          <table:table-cell office:value-type="float" office:value="13.94" calcext:value-type="float">
            <text:p>13.94</text:p>
          </table:table-cell>
          <table:table-cell office:value-type="float" office:value="6.66" calcext:value-type="float">
            <text:p>6.66</text:p>
          </table:table-cell>
          <table:table-cell office:value-type="float" office:value="11.63" calcext:value-type="float">
            <text:p>11.63</text:p>
          </table:table-cell>
          <table:table-cell office:value-type="float" office:value="603.46" calcext:value-type="float">
            <text:p>603.46</text:p>
          </table:table-cell>
          <table:table-cell office:value-type="float" office:value="525.67" calcext:value-type="float">
            <text:p>525.67</text:p>
          </table:table-cell>
          <table:table-cell office:value-type="float" office:value="521.48" calcext:value-type="float">
            <text:p>521.48</text:p>
          </table:table-cell>
          <table:table-cell office:value-type="float" office:value="548.38" calcext:value-type="float">
            <text:p>548.38</text:p>
          </table:table-cell>
          <table:table-cell office:value-type="float" office:value="539.99" calcext:value-type="float">
            <text:p>539.99</text:p>
          </table:table-cell>
          <table:table-cell office:value-type="float" office:value="491.5" calcext:value-type="float">
            <text:p>491.5</text:p>
          </table:table-cell>
          <table:table-cell office:value-type="float" office:value="523.77" calcext:value-type="float">
            <text:p>523.77</text:p>
          </table:table-cell>
          <table:table-cell office:value-type="float" office:value="545" calcext:value-type="float">
            <text:p>545</text:p>
          </table:table-cell>
          <table:table-cell office:value-type="float" office:value="549.81" calcext:value-type="float">
            <text:p>549.81</text:p>
          </table:table-cell>
          <table:table-cell office:value-type="float" office:value="579.61" calcext:value-type="float">
            <text:p>579.61</text:p>
          </table:table-cell>
          <table:table-cell office:value-type="float" office:value="565.11" calcext:value-type="float">
            <text:p>565.11</text:p>
          </table:table-cell>
          <table:table-cell office:value-type="float" office:value="548.16" calcext:value-type="float">
            <text:p>548.16</text:p>
          </table:table-cell>
          <table:table-cell office:value-type="float" office:value="574.65" calcext:value-type="float">
            <text:p>574.65</text:p>
          </table:table-cell>
          <table:table-cell office:value-type="float" office:value="532.22" calcext:value-type="float">
            <text:p>532.22</text:p>
          </table:table-cell>
          <table:table-cell office:value-type="float" office:value="503.85" calcext:value-type="float">
            <text:p>503.85</text:p>
          </table:table-cell>
          <table:table-cell office:value-type="float" office:value="568.42" calcext:value-type="float">
            <text:p>568.42</text:p>
          </table:table-cell>
          <table:table-cell office:value-type="float" office:value="626.31" calcext:value-type="float">
            <text:p>626.31</text:p>
          </table:table-cell>
          <table:table-cell office:value-type="float" office:value="652.52" calcext:value-type="float">
            <text:p>652.52</text:p>
          </table:table-cell>
          <table:table-cell office:value-type="float" office:value="39.05" calcext:value-type="float">
            <text:p>39.05</text:p>
          </table:table-cell>
          <table:table-cell office:value-type="float" office:value="42.41" calcext:value-type="float">
            <text:p>42.41</text:p>
          </table:table-cell>
          <table:table-cell office:value-type="float" office:value="37.26" calcext:value-type="float">
            <text:p>37.26</text:p>
          </table:table-cell>
          <table:table-cell office:value-type="float" office:value="39.2" calcext:value-type="float">
            <text:p>39.2</text:p>
          </table:table-cell>
          <table:table-cell office:value-type="float" office:value="32.61" calcext:value-type="float">
            <text:p>32.61</text:p>
          </table:table-cell>
          <table:table-cell office:value-type="float" office:value="56.97" calcext:value-type="float">
            <text:p>56.97</text:p>
          </table:table-cell>
          <table:table-cell office:value-type="float" office:value="61.56" calcext:value-type="float">
            <text:p>61.56</text:p>
          </table:table-cell>
          <table:table-cell office:value-type="float" office:value="64.2" calcext:value-type="float">
            <text:p>64.2</text:p>
          </table:table-cell>
          <table:table-cell office:value-type="float" office:value="62.78" calcext:value-type="float">
            <text:p>62.78</text:p>
          </table:table-cell>
          <table:table-cell office:value-type="float" office:value="51.2" calcext:value-type="float">
            <text:p>51.2</text:p>
          </table:table-cell>
          <table:table-cell office:value-type="float" office:value="65.76" calcext:value-type="float">
            <text:p>65.76</text:p>
          </table:table-cell>
          <table:table-cell office:value-type="float" office:value="71.08" calcext:value-type="float">
            <text:p>71.08</text:p>
          </table:table-cell>
          <table:table-cell office:value-type="float" office:value="66.58" calcext:value-type="float">
            <text:p>66.58</text:p>
          </table:table-cell>
          <table:table-cell office:value-type="float" office:value="60.84" calcext:value-type="float">
            <text:p>60.84</text:p>
          </table:table-cell>
          <table:table-cell office:value-type="float" office:value="68.82" calcext:value-type="float">
            <text:p>68.82</text:p>
          </table:table-cell>
          <table:table-cell office:value-type="float" office:value="81.12" calcext:value-type="float">
            <text:p>81.12</text:p>
          </table:table-cell>
          <table:table-cell office:value-type="float" office:value="63.81" calcext:value-type="float">
            <text:p>63.81</text:p>
          </table:table-cell>
          <table:table-cell office:value-type="float" office:value="72.78" calcext:value-type="float">
            <text:p>72.78</text:p>
          </table:table-cell>
          <table:table-cell office:value-type="float" office:value="1.53" calcext:value-type="float">
            <text:p>1.53</text:p>
          </table:table-cell>
          <table:table-cell office:value-type="float" office:value="1.69" calcext:value-type="float">
            <text:p>1.69</text:p>
          </table:table-cell>
          <table:table-cell office:value-type="float" office:value="2.04" calcext:value-type="float">
            <text:p>2.04</text:p>
          </table:table-cell>
          <table:table-cell office:value-type="float" office:value="1.97" calcext:value-type="float">
            <text:p>1.97</text:p>
          </table:table-cell>
          <table:table-cell office:value-type="float" office:value="2.88" calcext:value-type="float">
            <text:p>2.88</text:p>
          </table:table-cell>
          <table:table-cell office:value-type="float" office:value="3.42" calcext:value-type="float">
            <text:p>3.42</text:p>
          </table:table-cell>
          <table:table-cell office:value-type="float" office:value="4.78" calcext:value-type="float">
            <text:p>4.78</text:p>
          </table:table-cell>
          <table:table-cell office:value-type="float" office:value="8.66" calcext:value-type="float">
            <text:p>8.66</text:p>
          </table:table-cell>
          <table:table-cell office:value-type="float" office:value="10.96" calcext:value-type="float">
            <text:p>10.96</text:p>
          </table:table-cell>
          <table:table-cell office:value-type="float" office:value="8.91" calcext:value-type="float">
            <text:p>8.91</text:p>
          </table:table-cell>
          <table:table-cell office:value-type="float" office:value="9.08" calcext:value-type="float">
            <text:p>9.08</text:p>
          </table:table-cell>
          <table:table-cell office:value-type="float" office:value="6.93" calcext:value-type="float">
            <text:p>6.93</text:p>
          </table:table-cell>
          <table:table-cell office:value-type="float" office:value="8.68" calcext:value-type="float">
            <text:p>8.68</text:p>
          </table:table-cell>
          <table:table-cell office:value-type="float" office:value="8.14" calcext:value-type="float">
            <text:p>8.14</text:p>
          </table:table-cell>
          <table:table-cell office:value-type="float" office:value="10.09" calcext:value-type="float">
            <text:p>10.09</text:p>
          </table:table-cell>
          <table:table-cell office:value-type="float" office:value="8.75" calcext:value-type="float">
            <text:p>8.75</text:p>
          </table:table-cell>
          <table:table-cell office:value-type="float" office:value="3.79" calcext:value-type="float">
            <text:p>3.79</text:p>
          </table:table-cell>
          <table:table-cell office:value-type="float" office:value="0.51" calcext:value-type="float">
            <text:p>0.51</text:p>
          </table:table-cell>
          <table:table-cell office:value-type="float" office:value="19.69" calcext:value-type="float">
            <text:p>19.69</text:p>
          </table:table-cell>
          <table:table-cell office:value-type="float" office:value="20.12" calcext:value-type="float">
            <text:p>20.12</text:p>
          </table:table-cell>
          <table:table-cell office:value-type="float" office:value="20.33" calcext:value-type="float">
            <text:p>20.33</text:p>
          </table:table-cell>
          <table:table-cell office:value-type="float" office:value="24.8" calcext:value-type="float">
            <text:p>24.8</text:p>
          </table:table-cell>
          <table:table-cell office:value-type="float" office:value="25.16" calcext:value-type="float">
            <text:p>25.16</text:p>
          </table:table-cell>
          <table:table-cell office:value-type="float" office:value="23.04" calcext:value-type="float">
            <text:p>23.04</text:p>
          </table:table-cell>
          <table:table-cell office:value-type="float" office:value="22.72" calcext:value-type="float">
            <text:p>22.72</text:p>
          </table:table-cell>
          <table:table-cell office:value-type="float" office:value="10.29" calcext:value-type="float">
            <text:p>10.29</text:p>
          </table:table-cell>
          <table:table-cell office:value-type="float" office:value="8.38" calcext:value-type="float">
            <text:p>8.38</text:p>
          </table:table-cell>
          <table:table-cell office:value-type="float" office:value="9.05" calcext:value-type="float">
            <text:p>9.05</text:p>
          </table:table-cell>
          <table:table-cell office:value-type="float" office:value="10.38" calcext:value-type="float">
            <text:p>10.38</text:p>
          </table:table-cell>
          <table:table-cell office:value-type="float" office:value="10.13" calcext:value-type="float">
            <text:p>10.13</text:p>
          </table:table-cell>
          <table:table-cell office:value-type="float" office:value="9.82" calcext:value-type="float">
            <text:p>9.82</text:p>
          </table:table-cell>
          <table:table-cell office:value-type="float" office:value="11.4" calcext:value-type="float">
            <text:p>11.4</text:p>
          </table:table-cell>
          <table:table-cell office:value-type="float" office:value="11.59" calcext:value-type="float">
            <text:p>11.59</text:p>
          </table:table-cell>
          <table:table-cell office:value-type="float" office:value="13.81" calcext:value-type="float">
            <text:p>13.81</text:p>
          </table:table-cell>
          <table:table-cell office:value-type="float" office:value="11.91" calcext:value-type="float">
            <text:p>11.91</text:p>
          </table:table-cell>
          <table:table-cell office:value-type="float" office:value="14.74" calcext:value-type="float">
            <text:p>14.74</text:p>
          </table:table-cell>
          <table:table-cell office:value-type="float" office:value="1.86" calcext:value-type="float">
            <text:p>1.86</text:p>
          </table:table-cell>
          <table:table-cell office:value-type="float" office:value="2.56" calcext:value-type="float">
            <text:p>2.56</text:p>
          </table:table-cell>
          <table:table-cell office:value-type="float" office:value="3.22" calcext:value-type="float">
            <text:p>3.22</text:p>
          </table:table-cell>
          <table:table-cell office:value-type="float" office:value="2.1" calcext:value-type="float">
            <text:p>2.1</text:p>
          </table:table-cell>
          <table:table-cell office:value-type="float" office:value="4.31" calcext:value-type="float">
            <text:p>4.31</text:p>
          </table:table-cell>
          <table:table-cell office:value-type="float" office:value="4.57" calcext:value-type="float">
            <text:p>4.5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1.43" calcext:value-type="float">
            <text:p>1.43</text:p>
          </table:table-cell>
          <table:table-cell office:value-type="float" office:value="3.11" calcext:value-type="float">
            <text:p>3.11</text:p>
          </table:table-cell>
          <table:table-cell office:value-type="float" office:value="3.35" calcext:value-type="float">
            <text:p>3.35</text:p>
          </table:table-cell>
          <table:table-cell office:value-type="float" office:value="1.75" calcext:value-type="float">
            <text:p>1.75</text:p>
          </table:table-cell>
          <table:table-cell table:number-columns-repeated="5"/>
          <table:table-cell office:value-type="float" office:value="0.41" calcext:value-type="float">
            <text:p>0.41</text:p>
          </table:table-cell>
          <table:table-cell office:value-type="float" office:value="0.18" calcext:value-type="float">
            <text:p>0.18</text:p>
          </table:table-cell>
          <table:table-cell office:value-type="float" office:value="2.02" calcext:value-type="float">
            <text:p>2.02</text:p>
          </table:table-cell>
          <table:table-cell office:value-type="float" office:value="2.15" calcext:value-type="float">
            <text:p>2.15</text:p>
          </table:table-cell>
          <table:table-cell office:value-type="float" office:value="4.73" calcext:value-type="float">
            <text:p>4.73</text:p>
          </table:table-cell>
          <table:table-cell office:value-type="float" office:value="5.24" calcext:value-type="float">
            <text:p>5.24</text:p>
          </table:table-cell>
          <table:table-cell office:value-type="float" office:value="2.55" calcext:value-type="float">
            <text:p>2.55</text:p>
          </table:table-cell>
          <table:table-cell office:value-type="float" office:value="3.7" calcext:value-type="float">
            <text:p>3.7</text:p>
          </table:table-cell>
          <table:table-cell office:value-type="float" office:value="11.53" calcext:value-type="float">
            <text:p>11.53</text:p>
          </table:table-cell>
          <table:table-cell office:value-type="float" office:value="12.97" calcext:value-type="float">
            <text:p>12.97</text:p>
          </table:table-cell>
          <table:table-cell office:value-type="float" office:value="9.85" calcext:value-type="float">
            <text:p>9.85</text:p>
          </table:table-cell>
          <table:table-cell office:value-type="float" office:value="9.63" calcext:value-type="float">
            <text:p>9.63</text:p>
          </table:table-cell>
          <table:table-cell office:value-type="float" office:value="8.75" calcext:value-type="float">
            <text:p>8.75</text:p>
          </table:table-cell>
          <table:table-cell office:value-type="float" office:value="7.2" calcext:value-type="float">
            <text:p>7.2</text:p>
          </table:table-cell>
          <table:table-cell office:value-type="float" office:value="4.51" calcext:value-type="float">
            <text:p>4.51</text:p>
          </table:table-cell>
          <table:table-cell office:value-type="float" office:value="5.26" calcext:value-type="float">
            <text:p>5.26</text:p>
          </table:table-cell>
          <table:table-cell office:value-type="float" office:value="4.7" calcext:value-type="float">
            <text:p>4.7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 office:value-type="string" calcext:value-type="string">
            <text:p>T. JBS FOODS</text:p>
          </table:table-cell>
          <table:table-cell office:value-type="float" office:value="17.62" calcext:value-type="float">
            <text:p>17.62</text:p>
          </table:table-cell>
          <table:table-cell office:value-type="float" office:value="23.45" calcext:value-type="float">
            <text:p>23.45</text:p>
          </table:table-cell>
          <table:table-cell office:value-type="float" office:value="19.64" calcext:value-type="float">
            <text:p>19.64</text:p>
          </table:table-cell>
          <table:table-cell office:value-type="float" office:value="32.35" calcext:value-type="float">
            <text:p>32.35</text:p>
          </table:table-cell>
          <table:table-cell office:value-type="float" office:value="35.79" calcext:value-type="float">
            <text:p>35.79</text:p>
          </table:table-cell>
          <table:table-cell office:value-type="float" office:value="41.26" calcext:value-type="float">
            <text:p>41.26</text:p>
          </table:table-cell>
          <table:table-cell office:value-type="float" office:value="35.25" calcext:value-type="float">
            <text:p>35.25</text:p>
          </table:table-cell>
          <table:table-cell office:value-type="float" office:value="39.73" calcext:value-type="float">
            <text:p>39.73</text:p>
          </table:table-cell>
          <table:table-cell office:value-type="float" office:value="41.09" calcext:value-type="float">
            <text:p>41.09</text:p>
          </table:table-cell>
          <table:table-cell office:value-type="float" office:value="52.65" calcext:value-type="float">
            <text:p>52.65</text:p>
          </table:table-cell>
          <table:table-cell office:value-type="float" office:value="101.8" calcext:value-type="float">
            <text:p>101.8</text:p>
          </table:table-cell>
          <table:table-cell office:value-type="float" office:value="93.27" calcext:value-type="float">
            <text:p>93.27</text:p>
          </table:table-cell>
          <table:table-cell office:value-type="float" office:value="104.1" calcext:value-type="float">
            <text:p>104.1</text:p>
          </table:table-cell>
          <table:table-cell office:value-type="float" office:value="103.77" calcext:value-type="float">
            <text:p>103.77</text:p>
          </table:table-cell>
          <table:table-cell office:value-type="float" office:value="115.19" calcext:value-type="float">
            <text:p>115.19</text:p>
          </table:table-cell>
          <table:table-cell office:value-type="float" office:value="129.85" calcext:value-type="float">
            <text:p>129.85</text:p>
          </table:table-cell>
          <table:table-cell office:value-type="float" office:value="157.72" calcext:value-type="float">
            <text:p>157.72</text:p>
          </table:table-cell>
          <table:table-cell office:value-type="float" office:value="187.73" calcext:value-type="float">
            <text:p>187.73</text:p>
          </table:table-cell>
          <table:table-cell office:value-type="float" office:value="25.04" calcext:value-type="float">
            <text:p>25.04</text:p>
          </table:table-cell>
          <table:table-cell office:value-type="float" office:value="31.83" calcext:value-type="float">
            <text:p>31.83</text:p>
          </table:table-cell>
          <table:table-cell office:value-type="float" office:value="23.76" calcext:value-type="float">
            <text:p>23.76</text:p>
          </table:table-cell>
          <table:table-cell office:value-type="float" office:value="35.36" calcext:value-type="float">
            <text:p>35.36</text:p>
          </table:table-cell>
          <table:table-cell office:value-type="float" office:value="44.13" calcext:value-type="float">
            <text:p>44.13</text:p>
          </table:table-cell>
          <table:table-cell office:value-type="float" office:value="45.89" calcext:value-type="float">
            <text:p>45.89</text:p>
          </table:table-cell>
          <table:table-cell office:value-type="float" office:value="44.29" calcext:value-type="float">
            <text:p>44.29</text:p>
          </table:table-cell>
          <table:table-cell office:value-type="float" office:value="64.94" calcext:value-type="float">
            <text:p>64.94</text:p>
          </table:table-cell>
          <table:table-cell office:value-type="float" office:value="74.98" calcext:value-type="float">
            <text:p>74.98</text:p>
          </table:table-cell>
          <table:table-cell office:value-type="float" office:value="60.99" calcext:value-type="float">
            <text:p>60.99</text:p>
          </table:table-cell>
          <table:table-cell office:value-type="float" office:value="116.88" calcext:value-type="float">
            <text:p>116.88</text:p>
          </table:table-cell>
          <table:table-cell office:value-type="float" office:value="113.62" calcext:value-type="float">
            <text:p>113.62</text:p>
          </table:table-cell>
          <table:table-cell office:value-type="float" office:value="133.22" calcext:value-type="float">
            <text:p>133.22</text:p>
          </table:table-cell>
          <table:table-cell office:value-type="float" office:value="132.9" calcext:value-type="float">
            <text:p>132.9</text:p>
          </table:table-cell>
          <table:table-cell office:value-type="float" office:value="137.8" calcext:value-type="float">
            <text:p>137.8</text:p>
          </table:table-cell>
          <table:table-cell office:value-type="float" office:value="140.93" calcext:value-type="float">
            <text:p>140.93</text:p>
          </table:table-cell>
          <table:table-cell office:value-type="float" office:value="169.6" calcext:value-type="float">
            <text:p>169.6</text:p>
          </table:table-cell>
          <table:table-cell office:value-type="float" office:value="170.23" calcext:value-type="float">
            <text:p>170.23</text:p>
          </table:table-cell>
          <table:table-cell office:value-type="float" office:value="77.91" calcext:value-type="float">
            <text:p>77.91</text:p>
          </table:table-cell>
          <table:table-cell office:value-type="float" office:value="125.23" calcext:value-type="float">
            <text:p>125.23</text:p>
          </table:table-cell>
          <table:table-cell office:value-type="float" office:value="138.5" calcext:value-type="float">
            <text:p>138.5</text:p>
          </table:table-cell>
          <table:table-cell office:value-type="float" office:value="127.89" calcext:value-type="float">
            <text:p>127.89</text:p>
          </table:table-cell>
          <table:table-cell office:value-type="float" office:value="177.26" calcext:value-type="float">
            <text:p>177.26</text:p>
          </table:table-cell>
          <table:table-cell office:value-type="float" office:value="155.35" calcext:value-type="float">
            <text:p>155.35</text:p>
          </table:table-cell>
          <table:table-cell office:value-type="float" office:value="141.23" calcext:value-type="float">
            <text:p>141.23</text:p>
          </table:table-cell>
          <table:table-cell office:value-type="float" office:value="186.61" calcext:value-type="float">
            <text:p>186.61</text:p>
          </table:table-cell>
          <table:table-cell office:value-type="float" office:value="211.74" calcext:value-type="float">
            <text:p>211.74</text:p>
          </table:table-cell>
          <table:table-cell office:value-type="float" office:value="164.99" calcext:value-type="float">
            <text:p>164.99</text:p>
          </table:table-cell>
          <table:table-cell office:value-type="float" office:value="304.25" calcext:value-type="float">
            <text:p>304.25</text:p>
          </table:table-cell>
          <table:table-cell office:value-type="float" office:value="291.39" calcext:value-type="float">
            <text:p>291.39</text:p>
          </table:table-cell>
          <table:table-cell office:value-type="float" office:value="278.51" calcext:value-type="float">
            <text:p>278.51</text:p>
          </table:table-cell>
          <table:table-cell office:value-type="float" office:value="295.85" calcext:value-type="float">
            <text:p>295.85</text:p>
          </table:table-cell>
          <table:table-cell office:value-type="float" office:value="303.29" calcext:value-type="float">
            <text:p>303.29</text:p>
          </table:table-cell>
          <table:table-cell office:value-type="float" office:value="322.25" calcext:value-type="float">
            <text:p>322.25</text:p>
          </table:table-cell>
          <table:table-cell office:value-type="float" office:value="334.98" calcext:value-type="float">
            <text:p>334.98</text:p>
          </table:table-cell>
          <table:table-cell office:value-type="float" office:value="389.33" calcext:value-type="float">
            <text:p>389.33</text:p>
          </table:table-cell>
          <table:table-cell office:value-type="float" office:value="96.03" calcext:value-type="float">
            <text:p>96.03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6.18" calcext:value-type="float">
            <text:p>116.18</text:p>
          </table:table-cell>
          <table:table-cell office:value-type="float" office:value="141.33" calcext:value-type="float">
            <text:p>141.33</text:p>
          </table:table-cell>
          <table:table-cell office:value-type="float" office:value="171.88" calcext:value-type="float">
            <text:p>171.88</text:p>
          </table:table-cell>
          <table:table-cell office:value-type="float" office:value="164.69" calcext:value-type="float">
            <text:p>164.69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1.67" calcext:value-type="float">
            <text:p>151.67</text:p>
          </table:table-cell>
          <table:table-cell office:value-type="float" office:value="163.76" calcext:value-type="float">
            <text:p>163.76</text:p>
          </table:table-cell>
          <table:table-cell office:value-type="float" office:value="157.21" calcext:value-type="float">
            <text:p>157.21</text:p>
          </table:table-cell>
          <table:table-cell office:value-type="float" office:value="162.12" calcext:value-type="float">
            <text:p>162.12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6.03" calcext:value-type="float">
            <text:p>186.03</text:p>
          </table:table-cell>
          <table:table-cell office:value-type="float" office:value="163.01" calcext:value-type="float">
            <text:p>163.01</text:p>
          </table:table-cell>
          <table:table-cell office:value-type="float" office:value="164.34" calcext:value-type="float">
            <text:p>164.34</text:p>
          </table:table-cell>
          <table:table-cell office:value-type="float" office:value="196.48" calcext:value-type="float">
            <text:p>196.48</text:p>
          </table:table-cell>
          <table:table-cell office:value-type="float" office:value="222.75" calcext:value-type="float">
            <text:p>222.75</text:p>
          </table:table-cell>
          <table:table-cell office:value-type="float" office:value="201.12" calcext:value-type="float">
            <text:p>201.12</text:p>
          </table:table-cell>
          <table:table-cell office:value-type="float" office:value="84.28" calcext:value-type="float">
            <text:p>84.28</text:p>
          </table:table-cell>
          <table:table-cell office:value-type="float" office:value="95.31" calcext:value-type="float">
            <text:p>95.31</text:p>
          </table:table-cell>
          <table:table-cell office:value-type="float" office:value="81.62" calcext:value-type="float">
            <text:p>81.62</text:p>
          </table:table-cell>
          <table:table-cell office:value-type="float" office:value="110.02" calcext:value-type="float">
            <text:p>110.02</text:p>
          </table:table-cell>
          <table:table-cell office:value-type="float" office:value="134.29" calcext:value-type="float">
            <text:p>134.29</text:p>
          </table:table-cell>
          <table:table-cell office:value-type="float" office:value="146.07" calcext:value-type="float">
            <text:p>146.07</text:p>
          </table:table-cell>
          <table:table-cell office:value-type="float" office:value="152.12" calcext:value-type="float">
            <text:p>152.12</text:p>
          </table:table-cell>
          <table:table-cell office:value-type="float" office:value="157.46" calcext:value-type="float">
            <text:p>157.46</text:p>
          </table:table-cell>
          <table:table-cell office:value-type="float" office:value="165.47" calcext:value-type="float">
            <text:p>165.47</text:p>
          </table:table-cell>
          <table:table-cell office:value-type="float" office:value="164.4" calcext:value-type="float">
            <text:p>164.4</text:p>
          </table:table-cell>
          <table:table-cell office:value-type="float" office:value="216.8" calcext:value-type="float">
            <text:p>216.8</text:p>
          </table:table-cell>
          <table:table-cell office:value-type="float" office:value="222.84" calcext:value-type="float">
            <text:p>222.84</text:p>
          </table:table-cell>
          <table:table-cell office:value-type="float" office:value="240.11" calcext:value-type="float">
            <text:p>240.11</text:p>
          </table:table-cell>
          <table:table-cell office:value-type="float" office:value="246.75" calcext:value-type="float">
            <text:p>246.75</text:p>
          </table:table-cell>
          <table:table-cell office:value-type="float" office:value="269.02" calcext:value-type="float">
            <text:p>269.02</text:p>
          </table:table-cell>
          <table:table-cell office:value-type="float" office:value="331.85" calcext:value-type="float">
            <text:p>331.85</text:p>
          </table:table-cell>
          <table:table-cell office:value-type="float" office:value="364.37" calcext:value-type="float">
            <text:p>364.37</text:p>
          </table:table-cell>
          <table:table-cell office:value-type="float" office:value="341.99" calcext:value-type="float">
            <text:p>341.99</text:p>
          </table:table-cell>
          <table:table-cell office:value-type="float" office:value="142.61" calcext:value-type="float">
            <text:p>142.61</text:p>
          </table:table-cell>
          <table:table-cell office:value-type="float" office:value="235.48" calcext:value-type="float">
            <text:p>235.48</text:p>
          </table:table-cell>
          <table:table-cell office:value-type="float" office:value="235.01" calcext:value-type="float">
            <text:p>235.01</text:p>
          </table:table-cell>
          <table:table-cell office:value-type="float" office:value="301.18" calcext:value-type="float">
            <text:p>301.18</text:p>
          </table:table-cell>
          <table:table-cell office:value-type="float" office:value="329.95" calcext:value-type="float">
            <text:p>329.95</text:p>
          </table:table-cell>
          <table:table-cell office:value-type="float" office:value="294.88" calcext:value-type="float">
            <text:p>294.88</text:p>
          </table:table-cell>
          <table:table-cell office:value-type="float" office:value="303.99" calcext:value-type="float">
            <text:p>303.99</text:p>
          </table:table-cell>
          <table:table-cell office:value-type="float" office:value="359.06" calcext:value-type="float">
            <text:p>359.06</text:p>
          </table:table-cell>
          <table:table-cell office:value-type="float" office:value="388.02" calcext:value-type="float">
            <text:p>388.02</text:p>
          </table:table-cell>
          <table:table-cell office:value-type="float" office:value="399.85" calcext:value-type="float">
            <text:p>399.85</text:p>
          </table:table-cell>
          <table:table-cell office:value-type="float" office:value="522.71" calcext:value-type="float">
            <text:p>522.71</text:p>
          </table:table-cell>
          <table:table-cell office:value-type="float" office:value="482.13" calcext:value-type="float">
            <text:p>482.13</text:p>
          </table:table-cell>
          <table:table-cell office:value-type="float" office:value="476.72" calcext:value-type="float">
            <text:p>476.72</text:p>
          </table:table-cell>
          <table:table-cell office:value-type="float" office:value="487.31" calcext:value-type="float">
            <text:p>487.31</text:p>
          </table:table-cell>
          <table:table-cell office:value-type="float" office:value="517.25" calcext:value-type="float">
            <text:p>517.25</text:p>
          </table:table-cell>
          <table:table-cell office:value-type="float" office:value="602.57" calcext:value-type="float">
            <text:p>602.57</text:p>
          </table:table-cell>
          <table:table-cell office:value-type="float" office:value="693.47" calcext:value-type="float">
            <text:p>693.47</text:p>
          </table:table-cell>
          <table:table-cell office:value-type="float" office:value="616.37" calcext:value-type="float">
            <text:p>616.37</text:p>
          </table:table-cell>
          <table:table-cell office:value-type="float" office:value="42.59" calcext:value-type="float">
            <text:p>42.59</text:p>
          </table:table-cell>
          <table:table-cell office:value-type="float" office:value="46.48" calcext:value-type="float">
            <text:p>46.48</text:p>
          </table:table-cell>
          <table:table-cell office:value-type="float" office:value="38.98" calcext:value-type="float">
            <text:p>38.98</text:p>
          </table:table-cell>
          <table:table-cell office:value-type="float" office:value="75.36" calcext:value-type="float">
            <text:p>75.36</text:p>
          </table:table-cell>
          <table:table-cell office:value-type="float" office:value="104.58" calcext:value-type="float">
            <text:p>104.58</text:p>
          </table:table-cell>
          <table:table-cell office:value-type="float" office:value="108.59" calcext:value-type="float">
            <text:p>108.59</text:p>
          </table:table-cell>
          <table:table-cell office:value-type="float" office:value="120.13" calcext:value-type="float">
            <text:p>120.13</text:p>
          </table:table-cell>
          <table:table-cell office:value-type="float" office:value="138.1" calcext:value-type="float">
            <text:p>138.1</text:p>
          </table:table-cell>
          <table:table-cell office:value-type="float" office:value="132.86" calcext:value-type="float">
            <text:p>132.86</text:p>
          </table:table-cell>
          <table:table-cell office:value-type="float" office:value="124.04" calcext:value-type="float">
            <text:p>124.04</text:p>
          </table:table-cell>
          <table:table-cell office:value-type="float" office:value="144.31" calcext:value-type="float">
            <text:p>144.31</text:p>
          </table:table-cell>
          <table:table-cell office:value-type="float" office:value="140.19" calcext:value-type="float">
            <text:p>140.19</text:p>
          </table:table-cell>
          <table:table-cell office:value-type="float" office:value="121.89" calcext:value-type="float">
            <text:p>121.89</text:p>
          </table:table-cell>
          <table:table-cell office:value-type="float" office:value="144.67" calcext:value-type="float">
            <text:p>144.67</text:p>
          </table:table-cell>
          <table:table-cell office:value-type="float" office:value="161.19" calcext:value-type="float">
            <text:p>161.19</text:p>
          </table:table-cell>
          <table:table-cell office:value-type="float" office:value="181.04" calcext:value-type="float">
            <text:p>181.04</text:p>
          </table:table-cell>
          <table:table-cell office:value-type="float" office:value="213.24" calcext:value-type="float">
            <text:p>213.24</text:p>
          </table:table-cell>
          <table:table-cell office:value-type="float" office:value="198.68" calcext:value-type="float">
            <text:p>198.68</text:p>
          </table:table-cell>
        </table:table-row>
        <table:table-row table:style-name="ro1">
          <table:table-cell office:value-type="string" calcext:value-type="string">
            <text:p>T. MASSA LEVE</text:p>
          </table:table-cell>
          <table:table-cell office:value-type="float" office:value="10.19" calcext:value-type="float">
            <text:p>10.19</text:p>
          </table:table-cell>
          <table:table-cell office:value-type="float" office:value="10.5" calcext:value-type="float">
            <text:p>10.5</text:p>
          </table:table-cell>
          <table:table-cell office:value-type="float" office:value="14.69" calcext:value-type="float">
            <text:p>14.69</text:p>
          </table:table-cell>
          <table:table-cell office:value-type="float" office:value="21.6" calcext:value-type="float">
            <text:p>21.6</text:p>
          </table:table-cell>
          <table:table-cell office:value-type="float" office:value="25.96" calcext:value-type="float">
            <text:p>25.96</text:p>
          </table:table-cell>
          <table:table-cell office:value-type="float" office:value="31.8" calcext:value-type="float">
            <text:p>31.8</text:p>
          </table:table-cell>
          <table:table-cell office:value-type="float" office:value="29.35" calcext:value-type="float">
            <text:p>29.35</text:p>
          </table:table-cell>
          <table:table-cell office:value-type="float" office:value="25.85" calcext:value-type="float">
            <text:p>25.85</text:p>
          </table:table-cell>
          <table:table-cell office:value-type="float" office:value="30.05" calcext:value-type="float">
            <text:p>30.05</text:p>
          </table:table-cell>
          <table:table-cell office:value-type="float" office:value="42.76" calcext:value-type="float">
            <text:p>42.76</text:p>
          </table:table-cell>
          <table:table-cell office:value-type="float" office:value="48.86" calcext:value-type="float">
            <text:p>48.86</text:p>
          </table:table-cell>
          <table:table-cell office:value-type="float" office:value="55.23" calcext:value-type="float">
            <text:p>55.23</text:p>
          </table:table-cell>
          <table:table-cell office:value-type="float" office:value="52.76" calcext:value-type="float">
            <text:p>52.76</text:p>
          </table:table-cell>
          <table:table-cell office:value-type="float" office:value="54.81" calcext:value-type="float">
            <text:p>54.81</text:p>
          </table:table-cell>
          <table:table-cell office:value-type="float" office:value="48.23" calcext:value-type="float">
            <text:p>48.23</text:p>
          </table:table-cell>
          <table:table-cell office:value-type="float" office:value="53.15" calcext:value-type="float">
            <text:p>53.15</text:p>
          </table:table-cell>
          <table:table-cell office:value-type="float" office:value="62.76" calcext:value-type="float">
            <text:p>62.76</text:p>
          </table:table-cell>
          <table:table-cell office:value-type="float" office:value="80.5" calcext:value-type="float">
            <text:p>80.5</text:p>
          </table:table-cell>
          <table:table-cell office:value-type="float" office:value="2.67" calcext:value-type="float">
            <text:p>2.67</text:p>
          </table:table-cell>
          <table:table-cell office:value-type="float" office:value="3.77" calcext:value-type="float">
            <text:p>3.77</text:p>
          </table:table-cell>
          <table:table-cell office:value-type="float" office:value="4.71" calcext:value-type="float">
            <text:p>4.71</text:p>
          </table:table-cell>
          <table:table-cell office:value-type="float" office:value="16.49" calcext:value-type="float">
            <text:p>16.49</text:p>
          </table:table-cell>
          <table:table-cell office:value-type="float" office:value="13.91" calcext:value-type="float">
            <text:p>13.91</text:p>
          </table:table-cell>
          <table:table-cell office:value-type="float" office:value="20.28" calcext:value-type="float">
            <text:p>20.28</text:p>
          </table:table-cell>
          <table:table-cell office:value-type="float" office:value="23.29" calcext:value-type="float">
            <text:p>23.29</text:p>
          </table:table-cell>
          <table:table-cell office:value-type="float" office:value="30.14" calcext:value-type="float">
            <text:p>30.14</text:p>
          </table:table-cell>
          <table:table-cell office:value-type="float" office:value="24" calcext:value-type="float">
            <text:p>24</text:p>
          </table:table-cell>
          <table:table-cell office:value-type="float" office:value="59.5" calcext:value-type="float">
            <text:p>59.5</text:p>
          </table:table-cell>
          <table:table-cell office:value-type="float" office:value="64.44" calcext:value-type="float">
            <text:p>64.44</text:p>
          </table:table-cell>
          <table:table-cell office:value-type="float" office:value="63.89" calcext:value-type="float">
            <text:p>63.89</text:p>
          </table:table-cell>
          <table:table-cell office:value-type="float" office:value="57.98" calcext:value-type="float">
            <text:p>57.98</text:p>
          </table:table-cell>
          <table:table-cell office:value-type="float" office:value="54.73" calcext:value-type="float">
            <text:p>54.73</text:p>
          </table:table-cell>
          <table:table-cell office:value-type="float" office:value="56.05" calcext:value-type="float">
            <text:p>56.05</text:p>
          </table:table-cell>
          <table:table-cell office:value-type="float" office:value="73.44" calcext:value-type="float">
            <text:p>73.44</text:p>
          </table:table-cell>
          <table:table-cell office:value-type="float" office:value="50.97" calcext:value-type="float">
            <text:p>50.97</text:p>
          </table:table-cell>
          <table:table-cell office:value-type="float" office:value="51.16" calcext:value-type="float">
            <text:p>51.16</text:p>
          </table:table-cell>
          <table:table-cell office:value-type="float" office:value="3.54" calcext:value-type="float">
            <text:p>3.54</text:p>
          </table:table-cell>
          <table:table-cell office:value-type="float" office:value="5.38" calcext:value-type="float">
            <text:p>5.38</text:p>
          </table:table-cell>
          <table:table-cell office:value-type="float" office:value="9.19" calcext:value-type="float">
            <text:p>9.19</text:p>
          </table:table-cell>
          <table:table-cell office:value-type="float" office:value="28.37" calcext:value-type="float">
            <text:p>28.37</text:p>
          </table:table-cell>
          <table:table-cell office:value-type="float" office:value="45.21" calcext:value-type="float">
            <text:p>45.21</text:p>
          </table:table-cell>
          <table:table-cell office:value-type="float" office:value="57.21" calcext:value-type="float">
            <text:p>57.21</text:p>
          </table:table-cell>
          <table:table-cell office:value-type="float" office:value="62.61" calcext:value-type="float">
            <text:p>62.61</text:p>
          </table:table-cell>
          <table:table-cell office:value-type="float" office:value="67.42" calcext:value-type="float">
            <text:p>67.42</text:p>
          </table:table-cell>
          <table:table-cell office:value-type="float" office:value="75.21" calcext:value-type="float">
            <text:p>75.21</text:p>
          </table:table-cell>
          <table:table-cell office:value-type="float" office:value="93.59" calcext:value-type="float">
            <text:p>93.59</text:p>
          </table:table-cell>
          <table:table-cell office:value-type="float" office:value="89.12" calcext:value-type="float">
            <text:p>89.12</text:p>
          </table:table-cell>
          <table:table-cell office:value-type="float" office:value="129.5" calcext:value-type="float">
            <text:p>129.5</text:p>
          </table:table-cell>
          <table:table-cell office:value-type="float" office:value="138.22" calcext:value-type="float">
            <text:p>138.22</text:p>
          </table:table-cell>
          <table:table-cell office:value-type="float" office:value="110.13" calcext:value-type="float">
            <text:p>110.13</text:p>
          </table:table-cell>
          <table:table-cell office:value-type="float" office:value="95.76" calcext:value-type="float">
            <text:p>95.76</text:p>
          </table:table-cell>
          <table:table-cell office:value-type="float" office:value="75.11" calcext:value-type="float">
            <text:p>75.11</text:p>
          </table:table-cell>
          <table:table-cell office:value-type="float" office:value="81.41" calcext:value-type="float">
            <text:p>81.41</text:p>
          </table:table-cell>
          <table:table-cell office:value-type="float" office:value="86.29" calcext:value-type="float">
            <text:p>86.29</text:p>
          </table:table-cell>
          <table:table-cell office:value-type="float" office:value="37.3" calcext:value-type="float">
            <text:p>37.3</text:p>
          </table:table-cell>
          <table:table-cell office:value-type="float" office:value="51.62" calcext:value-type="float">
            <text:p>51.62</text:p>
          </table:table-cell>
          <table:table-cell office:value-type="float" office:value="74.72" calcext:value-type="float">
            <text:p>74.72</text:p>
          </table:table-cell>
          <table:table-cell office:value-type="float" office:value="94" calcext:value-type="float">
            <text:p>94</text:p>
          </table:table-cell>
          <table:table-cell office:value-type="float" office:value="90.56" calcext:value-type="float">
            <text:p>90.56</text:p>
          </table:table-cell>
          <table:table-cell office:value-type="float" office:value="82.24" calcext:value-type="float">
            <text:p>82.24</text:p>
          </table:table-cell>
          <table:table-cell office:value-type="float" office:value="79.07" calcext:value-type="float">
            <text:p>79.07</text:p>
          </table:table-cell>
          <table:table-cell office:value-type="float" office:value="105.86" calcext:value-type="float">
            <text:p>105.86</text:p>
          </table:table-cell>
          <table:table-cell office:value-type="float" office:value="106.55" calcext:value-type="float">
            <text:p>106.55</text:p>
          </table:table-cell>
          <table:table-cell office:value-type="float" office:value="117.42" calcext:value-type="float">
            <text:p>117.42</text:p>
          </table:table-cell>
          <table:table-cell office:value-type="float" office:value="140.03" calcext:value-type="float">
            <text:p>140.03</text:p>
          </table:table-cell>
          <table:table-cell office:value-type="float" office:value="160.15" calcext:value-type="float">
            <text:p>160.15</text:p>
          </table:table-cell>
          <table:table-cell office:value-type="float" office:value="167.89" calcext:value-type="float">
            <text:p>167.89</text:p>
          </table:table-cell>
          <table:table-cell office:value-type="float" office:value="180.34" calcext:value-type="float">
            <text:p>180.34</text:p>
          </table:table-cell>
          <table:table-cell office:value-type="float" office:value="206.05" calcext:value-type="float">
            <text:p>206.05</text:p>
          </table:table-cell>
          <table:table-cell office:value-type="float" office:value="204.88" calcext:value-type="float">
            <text:p>204.88</text:p>
          </table:table-cell>
          <table:table-cell office:value-type="float" office:value="179.67" calcext:value-type="float">
            <text:p>179.67</text:p>
          </table:table-cell>
          <table:table-cell office:value-type="float" office:value="186.01" calcext:value-type="float">
            <text:p>186.01</text:p>
          </table:table-cell>
          <table:table-cell office:value-type="float" office:value="16.35" calcext:value-type="float">
            <text:p>16.35</text:p>
          </table:table-cell>
          <table:table-cell office:value-type="float" office:value="25.02" calcext:value-type="float">
            <text:p>25.02</text:p>
          </table:table-cell>
          <table:table-cell office:value-type="float" office:value="34.39" calcext:value-type="float">
            <text:p>34.39</text:p>
          </table:table-cell>
          <table:table-cell office:value-type="float" office:value="43.29" calcext:value-type="float">
            <text:p>43.29</text:p>
          </table:table-cell>
          <table:table-cell office:value-type="float" office:value="47.21" calcext:value-type="float">
            <text:p>47.21</text:p>
          </table:table-cell>
          <table:table-cell office:value-type="float" office:value="44.12" calcext:value-type="float">
            <text:p>44.12</text:p>
          </table:table-cell>
          <table:table-cell office:value-type="float" office:value="43.91" calcext:value-type="float">
            <text:p>43.91</text:p>
          </table:table-cell>
          <table:table-cell office:value-type="float" office:value="59.96" calcext:value-type="float">
            <text:p>59.96</text:p>
          </table:table-cell>
          <table:table-cell office:value-type="float" office:value="60.58" calcext:value-type="float">
            <text:p>60.58</text:p>
          </table:table-cell>
          <table:table-cell office:value-type="float" office:value="70.92" calcext:value-type="float">
            <text:p>70.92</text:p>
          </table:table-cell>
          <table:table-cell office:value-type="float" office:value="83.92" calcext:value-type="float">
            <text:p>83.92</text:p>
          </table:table-cell>
          <table:table-cell office:value-type="float" office:value="101.84" calcext:value-type="float">
            <text:p>101.84</text:p>
          </table:table-cell>
          <table:table-cell office:value-type="float" office:value="102.29" calcext:value-type="float">
            <text:p>102.29</text:p>
          </table:table-cell>
          <table:table-cell office:value-type="float" office:value="114.05" calcext:value-type="float">
            <text:p>114.05</text:p>
          </table:table-cell>
          <table:table-cell office:value-type="float" office:value="118.24" calcext:value-type="float">
            <text:p>118.24</text:p>
          </table:table-cell>
          <table:table-cell office:value-type="float" office:value="117.66" calcext:value-type="float">
            <text:p>117.66</text:p>
          </table:table-cell>
          <table:table-cell office:value-type="float" office:value="119.7" calcext:value-type="float">
            <text:p>119.7</text:p>
          </table:table-cell>
          <table:table-cell office:value-type="float" office:value="114.33" calcext:value-type="float">
            <text:p>114.33</text:p>
          </table:table-cell>
          <table:table-cell office:value-type="float" office:value="29.48" calcext:value-type="float">
            <text:p>29.48</text:p>
          </table:table-cell>
          <table:table-cell office:value-type="float" office:value="51.8" calcext:value-type="float">
            <text:p>51.8</text:p>
          </table:table-cell>
          <table:table-cell office:value-type="float" office:value="53.09" calcext:value-type="float">
            <text:p>53.09</text:p>
          </table:table-cell>
          <table:table-cell office:value-type="float" office:value="60.07" calcext:value-type="float">
            <text:p>60.07</text:p>
          </table:table-cell>
          <table:table-cell office:value-type="float" office:value="81.01" calcext:value-type="float">
            <text:p>81.01</text:p>
          </table:table-cell>
          <table:table-cell office:value-type="float" office:value="78.3" calcext:value-type="float">
            <text:p>78.3</text:p>
          </table:table-cell>
          <table:table-cell office:value-type="float" office:value="70.76" calcext:value-type="float">
            <text:p>70.76</text:p>
          </table:table-cell>
          <table:table-cell office:value-type="float" office:value="78.77" calcext:value-type="float">
            <text:p>78.77</text:p>
          </table:table-cell>
          <table:table-cell office:value-type="float" office:value="93.11" calcext:value-type="float">
            <text:p>93.11</text:p>
          </table:table-cell>
          <table:table-cell office:value-type="float" office:value="122.13" calcext:value-type="float">
            <text:p>122.13</text:p>
          </table:table-cell>
          <table:table-cell office:value-type="float" office:value="139.02" calcext:value-type="float">
            <text:p>139.02</text:p>
          </table:table-cell>
          <table:table-cell office:value-type="float" office:value="151.94" calcext:value-type="float">
            <text:p>151.94</text:p>
          </table:table-cell>
          <table:table-cell office:value-type="float" office:value="165.16" calcext:value-type="float">
            <text:p>165.16</text:p>
          </table:table-cell>
          <table:table-cell office:value-type="float" office:value="206.82" calcext:value-type="float">
            <text:p>206.82</text:p>
          </table:table-cell>
          <table:table-cell office:value-type="float" office:value="193.21" calcext:value-type="float">
            <text:p>193.21</text:p>
          </table:table-cell>
          <table:table-cell office:value-type="float" office:value="200" calcext:value-type="float">
            <text:p>200</text:p>
          </table:table-cell>
          <table:table-cell office:value-type="float" office:value="191.24" calcext:value-type="float">
            <text:p>191.24</text:p>
          </table:table-cell>
          <table:table-cell office:value-type="float" office:value="177.45" calcext:value-type="float">
            <text:p>177.45</text:p>
          </table:table-cell>
          <table:table-cell office:value-type="float" office:value="4.78" calcext:value-type="float">
            <text:p>4.78</text:p>
          </table:table-cell>
          <table:table-cell office:value-type="float" office:value="6.17" calcext:value-type="float">
            <text:p>6.17</text:p>
          </table:table-cell>
          <table:table-cell office:value-type="float" office:value="7.47" calcext:value-type="float">
            <text:p>7.47</text:p>
          </table:table-cell>
          <table:table-cell office:value-type="float" office:value="9.47" calcext:value-type="float">
            <text:p>9.47</text:p>
          </table:table-cell>
          <table:table-cell office:value-type="float" office:value="10.81" calcext:value-type="float">
            <text:p>10.81</text:p>
          </table:table-cell>
          <table:table-cell office:value-type="float" office:value="11.54" calcext:value-type="float">
            <text:p>11.54</text:p>
          </table:table-cell>
          <table:table-cell office:value-type="float" office:value="8.04" calcext:value-type="float">
            <text:p>8.04</text:p>
          </table:table-cell>
          <table:table-cell office:value-type="float" office:value="10.35" calcext:value-type="float">
            <text:p>10.35</text:p>
          </table:table-cell>
          <table:table-cell office:value-type="float" office:value="11.14" calcext:value-type="float">
            <text:p>11.14</text:p>
          </table:table-cell>
          <table:table-cell office:value-type="float" office:value="32.77" calcext:value-type="float">
            <text:p>32.77</text:p>
          </table:table-cell>
          <table:table-cell office:value-type="float" office:value="37.88" calcext:value-type="float">
            <text:p>37.88</text:p>
          </table:table-cell>
          <table:table-cell office:value-type="float" office:value="36.52" calcext:value-type="float">
            <text:p>36.52</text:p>
          </table:table-cell>
          <table:table-cell office:value-type="float" office:value="34.21" calcext:value-type="float">
            <text:p>34.21</text:p>
          </table:table-cell>
          <table:table-cell office:value-type="float" office:value="30.42" calcext:value-type="float">
            <text:p>30.42</text:p>
          </table:table-cell>
          <table:table-cell office:value-type="float" office:value="25.91" calcext:value-type="float">
            <text:p>25.91</text:p>
          </table:table-cell>
          <table:table-cell office:value-type="float" office:value="29.28" calcext:value-type="float">
            <text:p>29.28</text:p>
          </table:table-cell>
          <table:table-cell office:value-type="float" office:value="31.34" calcext:value-type="float">
            <text:p>31.34</text:p>
          </table:table-cell>
          <table:table-cell office:value-type="float" office:value="35.56" calcext:value-type="float">
            <text:p>35.56</text:p>
          </table:table-cell>
        </table:table-row>
        <table:table-row table:style-name="ro1">
          <table:table-cell office:value-type="string" calcext:value-type="string">
            <text:p>T. BRF</text:p>
          </table:table-cell>
          <table:table-cell office:value-type="float" office:value="541.93" calcext:value-type="float">
            <text:p>541.93</text:p>
          </table:table-cell>
          <table:table-cell office:value-type="float" office:value="559.9" calcext:value-type="float">
            <text:p>559.9</text:p>
          </table:table-cell>
          <table:table-cell office:value-type="float" office:value="557.08" calcext:value-type="float">
            <text:p>557.08</text:p>
          </table:table-cell>
          <table:table-cell office:value-type="float" office:value="653.03" calcext:value-type="float">
            <text:p>653.03</text:p>
          </table:table-cell>
          <table:table-cell office:value-type="float" office:value="724.4" calcext:value-type="float">
            <text:p>724.4</text:p>
          </table:table-cell>
          <table:table-cell office:value-type="float" office:value="704.22" calcext:value-type="float">
            <text:p>704.22</text:p>
          </table:table-cell>
          <table:table-cell office:value-type="float" office:value="720.62" calcext:value-type="float">
            <text:p>720.62</text:p>
          </table:table-cell>
          <table:table-cell office:value-type="float" office:value="731.19" calcext:value-type="float">
            <text:p>731.19</text:p>
          </table:table-cell>
          <table:table-cell office:value-type="float" office:value="675.98" calcext:value-type="float">
            <text:p>675.98</text:p>
          </table:table-cell>
          <table:table-cell office:value-type="float" office:value="693.07" calcext:value-type="float">
            <text:p>693.07</text:p>
          </table:table-cell>
          <table:table-cell office:value-type="float" office:value="598.72" calcext:value-type="float">
            <text:p>598.72</text:p>
          </table:table-cell>
          <table:table-cell office:value-type="float" office:value="571.34" calcext:value-type="float">
            <text:p>571.34</text:p>
          </table:table-cell>
          <table:table-cell office:value-type="float" office:value="599.96" calcext:value-type="float">
            <text:p>599.96</text:p>
          </table:table-cell>
          <table:table-cell office:value-type="float" office:value="560.76" calcext:value-type="float">
            <text:p>560.76</text:p>
          </table:table-cell>
          <table:table-cell office:value-type="float" office:value="550.14" calcext:value-type="float">
            <text:p>550.14</text:p>
          </table:table-cell>
          <table:table-cell office:value-type="float" office:value="606.41" calcext:value-type="float">
            <text:p>606.41</text:p>
          </table:table-cell>
          <table:table-cell office:value-type="float" office:value="595.64" calcext:value-type="float">
            <text:p>595.64</text:p>
          </table:table-cell>
          <table:table-cell office:value-type="float" office:value="626.29" calcext:value-type="float">
            <text:p>626.29</text:p>
          </table:table-cell>
          <table:table-cell office:value-type="float" office:value="961.16" calcext:value-type="float">
            <text:p>961.16</text:p>
          </table:table-cell>
          <table:table-cell office:value-type="float" office:value="936.95" calcext:value-type="float">
            <text:p>936.95</text:p>
          </table:table-cell>
          <table:table-cell office:value-type="float" office:value="953.4" calcext:value-type="float">
            <text:p>953.4</text:p>
          </table:table-cell>
          <table:table-cell office:value-type="float" office:value="994.76" calcext:value-type="float">
            <text:p>994.76</text:p>
          </table:table-cell>
          <table:table-cell office:value-type="float" office:value="1030.6" calcext:value-type="float">
            <text:p>1030.6</text:p>
          </table:table-cell>
          <table:table-cell office:value-type="float" office:value="1068.07" calcext:value-type="float">
            <text:p>1068.07</text:p>
          </table:table-cell>
          <table:table-cell office:value-type="float" office:value="1063.85" calcext:value-type="float">
            <text:p>1063.85</text:p>
          </table:table-cell>
          <table:table-cell office:value-type="float" office:value="1057.51" calcext:value-type="float">
            <text:p>1057.51</text:p>
          </table:table-cell>
          <table:table-cell office:value-type="float" office:value="1005.48" calcext:value-type="float">
            <text:p>1005.48</text:p>
          </table:table-cell>
          <table:table-cell office:value-type="float" office:value="1004.03" calcext:value-type="float">
            <text:p>1004.03</text:p>
          </table:table-cell>
          <table:table-cell office:value-type="float" office:value="776.46" calcext:value-type="float">
            <text:p>776.46</text:p>
          </table:table-cell>
          <table:table-cell office:value-type="float" office:value="732.97" calcext:value-type="float">
            <text:p>732.97</text:p>
          </table:table-cell>
          <table:table-cell office:value-type="float" office:value="704.85" calcext:value-type="float">
            <text:p>704.85</text:p>
          </table:table-cell>
          <table:table-cell office:value-type="float" office:value="685.98" calcext:value-type="float">
            <text:p>685.98</text:p>
          </table:table-cell>
          <table:table-cell office:value-type="float" office:value="655.23" calcext:value-type="float">
            <text:p>655.23</text:p>
          </table:table-cell>
          <table:table-cell office:value-type="float" office:value="670.4" calcext:value-type="float">
            <text:p>670.4</text:p>
          </table:table-cell>
          <table:table-cell office:value-type="float" office:value="715.32" calcext:value-type="float">
            <text:p>715.32</text:p>
          </table:table-cell>
          <table:table-cell office:value-type="float" office:value="714.96" calcext:value-type="float">
            <text:p>714.96</text:p>
          </table:table-cell>
          <table:table-cell office:value-type="float" office:value="1523.59" calcext:value-type="float">
            <text:p>1523.59</text:p>
          </table:table-cell>
          <table:table-cell office:value-type="float" office:value="1610.39" calcext:value-type="float">
            <text:p>1610.39</text:p>
          </table:table-cell>
          <table:table-cell office:value-type="float" office:value="1518.2" calcext:value-type="float">
            <text:p>1518.2</text:p>
          </table:table-cell>
          <table:table-cell office:value-type="float" office:value="1611.99" calcext:value-type="float">
            <text:p>1611.99</text:p>
          </table:table-cell>
          <table:table-cell office:value-type="float" office:value="1695.64" calcext:value-type="float">
            <text:p>1695.64</text:p>
          </table:table-cell>
          <table:table-cell office:value-type="float" office:value="1807.94" calcext:value-type="float">
            <text:p>1807.94</text:p>
          </table:table-cell>
          <table:table-cell office:value-type="float" office:value="1641.26" calcext:value-type="float">
            <text:p>1641.26</text:p>
          </table:table-cell>
          <table:table-cell office:value-type="float" office:value="1697.35" calcext:value-type="float">
            <text:p>1697.35</text:p>
          </table:table-cell>
          <table:table-cell office:value-type="float" office:value="1549.3" calcext:value-type="float">
            <text:p>1549.3</text:p>
          </table:table-cell>
          <table:table-cell office:value-type="float" office:value="1679.98" calcext:value-type="float">
            <text:p>1679.98</text:p>
          </table:table-cell>
          <table:table-cell office:value-type="float" office:value="1441.28" calcext:value-type="float">
            <text:p>1441.28</text:p>
          </table:table-cell>
          <table:table-cell office:value-type="float" office:value="1441.74" calcext:value-type="float">
            <text:p>1441.74</text:p>
          </table:table-cell>
          <table:table-cell office:value-type="float" office:value="1273.3" calcext:value-type="float">
            <text:p>1273.3</text:p>
          </table:table-cell>
          <table:table-cell office:value-type="float" office:value="1333.09" calcext:value-type="float">
            <text:p>1333.09</text:p>
          </table:table-cell>
          <table:table-cell office:value-type="float" office:value="1377.73" calcext:value-type="float">
            <text:p>1377.73</text:p>
          </table:table-cell>
          <table:table-cell office:value-type="float" office:value="1335.93" calcext:value-type="float">
            <text:p>1335.93</text:p>
          </table:table-cell>
          <table:table-cell office:value-type="float" office:value="1456.11" calcext:value-type="float">
            <text:p>1456.11</text:p>
          </table:table-cell>
          <table:table-cell office:value-type="float" office:value="1374.13" calcext:value-type="float">
            <text:p>1374.13</text:p>
          </table:table-cell>
          <table:table-cell office:value-type="float" office:value="1078.29" calcext:value-type="float">
            <text:p>1078.29</text:p>
          </table:table-cell>
          <table:table-cell office:value-type="float" office:value="1097.26" calcext:value-type="float">
            <text:p>1097.26</text:p>
          </table:table-cell>
          <table:table-cell office:value-type="float" office:value="1083.79" calcext:value-type="float">
            <text:p>1083.79</text:p>
          </table:table-cell>
          <table:table-cell office:value-type="float" office:value="1199.84" calcext:value-type="float">
            <text:p>1199.84</text:p>
          </table:table-cell>
          <table:table-cell office:value-type="float" office:value="1270.22" calcext:value-type="float">
            <text:p>1270.22</text:p>
          </table:table-cell>
          <table:table-cell office:value-type="float" office:value="1223.21" calcext:value-type="float">
            <text:p>1223.21</text:p>
          </table:table-cell>
          <table:table-cell office:value-type="float" office:value="1150.28" calcext:value-type="float">
            <text:p>1150.28</text:p>
          </table:table-cell>
          <table:table-cell office:value-type="float" office:value="1153.82" calcext:value-type="float">
            <text:p>1153.82</text:p>
          </table:table-cell>
          <table:table-cell office:value-type="float" office:value="1108.01" calcext:value-type="float">
            <text:p>1108.01</text:p>
          </table:table-cell>
          <table:table-cell office:value-type="float" office:value="1157.78" calcext:value-type="float">
            <text:p>1157.78</text:p>
          </table:table-cell>
          <table:table-cell office:value-type="float" office:value="1077.48" calcext:value-type="float">
            <text:p>1077.48</text:p>
          </table:table-cell>
          <table:table-cell office:value-type="float" office:value="980.77" calcext:value-type="float">
            <text:p>980.77</text:p>
          </table:table-cell>
          <table:table-cell office:value-type="float" office:value="966.92" calcext:value-type="float">
            <text:p>966.92</text:p>
          </table:table-cell>
          <table:table-cell office:value-type="float" office:value="913.16" calcext:value-type="float">
            <text:p>913.16</text:p>
          </table:table-cell>
          <table:table-cell office:value-type="float" office:value="910.12" calcext:value-type="float">
            <text:p>910.12</text:p>
          </table:table-cell>
          <table:table-cell office:value-type="float" office:value="919.81" calcext:value-type="float">
            <text:p>919.81</text:p>
          </table:table-cell>
          <table:table-cell office:value-type="float" office:value="910.45" calcext:value-type="float">
            <text:p>910.45</text:p>
          </table:table-cell>
          <table:table-cell office:value-type="float" office:value="817.87" calcext:value-type="float">
            <text:p>817.87</text:p>
          </table:table-cell>
          <table:table-cell office:value-type="float" office:value="1025.86" calcext:value-type="float">
            <text:p>1025.86</text:p>
          </table:table-cell>
          <table:table-cell office:value-type="float" office:value="1065.65" calcext:value-type="float">
            <text:p>1065.65</text:p>
          </table:table-cell>
          <table:table-cell office:value-type="float" office:value="1037.61" calcext:value-type="float">
            <text:p>1037.61</text:p>
          </table:table-cell>
          <table:table-cell office:value-type="float" office:value="1193.03" calcext:value-type="float">
            <text:p>1193.03</text:p>
          </table:table-cell>
          <table:table-cell office:value-type="float" office:value="1204.63" calcext:value-type="float">
            <text:p>1204.63</text:p>
          </table:table-cell>
          <table:table-cell office:value-type="float" office:value="1175.72" calcext:value-type="float">
            <text:p>1175.72</text:p>
          </table:table-cell>
          <table:table-cell office:value-type="float" office:value="1044.34" calcext:value-type="float">
            <text:p>1044.34</text:p>
          </table:table-cell>
          <table:table-cell office:value-type="float" office:value="999.53" calcext:value-type="float">
            <text:p>999.53</text:p>
          </table:table-cell>
          <table:table-cell office:value-type="float" office:value="1032.7" calcext:value-type="float">
            <text:p>1032.7</text:p>
          </table:table-cell>
          <table:table-cell office:value-type="float" office:value="1038.02" calcext:value-type="float">
            <text:p>1038.02</text:p>
          </table:table-cell>
          <table:table-cell office:value-type="float" office:value="897.64" calcext:value-type="float">
            <text:p>897.64</text:p>
          </table:table-cell>
          <table:table-cell office:value-type="float" office:value="850.56" calcext:value-type="float">
            <text:p>850.56</text:p>
          </table:table-cell>
          <table:table-cell office:value-type="float" office:value="829.64" calcext:value-type="float">
            <text:p>829.64</text:p>
          </table:table-cell>
          <table:table-cell office:value-type="float" office:value="852.06" calcext:value-type="float">
            <text:p>852.06</text:p>
          </table:table-cell>
          <table:table-cell office:value-type="float" office:value="815.28" calcext:value-type="float">
            <text:p>815.28</text:p>
          </table:table-cell>
          <table:table-cell office:value-type="float" office:value="798.45" calcext:value-type="float">
            <text:p>798.45</text:p>
          </table:table-cell>
          <table:table-cell office:value-type="float" office:value="818.76" calcext:value-type="float">
            <text:p>818.76</text:p>
          </table:table-cell>
          <table:table-cell office:value-type="float" office:value="760.57" calcext:value-type="float">
            <text:p>760.57</text:p>
          </table:table-cell>
          <table:table-cell office:value-type="float" office:value="1346.06" calcext:value-type="float">
            <text:p>1346.06</text:p>
          </table:table-cell>
          <table:table-cell office:value-type="float" office:value="1323.73" calcext:value-type="float">
            <text:p>1323.73</text:p>
          </table:table-cell>
          <table:table-cell office:value-type="float" office:value="1316.38" calcext:value-type="float">
            <text:p>1316.38</text:p>
          </table:table-cell>
          <table:table-cell office:value-type="float" office:value="1593.04" calcext:value-type="float">
            <text:p>1593.04</text:p>
          </table:table-cell>
          <table:table-cell office:value-type="float" office:value="1635.03" calcext:value-type="float">
            <text:p>1635.03</text:p>
          </table:table-cell>
          <table:table-cell office:value-type="float" office:value="1454.44" calcext:value-type="float">
            <text:p>1454.44</text:p>
          </table:table-cell>
          <table:table-cell office:value-type="float" office:value="1351.44" calcext:value-type="float">
            <text:p>1351.44</text:p>
          </table:table-cell>
          <table:table-cell office:value-type="float" office:value="1442.84" calcext:value-type="float">
            <text:p>1442.84</text:p>
          </table:table-cell>
          <table:table-cell office:value-type="float" office:value="1400.91" calcext:value-type="float">
            <text:p>1400.91</text:p>
          </table:table-cell>
          <table:table-cell office:value-type="float" office:value="1394.09" calcext:value-type="float">
            <text:p>1394.09</text:p>
          </table:table-cell>
          <table:table-cell office:value-type="float" office:value="1211.27" calcext:value-type="float">
            <text:p>1211.27</text:p>
          </table:table-cell>
          <table:table-cell office:value-type="float" office:value="1137.74" calcext:value-type="float">
            <text:p>1137.74</text:p>
          </table:table-cell>
          <table:table-cell office:value-type="float" office:value="1043.07" calcext:value-type="float">
            <text:p>1043.07</text:p>
          </table:table-cell>
          <table:table-cell office:value-type="float" office:value="1026.19" calcext:value-type="float">
            <text:p>1026.19</text:p>
          </table:table-cell>
          <table:table-cell office:value-type="float" office:value="969.18" calcext:value-type="float">
            <text:p>969.18</text:p>
          </table:table-cell>
          <table:table-cell office:value-type="float" office:value="1109.68" calcext:value-type="float">
            <text:p>1109.68</text:p>
          </table:table-cell>
          <table:table-cell office:value-type="float" office:value="1144.69" calcext:value-type="float">
            <text:p>1144.69</text:p>
          </table:table-cell>
          <table:table-cell office:value-type="float" office:value="1040.45" calcext:value-type="float">
            <text:p>1040.45</text:p>
          </table:table-cell>
          <table:table-cell office:value-type="float" office:value="542.24" calcext:value-type="float">
            <text:p>542.24</text:p>
          </table:table-cell>
          <table:table-cell office:value-type="float" office:value="520.71" calcext:value-type="float">
            <text:p>520.71</text:p>
          </table:table-cell>
          <table:table-cell office:value-type="float" office:value="522.86" calcext:value-type="float">
            <text:p>522.86</text:p>
          </table:table-cell>
          <table:table-cell office:value-type="float" office:value="550.99" calcext:value-type="float">
            <text:p>550.99</text:p>
          </table:table-cell>
          <table:table-cell office:value-type="float" office:value="547.86" calcext:value-type="float">
            <text:p>547.86</text:p>
          </table:table-cell>
          <table:table-cell office:value-type="float" office:value="545.33" calcext:value-type="float">
            <text:p>545.33</text:p>
          </table:table-cell>
          <table:table-cell office:value-type="float" office:value="498.85" calcext:value-type="float">
            <text:p>498.85</text:p>
          </table:table-cell>
          <table:table-cell office:value-type="float" office:value="514.69" calcext:value-type="float">
            <text:p>514.69</text:p>
          </table:table-cell>
          <table:table-cell office:value-type="float" office:value="487.85" calcext:value-type="float">
            <text:p>487.85</text:p>
          </table:table-cell>
          <table:table-cell office:value-type="float" office:value="488.76" calcext:value-type="float">
            <text:p>488.76</text:p>
          </table:table-cell>
          <table:table-cell office:value-type="float" office:value="447.71" calcext:value-type="float">
            <text:p>447.71</text:p>
          </table:table-cell>
          <table:table-cell office:value-type="float" office:value="432.29" calcext:value-type="float">
            <text:p>432.29</text:p>
          </table:table-cell>
          <table:table-cell office:value-type="float" office:value="430.47" calcext:value-type="float">
            <text:p>430.47</text:p>
          </table:table-cell>
          <table:table-cell office:value-type="float" office:value="423.69" calcext:value-type="float">
            <text:p>423.69</text:p>
          </table:table-cell>
          <table:table-cell office:value-type="float" office:value="382.38" calcext:value-type="float">
            <text:p>382.38</text:p>
          </table:table-cell>
          <table:table-cell office:value-type="float" office:value="415.4" calcext:value-type="float">
            <text:p>415.4</text:p>
          </table:table-cell>
          <table:table-cell office:value-type="float" office:value="449.49" calcext:value-type="float">
            <text:p>449.49</text:p>
          </table:table-cell>
          <table:table-cell office:value-type="float" office:value="431.55" calcext:value-type="float">
            <text:p>431.55</text:p>
          </table:table-cell>
        </table:table-row>
        <table:table-row table:style-name="ro1">
          <table:table-cell office:value-type="string" calcext:value-type="string">
            <text:p>T. SADIA,BRF</text:p>
          </table:table-cell>
          <table:table-cell office:value-type="float" office:value="245.06" calcext:value-type="float">
            <text:p>245.06</text:p>
          </table:table-cell>
          <table:table-cell office:value-type="float" office:value="237.26" calcext:value-type="float">
            <text:p>237.26</text:p>
          </table:table-cell>
          <table:table-cell office:value-type="float" office:value="253.58" calcext:value-type="float">
            <text:p>253.58</text:p>
          </table:table-cell>
          <table:table-cell office:value-type="float" office:value="257.98" calcext:value-type="float">
            <text:p>257.98</text:p>
          </table:table-cell>
          <table:table-cell office:value-type="float" office:value="291.45" calcext:value-type="float">
            <text:p>291.45</text:p>
          </table:table-cell>
          <table:table-cell office:value-type="float" office:value="297.45" calcext:value-type="float">
            <text:p>297.45</text:p>
          </table:table-cell>
          <table:table-cell office:value-type="float" office:value="323.66" calcext:value-type="float">
            <text:p>323.66</text:p>
          </table:table-cell>
          <table:table-cell office:value-type="float" office:value="330.32" calcext:value-type="float">
            <text:p>330.32</text:p>
          </table:table-cell>
          <table:table-cell office:value-type="float" office:value="338.01" calcext:value-type="float">
            <text:p>338.01</text:p>
          </table:table-cell>
          <table:table-cell office:value-type="float" office:value="368.45" calcext:value-type="float">
            <text:p>368.45</text:p>
          </table:table-cell>
          <table:table-cell office:value-type="float" office:value="438.47" calcext:value-type="float">
            <text:p>438.47</text:p>
          </table:table-cell>
          <table:table-cell office:value-type="float" office:value="421.51" calcext:value-type="float">
            <text:p>421.51</text:p>
          </table:table-cell>
          <table:table-cell office:value-type="float" office:value="472.92" calcext:value-type="float">
            <text:p>472.92</text:p>
          </table:table-cell>
          <table:table-cell office:value-type="float" office:value="437.27" calcext:value-type="float">
            <text:p>437.27</text:p>
          </table:table-cell>
          <table:table-cell office:value-type="float" office:value="452.58" calcext:value-type="float">
            <text:p>452.58</text:p>
          </table:table-cell>
          <table:table-cell office:value-type="float" office:value="490.13" calcext:value-type="float">
            <text:p>490.13</text:p>
          </table:table-cell>
          <table:table-cell office:value-type="float" office:value="475.65" calcext:value-type="float">
            <text:p>475.65</text:p>
          </table:table-cell>
          <table:table-cell office:value-type="float" office:value="489.23" calcext:value-type="float">
            <text:p>489.23</text:p>
          </table:table-cell>
          <table:table-cell office:value-type="float" office:value="576.75" calcext:value-type="float">
            <text:p>576.75</text:p>
          </table:table-cell>
          <table:table-cell office:value-type="float" office:value="565.85" calcext:value-type="float">
            <text:p>565.85</text:p>
          </table:table-cell>
          <table:table-cell office:value-type="float" office:value="568.22" calcext:value-type="float">
            <text:p>568.22</text:p>
          </table:table-cell>
          <table:table-cell office:value-type="float" office:value="599.63" calcext:value-type="float">
            <text:p>599.63</text:p>
          </table:table-cell>
          <table:table-cell office:value-type="float" office:value="591.37" calcext:value-type="float">
            <text:p>591.37</text:p>
          </table:table-cell>
          <table:table-cell office:value-type="float" office:value="600.45" calcext:value-type="float">
            <text:p>600.45</text:p>
          </table:table-cell>
          <table:table-cell office:value-type="float" office:value="605.56" calcext:value-type="float">
            <text:p>605.56</text:p>
          </table:table-cell>
          <table:table-cell office:value-type="float" office:value="615.09" calcext:value-type="float">
            <text:p>615.09</text:p>
          </table:table-cell>
          <table:table-cell office:value-type="float" office:value="614.88" calcext:value-type="float">
            <text:p>614.88</text:p>
          </table:table-cell>
          <table:table-cell office:value-type="float" office:value="638.22" calcext:value-type="float">
            <text:p>638.22</text:p>
          </table:table-cell>
          <table:table-cell office:value-type="float" office:value="632.54" calcext:value-type="float">
            <text:p>632.54</text:p>
          </table:table-cell>
          <table:table-cell office:value-type="float" office:value="602.35" calcext:value-type="float">
            <text:p>602.35</text:p>
          </table:table-cell>
          <table:table-cell office:value-type="float" office:value="599.98" calcext:value-type="float">
            <text:p>599.98</text:p>
          </table:table-cell>
          <table:table-cell office:value-type="float" office:value="573.88" calcext:value-type="float">
            <text:p>573.88</text:p>
          </table:table-cell>
          <table:table-cell office:value-type="float" office:value="566.55" calcext:value-type="float">
            <text:p>566.55</text:p>
          </table:table-cell>
          <table:table-cell office:value-type="float" office:value="603.53" calcext:value-type="float">
            <text:p>603.53</text:p>
          </table:table-cell>
          <table:table-cell office:value-type="float" office:value="635.07" calcext:value-type="float">
            <text:p>635.07</text:p>
          </table:table-cell>
          <table:table-cell office:value-type="float" office:value="616.21" calcext:value-type="float">
            <text:p>616.21</text:p>
          </table:table-cell>
          <table:table-cell office:value-type="float" office:value="906.78" calcext:value-type="float">
            <text:p>906.78</text:p>
          </table:table-cell>
          <table:table-cell office:value-type="float" office:value="865.65" calcext:value-type="float">
            <text:p>865.65</text:p>
          </table:table-cell>
          <table:table-cell office:value-type="float" office:value="895.75" calcext:value-type="float">
            <text:p>895.75</text:p>
          </table:table-cell>
          <table:table-cell office:value-type="float" office:value="900.8" calcext:value-type="float">
            <text:p>900.8</text:p>
          </table:table-cell>
          <table:table-cell office:value-type="float" office:value="906.35" calcext:value-type="float">
            <text:p>906.35</text:p>
          </table:table-cell>
          <table:table-cell office:value-type="float" office:value="1080.73" calcext:value-type="float">
            <text:p>1080.73</text:p>
          </table:table-cell>
          <table:table-cell office:value-type="float" office:value="958.82" calcext:value-type="float">
            <text:p>958.82</text:p>
          </table:table-cell>
          <table:table-cell office:value-type="float" office:value="980.85" calcext:value-type="float">
            <text:p>980.85</text:p>
          </table:table-cell>
          <table:table-cell office:value-type="float" office:value="926.03" calcext:value-type="float">
            <text:p>926.03</text:p>
          </table:table-cell>
          <table:table-cell office:value-type="float" office:value="1047.61" calcext:value-type="float">
            <text:p>1047.61</text:p>
          </table:table-cell>
          <table:table-cell office:value-type="float" office:value="1131.07" calcext:value-type="float">
            <text:p>1131.07</text:p>
          </table:table-cell>
          <table:table-cell office:value-type="float" office:value="1135.29" calcext:value-type="float">
            <text:p>1135.29</text:p>
          </table:table-cell>
          <table:table-cell office:value-type="float" office:value="1037.57" calcext:value-type="float">
            <text:p>1037.57</text:p>
          </table:table-cell>
          <table:table-cell office:value-type="float" office:value="1069.56" calcext:value-type="float">
            <text:p>1069.56</text:p>
          </table:table-cell>
          <table:table-cell office:value-type="float" office:value="1152.36" calcext:value-type="float">
            <text:p>1152.36</text:p>
          </table:table-cell>
          <table:table-cell office:value-type="float" office:value="1174.83" calcext:value-type="float">
            <text:p>1174.83</text:p>
          </table:table-cell>
          <table:table-cell office:value-type="float" office:value="1233.46" calcext:value-type="float">
            <text:p>1233.46</text:p>
          </table:table-cell>
          <table:table-cell office:value-type="float" office:value="1127.52" calcext:value-type="float">
            <text:p>1127.52</text:p>
          </table:table-cell>
          <table:table-cell office:value-type="float" office:value="661.91" calcext:value-type="float">
            <text:p>661.91</text:p>
          </table:table-cell>
          <table:table-cell office:value-type="float" office:value="635.28" calcext:value-type="float">
            <text:p>635.28</text:p>
          </table:table-cell>
          <table:table-cell office:value-type="float" office:value="659.48" calcext:value-type="float">
            <text:p>659.48</text:p>
          </table:table-cell>
          <table:table-cell office:value-type="float" office:value="733.13" calcext:value-type="float">
            <text:p>733.13</text:p>
          </table:table-cell>
          <table:table-cell office:value-type="float" office:value="751.61" calcext:value-type="float">
            <text:p>751.61</text:p>
          </table:table-cell>
          <table:table-cell office:value-type="float" office:value="762.52" calcext:value-type="float">
            <text:p>762.52</text:p>
          </table:table-cell>
          <table:table-cell office:value-type="float" office:value="753.52" calcext:value-type="float">
            <text:p>753.52</text:p>
          </table:table-cell>
          <table:table-cell office:value-type="float" office:value="730.56" calcext:value-type="float">
            <text:p>730.56</text:p>
          </table:table-cell>
          <table:table-cell office:value-type="float" office:value="712.18" calcext:value-type="float">
            <text:p>712.18</text:p>
          </table:table-cell>
          <table:table-cell office:value-type="float" office:value="764.42" calcext:value-type="float">
            <text:p>764.42</text:p>
          </table:table-cell>
          <table:table-cell office:value-type="float" office:value="802.25" calcext:value-type="float">
            <text:p>802.25</text:p>
          </table:table-cell>
          <table:table-cell office:value-type="float" office:value="732.51" calcext:value-type="float">
            <text:p>732.51</text:p>
          </table:table-cell>
          <table:table-cell office:value-type="float" office:value="741.19" calcext:value-type="float">
            <text:p>741.19</text:p>
          </table:table-cell>
          <table:table-cell office:value-type="float" office:value="695.95" calcext:value-type="float">
            <text:p>695.95</text:p>
          </table:table-cell>
          <table:table-cell office:value-type="float" office:value="715.03" calcext:value-type="float">
            <text:p>715.03</text:p>
          </table:table-cell>
          <table:table-cell office:value-type="float" office:value="695.28" calcext:value-type="float">
            <text:p>695.28</text:p>
          </table:table-cell>
          <table:table-cell office:value-type="float" office:value="690.07" calcext:value-type="float">
            <text:p>690.07</text:p>
          </table:table-cell>
          <table:table-cell office:value-type="float" office:value="602.2" calcext:value-type="float">
            <text:p>602.2</text:p>
          </table:table-cell>
          <table:table-cell office:value-type="float" office:value="498.99" calcext:value-type="float">
            <text:p>498.99</text:p>
          </table:table-cell>
          <table:table-cell office:value-type="float" office:value="467.82" calcext:value-type="float">
            <text:p>467.82</text:p>
          </table:table-cell>
          <table:table-cell office:value-type="float" office:value="468.77" calcext:value-type="float">
            <text:p>468.77</text:p>
          </table:table-cell>
          <table:table-cell office:value-type="float" office:value="540.47" calcext:value-type="float">
            <text:p>540.47</text:p>
          </table:table-cell>
          <table:table-cell office:value-type="float" office:value="572.51" calcext:value-type="float">
            <text:p>572.51</text:p>
          </table:table-cell>
          <table:table-cell office:value-type="float" office:value="570.5" calcext:value-type="float">
            <text:p>570.5</text:p>
          </table:table-cell>
          <table:table-cell office:value-type="float" office:value="538.79" calcext:value-type="float">
            <text:p>538.79</text:p>
          </table:table-cell>
          <table:table-cell office:value-type="float" office:value="529.22" calcext:value-type="float">
            <text:p>529.22</text:p>
          </table:table-cell>
          <table:table-cell office:value-type="float" office:value="586.04" calcext:value-type="float">
            <text:p>586.04</text:p>
          </table:table-cell>
          <table:table-cell office:value-type="float" office:value="646.96" calcext:value-type="float">
            <text:p>646.96</text:p>
          </table:table-cell>
          <table:table-cell office:value-type="float" office:value="660.96" calcext:value-type="float">
            <text:p>660.96</text:p>
          </table:table-cell>
          <table:table-cell office:value-type="float" office:value="634.36" calcext:value-type="float">
            <text:p>634.36</text:p>
          </table:table-cell>
          <table:table-cell office:value-type="float" office:value="638.5" calcext:value-type="float">
            <text:p>638.5</text:p>
          </table:table-cell>
          <table:table-cell office:value-type="float" office:value="655.24" calcext:value-type="float">
            <text:p>655.24</text:p>
          </table:table-cell>
          <table:table-cell office:value-type="float" office:value="649.04" calcext:value-type="float">
            <text:p>649.04</text:p>
          </table:table-cell>
          <table:table-cell office:value-type="float" office:value="639.36" calcext:value-type="float">
            <text:p>639.36</text:p>
          </table:table-cell>
          <table:table-cell office:value-type="float" office:value="653.96" calcext:value-type="float">
            <text:p>653.96</text:p>
          </table:table-cell>
          <table:table-cell office:value-type="float" office:value="598.01" calcext:value-type="float">
            <text:p>598.01</text:p>
          </table:table-cell>
          <table:table-cell office:value-type="float" office:value="551.86" calcext:value-type="float">
            <text:p>551.86</text:p>
          </table:table-cell>
          <table:table-cell office:value-type="float" office:value="501.27" calcext:value-type="float">
            <text:p>501.27</text:p>
          </table:table-cell>
          <table:table-cell office:value-type="float" office:value="506.39" calcext:value-type="float">
            <text:p>506.39</text:p>
          </table:table-cell>
          <table:table-cell office:value-type="float" office:value="573.69" calcext:value-type="float">
            <text:p>573.69</text:p>
          </table:table-cell>
          <table:table-cell office:value-type="float" office:value="591.84" calcext:value-type="float">
            <text:p>591.84</text:p>
          </table:table-cell>
          <table:table-cell office:value-type="float" office:value="593.34" calcext:value-type="float">
            <text:p>593.34</text:p>
          </table:table-cell>
          <table:table-cell office:value-type="float" office:value="586.06" calcext:value-type="float">
            <text:p>586.06</text:p>
          </table:table-cell>
          <table:table-cell office:value-type="float" office:value="658.88" calcext:value-type="float">
            <text:p>658.88</text:p>
          </table:table-cell>
          <table:table-cell office:value-type="float" office:value="720.45" calcext:value-type="float">
            <text:p>720.45</text:p>
          </table:table-cell>
          <table:table-cell office:value-type="float" office:value="858.33" calcext:value-type="float">
            <text:p>858.33</text:p>
          </table:table-cell>
          <table:table-cell office:value-type="float" office:value="899.89" calcext:value-type="float">
            <text:p>899.89</text:p>
          </table:table-cell>
          <table:table-cell office:value-type="float" office:value="876.7" calcext:value-type="float">
            <text:p>876.7</text:p>
          </table:table-cell>
          <table:table-cell office:value-type="float" office:value="823.22" calcext:value-type="float">
            <text:p>823.22</text:p>
          </table:table-cell>
          <table:table-cell office:value-type="float" office:value="821.41" calcext:value-type="float">
            <text:p>821.41</text:p>
          </table:table-cell>
          <table:table-cell office:value-type="float" office:value="821.23" calcext:value-type="float">
            <text:p>821.23</text:p>
          </table:table-cell>
          <table:table-cell office:value-type="float" office:value="932.59" calcext:value-type="float">
            <text:p>932.59</text:p>
          </table:table-cell>
          <table:table-cell office:value-type="float" office:value="937.98" calcext:value-type="float">
            <text:p>937.98</text:p>
          </table:table-cell>
          <table:table-cell office:value-type="float" office:value="836.4" calcext:value-type="float">
            <text:p>836.4</text:p>
          </table:table-cell>
          <table:table-cell office:value-type="float" office:value="276.12" calcext:value-type="float">
            <text:p>276.12</text:p>
          </table:table-cell>
          <table:table-cell office:value-type="float" office:value="264.69" calcext:value-type="float">
            <text:p>264.69</text:p>
          </table:table-cell>
          <table:table-cell office:value-type="float" office:value="270.11" calcext:value-type="float">
            <text:p>270.11</text:p>
          </table:table-cell>
          <table:table-cell office:value-type="float" office:value="268.19" calcext:value-type="float">
            <text:p>268.19</text:p>
          </table:table-cell>
          <table:table-cell office:value-type="float" office:value="270.7" calcext:value-type="float">
            <text:p>270.7</text:p>
          </table:table-cell>
          <table:table-cell office:value-type="float" office:value="261.23" calcext:value-type="float">
            <text:p>261.23</text:p>
          </table:table-cell>
          <table:table-cell office:value-type="float" office:value="285.11" calcext:value-type="float">
            <text:p>285.11</text:p>
          </table:table-cell>
          <table:table-cell office:value-type="float" office:value="292.04" calcext:value-type="float">
            <text:p>292.04</text:p>
          </table:table-cell>
          <table:table-cell office:value-type="float" office:value="301.13" calcext:value-type="float">
            <text:p>301.13</text:p>
          </table:table-cell>
          <table:table-cell office:value-type="float" office:value="324.3" calcext:value-type="float">
            <text:p>324.3</text:p>
          </table:table-cell>
          <table:table-cell office:value-type="float" office:value="355.11" calcext:value-type="float">
            <text:p>355.11</text:p>
          </table:table-cell>
          <table:table-cell office:value-type="float" office:value="347.52" calcext:value-type="float">
            <text:p>347.52</text:p>
          </table:table-cell>
          <table:table-cell office:value-type="float" office:value="368.6" calcext:value-type="float">
            <text:p>368.6</text:p>
          </table:table-cell>
          <table:table-cell office:value-type="float" office:value="361.63" calcext:value-type="float">
            <text:p>361.63</text:p>
          </table:table-cell>
          <table:table-cell office:value-type="float" office:value="327.92" calcext:value-type="float">
            <text:p>327.92</text:p>
          </table:table-cell>
          <table:table-cell office:value-type="float" office:value="358.86" calcext:value-type="float">
            <text:p>358.86</text:p>
          </table:table-cell>
          <table:table-cell office:value-type="float" office:value="389.44" calcext:value-type="float">
            <text:p>389.44</text:p>
          </table:table-cell>
          <table:table-cell office:value-type="float" office:value="361.47" calcext:value-type="float">
            <text:p>361.47</text:p>
          </table:table-cell>
        </table:table-row>
        <table:table-row table:style-name="ro1">
          <table:table-cell office:value-type="string" calcext:value-type="string">
            <text:p>T. PERDIGAO,BRF</text:p>
          </table:table-cell>
          <table:table-cell office:value-type="float" office:value="201.17" calcext:value-type="float">
            <text:p>201.17</text:p>
          </table:table-cell>
          <table:table-cell office:value-type="float" office:value="236.55" calcext:value-type="float">
            <text:p>236.55</text:p>
          </table:table-cell>
          <table:table-cell office:value-type="float" office:value="223.17" calcext:value-type="float">
            <text:p>223.17</text:p>
          </table:table-cell>
          <table:table-cell office:value-type="float" office:value="295.33" calcext:value-type="float">
            <text:p>295.33</text:p>
          </table:table-cell>
          <table:table-cell office:value-type="float" office:value="304.39" calcext:value-type="float">
            <text:p>304.39</text:p>
          </table:table-cell>
          <table:table-cell office:value-type="float" office:value="256.8" calcext:value-type="float">
            <text:p>256.8</text:p>
          </table:table-cell>
          <table:table-cell office:value-type="float" office:value="221.95" calcext:value-type="float">
            <text:p>221.95</text:p>
          </table:table-cell>
          <table:table-cell office:value-type="float" office:value="209.99" calcext:value-type="float">
            <text:p>209.99</text:p>
          </table:table-cell>
          <table:table-cell office:value-type="float" office:value="204.05" calcext:value-type="float">
            <text:p>204.05</text:p>
          </table:table-cell>
          <table:table-cell office:value-type="float" office:value="200.91" calcext:value-type="float">
            <text:p>200.91</text:p>
          </table:table-cell>
          <table:table-cell office:value-type="float" office:value="159.2" calcext:value-type="float">
            <text:p>159.2</text:p>
          </table:table-cell>
          <table:table-cell office:value-type="float" office:value="148.69" calcext:value-type="float">
            <text:p>148.69</text:p>
          </table:table-cell>
          <table:table-cell office:value-type="float" office:value="125.99" calcext:value-type="float">
            <text:p>125.99</text:p>
          </table:table-cell>
          <table:table-cell office:value-type="float" office:value="121.87" calcext:value-type="float">
            <text:p>121.87</text:p>
          </table:table-cell>
          <table:table-cell office:value-type="float" office:value="97.56" calcext:value-type="float">
            <text:p>97.56</text:p>
          </table:table-cell>
          <table:table-cell office:value-type="float" office:value="116.28" calcext:value-type="float">
            <text:p>116.28</text:p>
          </table:table-cell>
          <table:table-cell office:value-type="float" office:value="119.99" calcext:value-type="float">
            <text:p>119.99</text:p>
          </table:table-cell>
          <table:table-cell office:value-type="float" office:value="137.06" calcext:value-type="float">
            <text:p>137.06</text:p>
          </table:table-cell>
          <table:table-cell office:value-type="float" office:value="220.98" calcext:value-type="float">
            <text:p>220.98</text:p>
          </table:table-cell>
          <table:table-cell office:value-type="float" office:value="214.64" calcext:value-type="float">
            <text:p>214.64</text:p>
          </table:table-cell>
          <table:table-cell office:value-type="float" office:value="206.67" calcext:value-type="float">
            <text:p>206.67</text:p>
          </table:table-cell>
          <table:table-cell office:value-type="float" office:value="214.88" calcext:value-type="float">
            <text:p>214.88</text:p>
          </table:table-cell>
          <table:table-cell office:value-type="float" office:value="242.18" calcext:value-type="float">
            <text:p>242.18</text:p>
          </table:table-cell>
          <table:table-cell office:value-type="float" office:value="219.39" calcext:value-type="float">
            <text:p>219.39</text:p>
          </table:table-cell>
          <table:table-cell office:value-type="float" office:value="190.1" calcext:value-type="float">
            <text:p>190.1</text:p>
          </table:table-cell>
          <table:table-cell office:value-type="float" office:value="178.67" calcext:value-type="float">
            <text:p>178.67</text:p>
          </table:table-cell>
          <table:table-cell office:value-type="float" office:value="174.05" calcext:value-type="float">
            <text:p>174.05</text:p>
          </table:table-cell>
          <table:table-cell office:value-type="float" office:value="180.65" calcext:value-type="float">
            <text:p>180.65</text:p>
          </table:table-cell>
          <table:table-cell office:value-type="float" office:value="143" calcext:value-type="float">
            <text:p>143</text:p>
          </table:table-cell>
          <table:table-cell office:value-type="float" office:value="129.76" calcext:value-type="float">
            <text:p>129.76</text:p>
          </table:table-cell>
          <table:table-cell office:value-type="float" office:value="104.39" calcext:value-type="float">
            <text:p>104.39</text:p>
          </table:table-cell>
          <table:table-cell office:value-type="float" office:value="108.55" calcext:value-type="float">
            <text:p>108.55</text:p>
          </table:table-cell>
          <table:table-cell office:value-type="float" office:value="88.68" calcext:value-type="float">
            <text:p>88.68</text:p>
          </table:table-cell>
          <table:table-cell office:value-type="float" office:value="66.86" calcext:value-type="float">
            <text:p>66.86</text:p>
          </table:table-cell>
          <table:table-cell office:value-type="float" office:value="80.25" calcext:value-type="float">
            <text:p>80.25</text:p>
          </table:table-cell>
          <table:table-cell office:value-type="float" office:value="98.75" calcext:value-type="float">
            <text:p>98.75</text:p>
          </table:table-cell>
          <table:table-cell office:value-type="float" office:value="362.57" calcext:value-type="float">
            <text:p>362.57</text:p>
          </table:table-cell>
          <table:table-cell office:value-type="float" office:value="526.78" calcext:value-type="float">
            <text:p>526.78</text:p>
          </table:table-cell>
          <table:table-cell office:value-type="float" office:value="397.25" calcext:value-type="float">
            <text:p>397.25</text:p>
          </table:table-cell>
          <table:table-cell office:value-type="float" office:value="482.06" calcext:value-type="float">
            <text:p>482.06</text:p>
          </table:table-cell>
          <table:table-cell office:value-type="float" office:value="532.48" calcext:value-type="float">
            <text:p>532.48</text:p>
          </table:table-cell>
          <table:table-cell office:value-type="float" office:value="466.61" calcext:value-type="float">
            <text:p>466.61</text:p>
          </table:table-cell>
          <table:table-cell office:value-type="float" office:value="412.06" calcext:value-type="float">
            <text:p>412.06</text:p>
          </table:table-cell>
          <table:table-cell office:value-type="float" office:value="390.84" calcext:value-type="float">
            <text:p>390.84</text:p>
          </table:table-cell>
          <table:table-cell office:value-type="float" office:value="348.7" calcext:value-type="float">
            <text:p>348.7</text:p>
          </table:table-cell>
          <table:table-cell office:value-type="float" office:value="365.91" calcext:value-type="float">
            <text:p>365.91</text:p>
          </table:table-cell>
          <table:table-cell office:value-type="float" office:value="308.3" calcext:value-type="float">
            <text:p>308.3</text:p>
          </table:table-cell>
          <table:table-cell office:value-type="float" office:value="303.98" calcext:value-type="float">
            <text:p>303.98</text:p>
          </table:table-cell>
          <table:table-cell office:value-type="float" office:value="233.23" calcext:value-type="float">
            <text:p>233.23</text:p>
          </table:table-cell>
          <table:table-cell office:value-type="float" office:value="261.5" calcext:value-type="float">
            <text:p>261.5</text:p>
          </table:table-cell>
          <table:table-cell office:value-type="float" office:value="225.37" calcext:value-type="float">
            <text:p>225.37</text:p>
          </table:table-cell>
          <table:table-cell office:value-type="float" office:value="161.1" calcext:value-type="float">
            <text:p>161.1</text:p>
          </table:table-cell>
          <table:table-cell office:value-type="float" office:value="222.65" calcext:value-type="float">
            <text:p>222.65</text:p>
          </table:table-cell>
          <table:table-cell office:value-type="float" office:value="246.62" calcext:value-type="float">
            <text:p>246.62</text:p>
          </table:table-cell>
          <table:table-cell office:value-type="float" office:value="352.05" calcext:value-type="float">
            <text:p>352.05</text:p>
          </table:table-cell>
          <table:table-cell office:value-type="float" office:value="406.59" calcext:value-type="float">
            <text:p>406.59</text:p>
          </table:table-cell>
          <table:table-cell office:value-type="float" office:value="367.97" calcext:value-type="float">
            <text:p>367.97</text:p>
          </table:table-cell>
          <table:table-cell office:value-type="float" office:value="411.79" calcext:value-type="float">
            <text:p>411.79</text:p>
          </table:table-cell>
          <table:table-cell office:value-type="float" office:value="473.34" calcext:value-type="float">
            <text:p>473.34</text:p>
          </table:table-cell>
          <table:table-cell office:value-type="float" office:value="412.93" calcext:value-type="float">
            <text:p>412.93</text:p>
          </table:table-cell>
          <table:table-cell office:value-type="float" office:value="337.44" calcext:value-type="float">
            <text:p>337.44</text:p>
          </table:table-cell>
          <table:table-cell office:value-type="float" office:value="349.4" calcext:value-type="float">
            <text:p>349.4</text:p>
          </table:table-cell>
          <table:table-cell office:value-type="float" office:value="319.88" calcext:value-type="float">
            <text:p>319.88</text:p>
          </table:table-cell>
          <table:table-cell office:value-type="float" office:value="345.12" calcext:value-type="float">
            <text:p>345.12</text:p>
          </table:table-cell>
          <table:table-cell office:value-type="float" office:value="274.92" calcext:value-type="float">
            <text:p>274.92</text:p>
          </table:table-cell>
          <table:table-cell office:value-type="float" office:value="248.16" calcext:value-type="float">
            <text:p>248.16</text:p>
          </table:table-cell>
          <table:table-cell office:value-type="float" office:value="225.64" calcext:value-type="float">
            <text:p>225.64</text:p>
          </table:table-cell>
          <table:table-cell office:value-type="float" office:value="216.72" calcext:value-type="float">
            <text:p>216.72</text:p>
          </table:table-cell>
          <table:table-cell office:value-type="float" office:value="195.09" calcext:value-type="float">
            <text:p>195.09</text:p>
          </table:table-cell>
          <table:table-cell office:value-type="float" office:value="224.53" calcext:value-type="float">
            <text:p>224.53</text:p>
          </table:table-cell>
          <table:table-cell office:value-type="float" office:value="220.38" calcext:value-type="float">
            <text:p>220.38</text:p>
          </table:table-cell>
          <table:table-cell office:value-type="float" office:value="215.67" calcext:value-type="float">
            <text:p>215.67</text:p>
          </table:table-cell>
          <table:table-cell office:value-type="float" office:value="357.49" calcext:value-type="float">
            <text:p>357.49</text:p>
          </table:table-cell>
          <table:table-cell office:value-type="float" office:value="443.53" calcext:value-type="float">
            <text:p>443.53</text:p>
          </table:table-cell>
          <table:table-cell office:value-type="float" office:value="414.27" calcext:value-type="float">
            <text:p>414.27</text:p>
          </table:table-cell>
          <table:table-cell office:value-type="float" office:value="482.34" calcext:value-type="float">
            <text:p>482.34</text:p>
          </table:table-cell>
          <table:table-cell office:value-type="float" office:value="475.33" calcext:value-type="float">
            <text:p>475.33</text:p>
          </table:table-cell>
          <table:table-cell office:value-type="float" office:value="447.35" calcext:value-type="float">
            <text:p>447.35</text:p>
          </table:table-cell>
          <table:table-cell office:value-type="float" office:value="335.25" calcext:value-type="float">
            <text:p>335.25</text:p>
          </table:table-cell>
          <table:table-cell office:value-type="float" office:value="308.63" calcext:value-type="float">
            <text:p>308.63</text:p>
          </table:table-cell>
          <table:table-cell office:value-type="float" office:value="298.36" calcext:value-type="float">
            <text:p>298.36</text:p>
          </table:table-cell>
          <table:table-cell office:value-type="float" office:value="278.92" calcext:value-type="float">
            <text:p>278.92</text:p>
          </table:table-cell>
          <table:table-cell office:value-type="float" office:value="229.16" calcext:value-type="float">
            <text:p>229.16</text:p>
          </table:table-cell>
          <table:table-cell office:value-type="float" office:value="211.23" calcext:value-type="float">
            <text:p>211.23</text:p>
          </table:table-cell>
          <table:table-cell office:value-type="float" office:value="186.95" calcext:value-type="float">
            <text:p>186.95</text:p>
          </table:table-cell>
          <table:table-cell office:value-type="float" office:value="193.5" calcext:value-type="float">
            <text:p>193.5</text:p>
          </table:table-cell>
          <table:table-cell office:value-type="float" office:value="166.24" calcext:value-type="float">
            <text:p>166.24</text:p>
          </table:table-cell>
          <table:table-cell office:value-type="float" office:value="159.09" calcext:value-type="float">
            <text:p>159.09</text:p>
          </table:table-cell>
          <table:table-cell office:value-type="float" office:value="164.8" calcext:value-type="float">
            <text:p>164.8</text:p>
          </table:table-cell>
          <table:table-cell office:value-type="float" office:value="162.57" calcext:value-type="float">
            <text:p>162.57</text:p>
          </table:table-cell>
          <table:table-cell office:value-type="float" office:value="489.56" calcext:value-type="float">
            <text:p>489.56</text:p>
          </table:table-cell>
          <table:table-cell office:value-type="float" office:value="488.53" calcext:value-type="float">
            <text:p>488.53</text:p>
          </table:table-cell>
          <table:table-cell office:value-type="float" office:value="473.2" calcext:value-type="float">
            <text:p>473.2</text:p>
          </table:table-cell>
          <table:table-cell office:value-type="float" office:value="625.81" calcext:value-type="float">
            <text:p>625.81</text:p>
          </table:table-cell>
          <table:table-cell office:value-type="float" office:value="708.6" calcext:value-type="float">
            <text:p>708.6</text:p>
          </table:table-cell>
          <table:table-cell office:value-type="float" office:value="561.28" calcext:value-type="float">
            <text:p>561.28</text:p>
          </table:table-cell>
          <table:table-cell office:value-type="float" office:value="489.2" calcext:value-type="float">
            <text:p>489.2</text:p>
          </table:table-cell>
          <table:table-cell office:value-type="float" office:value="498.07" calcext:value-type="float">
            <text:p>498.07</text:p>
          </table:table-cell>
          <table:table-cell office:value-type="float" office:value="433.75" calcext:value-type="float">
            <text:p>433.75</text:p>
          </table:table-cell>
          <table:table-cell office:value-type="float" office:value="376.24" calcext:value-type="float">
            <text:p>376.24</text:p>
          </table:table-cell>
          <table:table-cell office:value-type="float" office:value="287.93" calcext:value-type="float">
            <text:p>287.93</text:p>
          </table:table-cell>
          <table:table-cell office:value-type="float" office:value="245.5" calcext:value-type="float">
            <text:p>245.5</text:p>
          </table:table-cell>
          <table:table-cell office:value-type="float" office:value="210.31" calcext:value-type="float">
            <text:p>210.31</text:p>
          </table:table-cell>
          <table:table-cell office:value-type="float" office:value="187.37" calcext:value-type="float">
            <text:p>187.37</text:p>
          </table:table-cell>
          <table:table-cell office:value-type="float" office:value="147.96" calcext:value-type="float">
            <text:p>147.96</text:p>
          </table:table-cell>
          <table:table-cell office:value-type="float" office:value="177.08" calcext:value-type="float">
            <text:p>177.08</text:p>
          </table:table-cell>
          <table:table-cell office:value-type="float" office:value="206.71" calcext:value-type="float">
            <text:p>206.71</text:p>
          </table:table-cell>
          <table:table-cell office:value-type="float" office:value="204.05" calcext:value-type="float">
            <text:p>204.05</text:p>
          </table:table-cell>
          <table:table-cell office:value-type="float" office:value="170.54" calcext:value-type="float">
            <text:p>170.54</text:p>
          </table:table-cell>
          <table:table-cell office:value-type="float" office:value="162.41" calcext:value-type="float">
            <text:p>162.41</text:p>
          </table:table-cell>
          <table:table-cell office:value-type="float" office:value="152.79" calcext:value-type="float">
            <text:p>152.79</text:p>
          </table:table-cell>
          <table:table-cell office:value-type="float" office:value="183.18" calcext:value-type="float">
            <text:p>183.18</text:p>
          </table:table-cell>
          <table:table-cell office:value-type="float" office:value="195.29" calcext:value-type="float">
            <text:p>195.29</text:p>
          </table:table-cell>
          <table:table-cell office:value-type="float" office:value="186.14" calcext:value-type="float">
            <text:p>186.14</text:p>
          </table:table-cell>
          <table:table-cell office:value-type="float" office:value="118.29" calcext:value-type="float">
            <text:p>118.29</text:p>
          </table:table-cell>
          <table:table-cell office:value-type="float" office:value="121.63" calcext:value-type="float">
            <text:p>121.63</text:p>
          </table:table-cell>
          <table:table-cell office:value-type="float" office:value="113.41" calcext:value-type="float">
            <text:p>113.41</text:p>
          </table:table-cell>
          <table:table-cell office:value-type="float" office:value="98.2" calcext:value-type="float">
            <text:p>98.2</text:p>
          </table:table-cell>
          <table:table-cell office:value-type="float" office:value="92.34" calcext:value-type="float">
            <text:p>92.34</text:p>
          </table:table-cell>
          <table:table-cell office:value-type="float" office:value="84.46" calcext:value-type="float">
            <text:p>84.46</text:p>
          </table:table-cell>
          <table:table-cell office:value-type="float" office:value="61.84" calcext:value-type="float">
            <text:p>61.84</text:p>
          </table:table-cell>
          <table:table-cell office:value-type="float" office:value="62.05" calcext:value-type="float">
            <text:p>62.05</text:p>
          </table:table-cell>
          <table:table-cell office:value-type="float" office:value="54.47" calcext:value-type="float">
            <text:p>54.47</text:p>
          </table:table-cell>
          <table:table-cell office:value-type="float" office:value="56.53" calcext:value-type="float">
            <text:p>56.53</text:p>
          </table:table-cell>
          <table:table-cell office:value-type="float" office:value="60.05" calcext:value-type="float">
            <text:p>60.05</text:p>
          </table:table-cell>
          <table:table-cell office:value-type="float" office:value="70.08" calcext:value-type="float">
            <text:p>70.08</text:p>
          </table:table-cell>
        </table:table-row>
        <table:table-row table:style-name="ro1">
          <table:table-cell office:value-type="string" calcext:value-type="string">
            <text:p>T. BATAVO,BRF</text:p>
          </table:table-cell>
          <table:table-cell office:value-type="float" office:value="17.6" calcext:value-type="float">
            <text:p>17.6</text:p>
          </table:table-cell>
          <table:table-cell office:value-type="float" office:value="16.79" calcext:value-type="float">
            <text:p>16.79</text:p>
          </table:table-cell>
          <table:table-cell office:value-type="float" office:value="14.99" calcext:value-type="float">
            <text:p>14.99</text:p>
          </table:table-cell>
          <table:table-cell office:value-type="float" office:value="28.04" calcext:value-type="float">
            <text:p>28.04</text:p>
          </table:table-cell>
          <table:table-cell office:value-type="float" office:value="24.65" calcext:value-type="float">
            <text:p>24.65</text:p>
          </table:table-cell>
          <table:table-cell office:value-type="float" office:value="13.26" calcext:value-type="float">
            <text:p>13.26</text:p>
          </table:table-cell>
          <table:table-cell office:value-type="float" office:value="9.22" calcext:value-type="float">
            <text:p>9.22</text:p>
          </table:table-cell>
          <table:table-cell office:value-type="float" office:value="2.45" calcext:value-type="float">
            <text:p>2.45</text:p>
          </table:table-cell>
          <table:table-cell office:value-type="float" office:value="1.18" calcext:value-type="float">
            <text:p>1.18</text:p>
          </table:table-cell>
          <table:table-cell office:value-type="float" office:value="1.02" calcext:value-type="float">
            <text:p>1.02</text:p>
          </table:table-cell>
          <table:table-cell office:value-type="float" office:value="1.05" calcext:value-type="float">
            <text:p>1.05</text:p>
          </table:table-cell>
          <table:table-cell office:value-type="float" office:value="1.15" calcext:value-type="float">
            <text:p>1.15</text:p>
          </table:table-cell>
          <table:table-cell office:value-type="float" office:value="1.05" calcext:value-type="float">
            <text:p>1.05</text:p>
          </table:table-cell>
          <table:table-cell office:value-type="float" office:value="1.63" calcext:value-type="float">
            <text:p>1.63</text:p>
          </table:table-cell>
          <table:table-cell table:number-columns-repeated="4"/>
          <table:table-cell office:value-type="float" office:value="15.37" calcext:value-type="float">
            <text:p>15.37</text:p>
          </table:table-cell>
          <table:table-cell office:value-type="float" office:value="12.07" calcext:value-type="float">
            <text:p>12.07</text:p>
          </table:table-cell>
          <table:table-cell office:value-type="float" office:value="10.19" calcext:value-type="float">
            <text:p>10.19</text:p>
          </table:table-cell>
          <table:table-cell office:value-type="float" office:value="8.19" calcext:value-type="float">
            <text:p>8.19</text:p>
          </table:table-cell>
          <table:table-cell office:value-type="float" office:value="7.99" calcext:value-type="float">
            <text:p>7.99</text:p>
          </table:table-cell>
          <table:table-cell office:value-type="float" office:value="9.57" calcext:value-type="float">
            <text:p>9.57</text:p>
          </table:table-cell>
          <table:table-cell office:value-type="float" office:value="6.55" calcext:value-type="float">
            <text:p>6.55</text:p>
          </table:table-cell>
          <table:table-cell office:value-type="float" office:value="4.61" calcext:value-type="float">
            <text:p>4.61</text:p>
          </table:table-cell>
          <table:table-cell office:value-type="float" office:value="3.35" calcext:value-type="float">
            <text:p>3.35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  <table:table-cell office:value-type="float" office:value="0.49" calcext:value-type="float">
            <text:p>0.49</text:p>
          </table:table-cell>
          <table:table-cell office:value-type="float" office:value="3.55" calcext:value-type="float">
            <text:p>3.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3.82" calcext:value-type="float">
            <text:p>73.82</text:p>
          </table:table-cell>
          <table:table-cell office:value-type="float" office:value="51.43" calcext:value-type="float">
            <text:p>51.43</text:p>
          </table:table-cell>
          <table:table-cell office:value-type="float" office:value="49.04" calcext:value-type="float">
            <text:p>49.04</text:p>
          </table:table-cell>
          <table:table-cell office:value-type="float" office:value="59.6" calcext:value-type="float">
            <text:p>59.6</text:p>
          </table:table-cell>
          <table:table-cell office:value-type="float" office:value="58.24" calcext:value-type="float">
            <text:p>58.24</text:p>
          </table:table-cell>
          <table:table-cell office:value-type="float" office:value="30.33" calcext:value-type="float">
            <text:p>30.33</text:p>
          </table:table-cell>
          <table:table-cell office:value-type="float" office:value="9.02" calcext:value-type="float">
            <text:p>9.02</text:p>
          </table:table-cell>
          <table:table-cell office:value-type="float" office:value="1.86" calcext:value-type="float">
            <text:p>1.86</text:p>
          </table:table-cell>
          <table:table-cell office:value-type="float" office:value="1.41" calcext:value-type="float">
            <text:p>1.41</text:p>
          </table:table-cell>
          <table:table-cell office:value-type="float" office:value="1.27" calcext:value-type="float">
            <text:p>1.27</text:p>
          </table:table-cell>
          <table:table-cell office:value-type="float" office:value="1.91" calcext:value-type="float">
            <text:p>1.91</text:p>
          </table:table-cell>
          <table:table-cell office:value-type="float" office:value="2.48" calcext:value-type="float">
            <text:p>2.48</text:p>
          </table:table-cell>
          <table:table-cell office:value-type="float" office:value="2.51" calcext:value-type="float">
            <text:p>2.51</text:p>
          </table:table-cell>
          <table:table-cell office:value-type="float" office:value="2.03" calcext:value-type="float">
            <text:p>2.03</text:p>
          </table:table-cell>
          <table:table-cell table:number-columns-repeated="4"/>
          <table:table-cell office:value-type="float" office:value="34.05" calcext:value-type="float">
            <text:p>34.05</text:p>
          </table:table-cell>
          <table:table-cell office:value-type="float" office:value="31.26" calcext:value-type="float">
            <text:p>31.26</text:p>
          </table:table-cell>
          <table:table-cell office:value-type="float" office:value="27.93" calcext:value-type="float">
            <text:p>27.93</text:p>
          </table:table-cell>
          <table:table-cell office:value-type="float" office:value="29.86" calcext:value-type="float">
            <text:p>29.86</text:p>
          </table:table-cell>
          <table:table-cell office:value-type="float" office:value="19.84" calcext:value-type="float">
            <text:p>19.84</text:p>
          </table:table-cell>
          <table:table-cell office:value-type="float" office:value="13.89" calcext:value-type="float">
            <text:p>13.89</text:p>
          </table:table-cell>
          <table:table-cell office:value-type="float" office:value="11.9" calcext:value-type="float">
            <text:p>11.9</text:p>
          </table:table-cell>
          <table:table-cell office:value-type="float" office:value="9.86" calcext:value-type="float">
            <text:p>9.86</text:p>
          </table:table-cell>
          <table:table-cell office:value-type="float" office:value="7.07" calcext:value-type="float">
            <text:p>7.07</text:p>
          </table:table-cell>
          <table:table-cell office:value-type="float" office:value="2.26" calcext:value-type="float">
            <text:p>2.26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9" calcext:value-type="float">
            <text:p>0.49</text:p>
          </table:table-cell>
          <table:table-cell table:number-columns-repeated="4"/>
          <table:table-cell office:value-type="float" office:value="88.39" calcext:value-type="float">
            <text:p>88.39</text:p>
          </table:table-cell>
          <table:table-cell office:value-type="float" office:value="82.72" calcext:value-type="float">
            <text:p>82.72</text:p>
          </table:table-cell>
          <table:table-cell office:value-type="float" office:value="94.57" calcext:value-type="float">
            <text:p>94.57</text:p>
          </table:table-cell>
          <table:table-cell office:value-type="float" office:value="95.38" calcext:value-type="float">
            <text:p>95.38</text:p>
          </table:table-cell>
          <table:table-cell office:value-type="float" office:value="88.37" calcext:value-type="float">
            <text:p>88.37</text:p>
          </table:table-cell>
          <table:table-cell office:value-type="float" office:value="72.3" calcext:value-type="float">
            <text:p>72.3</text:p>
          </table:table-cell>
          <table:table-cell office:value-type="float" office:value="59.63" calcext:value-type="float">
            <text:p>59.63</text:p>
          </table:table-cell>
          <table:table-cell office:value-type="float" office:value="54.02" calcext:value-type="float">
            <text:p>54.02</text:p>
          </table:table-cell>
          <table:table-cell office:value-type="float" office:value="42.42" calcext:value-type="float">
            <text:p>42.42</text:p>
          </table:table-cell>
          <table:table-cell office:value-type="float" office:value="21.38" calcext:value-type="float">
            <text:p>21.38</text:p>
          </table:table-cell>
          <table:table-cell office:value-type="float" office:value="7.52" calcext:value-type="float">
            <text:p>7.52</text:p>
          </table:table-cell>
          <table:table-cell office:value-type="float" office:value="4.97" calcext:value-type="float">
            <text:p>4.97</text:p>
          </table:table-cell>
          <table:table-cell office:value-type="float" office:value="4.19" calcext:value-type="float">
            <text:p>4.19</text:p>
          </table:table-cell>
          <table:table-cell office:value-type="float" office:value="3.32" calcext:value-type="float">
            <text:p>3.32</text:p>
          </table:table-cell>
          <table:table-cell table:number-columns-repeated="4"/>
          <table:table-cell office:value-type="float" office:value="243.3" calcext:value-type="float">
            <text:p>243.3</text:p>
          </table:table-cell>
          <table:table-cell office:value-type="float" office:value="267.05" calcext:value-type="float">
            <text:p>267.05</text:p>
          </table:table-cell>
          <table:table-cell office:value-type="float" office:value="285.22" calcext:value-type="float">
            <text:p>285.22</text:p>
          </table:table-cell>
          <table:table-cell office:value-type="float" office:value="316.18" calcext:value-type="float">
            <text:p>316.18</text:p>
          </table:table-cell>
          <table:table-cell office:value-type="float" office:value="257.72" calcext:value-type="float">
            <text:p>257.72</text:p>
          </table:table-cell>
          <table:table-cell office:value-type="float" office:value="219.14" calcext:value-type="float">
            <text:p>219.14</text:p>
          </table:table-cell>
          <table:table-cell office:value-type="float" office:value="175.02" calcext:value-type="float">
            <text:p>175.02</text:p>
          </table:table-cell>
          <table:table-cell office:value-type="float" office:value="161.12" calcext:value-type="float">
            <text:p>161.12</text:p>
          </table:table-cell>
          <table:table-cell office:value-type="float" office:value="119.23" calcext:value-type="float">
            <text:p>119.23</text:p>
          </table:table-cell>
          <table:table-cell office:value-type="float" office:value="55.82" calcext:value-type="float">
            <text:p>55.82</text:p>
          </table:table-cell>
          <table:table-cell office:value-type="float" office:value="23.45" calcext:value-type="float">
            <text:p>23.45</text:p>
          </table:table-cell>
          <table:table-cell office:value-type="float" office:value="15.53" calcext:value-type="float">
            <text:p>15.53</text:p>
          </table:table-cell>
          <table:table-cell office:value-type="float" office:value="9.54" calcext:value-type="float">
            <text:p>9.54</text:p>
          </table:table-cell>
          <table:table-cell office:value-type="float" office:value="17.41" calcext:value-type="float">
            <text:p>17.41</text:p>
          </table:table-cell>
          <table:table-cell table:number-columns-repeated="4"/>
          <table:table-cell office:value-type="float" office:value="15.54" calcext:value-type="float">
            <text:p>15.54</text:p>
          </table:table-cell>
          <table:table-cell office:value-type="float" office:value="14.29" calcext:value-type="float">
            <text:p>14.29</text:p>
          </table:table-cell>
          <table:table-cell office:value-type="float" office:value="10.52" calcext:value-type="float">
            <text:p>10.52</text:p>
          </table:table-cell>
          <table:table-cell office:value-type="float" office:value="14.69" calcext:value-type="float">
            <text:p>14.69</text:p>
          </table:table-cell>
          <table:table-cell office:value-type="float" office:value="13.02" calcext:value-type="float">
            <text:p>13.02</text:p>
          </table:table-cell>
          <table:table-cell office:value-type="float" office:value="6.45" calcext:value-type="float">
            <text:p>6.45</text:p>
          </table:table-cell>
          <table:table-cell office:value-type="float" office:value="3.95" calcext:value-type="float">
            <text:p>3.95</text:p>
          </table:table-cell>
          <table:table-cell office:value-type="float" office:value="0.77" calcext:value-type="float">
            <text:p>0.77</text:p>
          </table:table-cell>
          <table:table-cell office:value-type="float" office:value="0.44" calcext:value-type="float">
            <text:p>0.44</text:p>
          </table:table-cell>
          <table:table-cell office:value-type="float" office:value="1.84" calcext:value-type="float">
            <text:p>1.84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. REZENDE,BRF</text:p>
          </table:table-cell>
          <table:table-cell office:value-type="float" office:value="70.71" calcext:value-type="float">
            <text:p>70.71</text:p>
          </table:table-cell>
          <table:table-cell office:value-type="float" office:value="61.76" calcext:value-type="float">
            <text:p>61.76</text:p>
          </table:table-cell>
          <table:table-cell office:value-type="float" office:value="58.78" calcext:value-type="float">
            <text:p>58.78</text:p>
          </table:table-cell>
          <table:table-cell office:value-type="float" office:value="65.22" calcext:value-type="float">
            <text:p>65.22</text:p>
          </table:table-cell>
          <table:table-cell office:value-type="float" office:value="99.62" calcext:value-type="float">
            <text:p>99.62</text:p>
          </table:table-cell>
          <table:table-cell office:value-type="float" office:value="133.94" calcext:value-type="float">
            <text:p>133.94</text:p>
          </table:table-cell>
          <table:table-cell office:value-type="float" office:value="163.55" calcext:value-type="float">
            <text:p>163.55</text:p>
          </table:table-cell>
          <table:table-cell office:value-type="float" office:value="186.69" calcext:value-type="float">
            <text:p>186.69</text:p>
          </table:table-cell>
          <table:table-cell office:value-type="float" office:value="131.73" calcext:value-type="float">
            <text:p>131.73</text:p>
          </table:table-cell>
          <table:table-cell office:value-type="float" office:value="122.45" calcext:value-type="float">
            <text:p>122.45</text:p>
          </table:table-cell>
          <table:table-cell table:number-columns-repeated="8"/>
          <table:table-cell office:value-type="float" office:value="148.06" calcext:value-type="float">
            <text:p>148.06</text:p>
          </table:table-cell>
          <table:table-cell office:value-type="float" office:value="144.39" calcext:value-type="float">
            <text:p>144.39</text:p>
          </table:table-cell>
          <table:table-cell office:value-type="float" office:value="168.32" calcext:value-type="float">
            <text:p>168.32</text:p>
          </table:table-cell>
          <table:table-cell office:value-type="float" office:value="172.05" calcext:value-type="float">
            <text:p>172.05</text:p>
          </table:table-cell>
          <table:table-cell office:value-type="float" office:value="189.06" calcext:value-type="float">
            <text:p>189.06</text:p>
          </table:table-cell>
          <table:table-cell office:value-type="float" office:value="238.66" calcext:value-type="float">
            <text:p>238.66</text:p>
          </table:table-cell>
          <table:table-cell office:value-type="float" office:value="261.65" calcext:value-type="float">
            <text:p>261.65</text:p>
          </table:table-cell>
          <table:table-cell office:value-type="float" office:value="259.14" calcext:value-type="float">
            <text:p>259.14</text:p>
          </table:table-cell>
          <table:table-cell office:value-type="float" office:value="213.19" calcext:value-type="float">
            <text:p>213.19</text:p>
          </table:table-cell>
          <table:table-cell office:value-type="float" office:value="184.24" calcext:value-type="float">
            <text:p>184.24</text:p>
          </table:table-cell>
          <table:table-cell table:number-columns-repeated="8"/>
          <table:table-cell office:value-type="float" office:value="180.42" calcext:value-type="float">
            <text:p>180.42</text:p>
          </table:table-cell>
          <table:table-cell office:value-type="float" office:value="166.52" calcext:value-type="float">
            <text:p>166.52</text:p>
          </table:table-cell>
          <table:table-cell office:value-type="float" office:value="176.17" calcext:value-type="float">
            <text:p>176.17</text:p>
          </table:table-cell>
          <table:table-cell office:value-type="float" office:value="169.53" calcext:value-type="float">
            <text:p>169.53</text:p>
          </table:table-cell>
          <table:table-cell office:value-type="float" office:value="198.57" calcext:value-type="float">
            <text:p>198.57</text:p>
          </table:table-cell>
          <table:table-cell office:value-type="float" office:value="230.27" calcext:value-type="float">
            <text:p>230.27</text:p>
          </table:table-cell>
          <table:table-cell office:value-type="float" office:value="261.37" calcext:value-type="float">
            <text:p>261.37</text:p>
          </table:table-cell>
          <table:table-cell office:value-type="float" office:value="323.8" calcext:value-type="float">
            <text:p>323.8</text:p>
          </table:table-cell>
          <table:table-cell office:value-type="float" office:value="273.16" calcext:value-type="float">
            <text:p>273.16</text:p>
          </table:table-cell>
          <table:table-cell office:value-type="float" office:value="265.19" calcext:value-type="float">
            <text:p>265.19</text:p>
          </table:table-cell>
          <table:table-cell table:number-columns-repeated="8"/>
          <table:table-cell office:value-type="float" office:value="30.27" calcext:value-type="float">
            <text:p>30.27</text:p>
          </table:table-cell>
          <table:table-cell office:value-type="float" office:value="24.12" calcext:value-type="float">
            <text:p>24.12</text:p>
          </table:table-cell>
          <table:table-cell office:value-type="float" office:value="28.4" calcext:value-type="float">
            <text:p>28.4</text:p>
          </table:table-cell>
          <table:table-cell office:value-type="float" office:value="25.06" calcext:value-type="float">
            <text:p>25.06</text:p>
          </table:table-cell>
          <table:table-cell office:value-type="float" office:value="25.43" calcext:value-type="float">
            <text:p>25.43</text:p>
          </table:table-cell>
          <table:table-cell office:value-type="float" office:value="33.87" calcext:value-type="float">
            <text:p>33.87</text:p>
          </table:table-cell>
          <table:table-cell office:value-type="float" office:value="47.42" calcext:value-type="float">
            <text:p>47.42</text:p>
          </table:table-cell>
          <table:table-cell office:value-type="float" office:value="64" calcext:value-type="float">
            <text:p>64</text:p>
          </table:table-cell>
          <table:table-cell office:value-type="float" office:value="68.88" calcext:value-type="float">
            <text:p>68.88</text:p>
          </table:table-cell>
          <table:table-cell office:value-type="float" office:value="45.97" calcext:value-type="float">
            <text:p>45.97</text:p>
          </table:table-cell>
          <table:table-cell table:number-columns-repeated="8"/>
          <table:table-cell office:value-type="float" office:value="80.99" calcext:value-type="float">
            <text:p>80.99</text:p>
          </table:table-cell>
          <table:table-cell office:value-type="float" office:value="71.58" calcext:value-type="float">
            <text:p>71.58</text:p>
          </table:table-cell>
          <table:table-cell office:value-type="float" office:value="60" calcext:value-type="float">
            <text:p>60</text:p>
          </table:table-cell>
          <table:table-cell office:value-type="float" office:value="74.84" calcext:value-type="float">
            <text:p>74.84</text:p>
          </table:table-cell>
          <table:table-cell office:value-type="float" office:value="68.43" calcext:value-type="float">
            <text:p>68.43</text:p>
          </table:table-cell>
          <table:table-cell office:value-type="float" office:value="85.56" calcext:value-type="float">
            <text:p>85.56</text:p>
          </table:table-cell>
          <table:table-cell office:value-type="float" office:value="110.67" calcext:value-type="float">
            <text:p>110.67</text:p>
          </table:table-cell>
          <table:table-cell office:value-type="float" office:value="107.66" calcext:value-type="float">
            <text:p>107.66</text:p>
          </table:table-cell>
          <table:table-cell office:value-type="float" office:value="105.88" calcext:value-type="float">
            <text:p>105.88</text:p>
          </table:table-cell>
          <table:table-cell office:value-type="float" office:value="90.76" calcext:value-type="float">
            <text:p>90.76</text:p>
          </table:table-cell>
          <table:table-cell table:number-columns-repeated="8"/>
          <table:table-cell office:value-type="float" office:value="47.76" calcext:value-type="float">
            <text:p>47.76</text:p>
          </table:table-cell>
          <table:table-cell office:value-type="float" office:value="43.27" calcext:value-type="float">
            <text:p>43.27</text:p>
          </table:table-cell>
          <table:table-cell office:value-type="float" office:value="33.19" calcext:value-type="float">
            <text:p>33.19</text:p>
          </table:table-cell>
          <table:table-cell office:value-type="float" office:value="44.42" calcext:value-type="float">
            <text:p>44.42</text:p>
          </table:table-cell>
          <table:table-cell office:value-type="float" office:value="45.2" calcext:value-type="float">
            <text:p>45.2</text:p>
          </table:table-cell>
          <table:table-cell office:value-type="float" office:value="49.65" calcext:value-type="float">
            <text:p>49.65</text:p>
          </table:table-cell>
          <table:table-cell office:value-type="float" office:value="64.55" calcext:value-type="float">
            <text:p>64.55</text:p>
          </table:table-cell>
          <table:table-cell office:value-type="float" office:value="77.75" calcext:value-type="float">
            <text:p>77.75</text:p>
          </table:table-cell>
          <table:table-cell office:value-type="float" office:value="64.85" calcext:value-type="float">
            <text:p>64.85</text:p>
          </table:table-cell>
          <table:table-cell office:value-type="float" office:value="43.6" calcext:value-type="float">
            <text:p>43.6</text:p>
          </table:table-cell>
          <table:table-cell table:number-columns-repeated="8"/>
          <table:table-cell office:value-type="float" office:value="80.05" calcext:value-type="float">
            <text:p>80.05</text:p>
          </table:table-cell>
          <table:table-cell office:value-type="float" office:value="79.32" calcext:value-type="float">
            <text:p>79.32</text:p>
          </table:table-cell>
          <table:table-cell office:value-type="float" office:value="89.45" calcext:value-type="float">
            <text:p>89.45</text:p>
          </table:table-cell>
          <table:table-cell office:value-type="float" office:value="84.93" calcext:value-type="float">
            <text:p>84.93</text:p>
          </table:table-cell>
          <table:table-cell office:value-type="float" office:value="68.86" calcext:value-type="float">
            <text:p>68.86</text:p>
          </table:table-cell>
          <table:table-cell office:value-type="float" office:value="91.52" calcext:value-type="float">
            <text:p>91.52</text:p>
          </table:table-cell>
          <table:table-cell office:value-type="float" office:value="91.49" calcext:value-type="float">
            <text:p>91.49</text:p>
          </table:table-cell>
          <table:table-cell office:value-type="float" office:value="100.24" calcext:value-type="float">
            <text:p>100.24</text:p>
          </table:table-cell>
          <table:table-cell office:value-type="float" office:value="72.88" calcext:value-type="float">
            <text:p>72.88</text:p>
          </table:table-cell>
          <table:table-cell office:value-type="float" office:value="64.42" calcext:value-type="float">
            <text:p>64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. CONFIANCA,BRF</text:p>
          </table:table-cell>
          <table:table-cell office:value-type="float" office:value="7.4" calcext:value-type="float">
            <text:p>7.4</text:p>
          </table:table-cell>
          <table:table-cell office:value-type="float" office:value="7.54" calcext:value-type="float">
            <text:p>7.54</text:p>
          </table:table-cell>
          <table:table-cell office:value-type="float" office:value="6.56" calcext:value-type="float">
            <text:p>6.56</text:p>
          </table:table-cell>
          <table:table-cell office:value-type="float" office:value="6.47" calcext:value-type="float">
            <text:p>6.47</text:p>
          </table:table-cell>
          <table:table-cell office:value-type="float" office:value="4.29" calcext:value-type="float">
            <text:p>4.29</text:p>
          </table:table-cell>
          <table:table-cell office:value-type="float" office:value="2.78" calcext:value-type="float">
            <text:p>2.78</text:p>
          </table:table-cell>
          <table:table-cell office:value-type="float" office:value="2.24" calcext:value-type="float">
            <text:p>2.24</text:p>
          </table:table-cell>
          <table:table-cell office:value-type="float" office:value="1.75" calcext:value-type="float">
            <text:p>1.75</text:p>
          </table:table-cell>
          <table:table-cell office:value-type="float" office:value="1.02" calcext:value-type="float">
            <text:p>1.02</text:p>
          </table:table-cell>
          <table:table-cell office:value-type="float" office:value="0.24" calcext:value-type="float">
            <text:p>0.24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T. EXCELSIOR,BRF</text:p>
          </table:table-cell>
          <table:table-cell table:number-columns-repeated="90"/>
          <table:table-cell office:value-type="float" office:value="13.59" calcext:value-type="float">
            <text:p>13.59</text:p>
          </table:table-cell>
          <table:table-cell office:value-type="float" office:value="23.61" calcext:value-type="float">
            <text:p>23.61</text:p>
          </table:table-cell>
          <table:table-cell office:value-type="float" office:value="18.38" calcext:value-type="float">
            <text:p>18.38</text:p>
          </table:table-cell>
          <table:table-cell office:value-type="float" office:value="32.94" calcext:value-type="float">
            <text:p>32.94</text:p>
          </table:table-cell>
          <table:table-cell office:value-type="float" office:value="31.68" calcext:value-type="float">
            <text:p>31.68</text:p>
          </table:table-cell>
          <table:table-cell office:value-type="float" office:value="31.03" calcext:value-type="float">
            <text:p>31.03</text:p>
          </table:table-cell>
          <table:table-cell office:value-type="float" office:value="36.61" calcext:value-type="float">
            <text:p>36.61</text:p>
          </table:table-cell>
          <table:table-cell office:value-type="float" office:value="47.03" calcext:value-type="float">
            <text:p>47.03</text:p>
          </table:table-cell>
          <table:table-cell office:value-type="float" office:value="62.64" calcext:value-type="float">
            <text:p>62.64</text:p>
          </table:table-cell>
          <table:table-cell office:value-type="float" office:value="60.1" calcext:value-type="float">
            <text:p>60.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. PERDIGAO,PRONTINHO,BRF</text:p>
          </table:table-cell>
          <table:table-cell table:number-columns-repeated="72"/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T. PERDIGAO,TOQUE DE SABOR,BRF</text:p>
          </table:table-cell>
          <table:table-cell office:value-type="float" office:value="13.82" calcext:value-type="float">
            <text:p>13.82</text:p>
          </table:table-cell>
          <table:table-cell office:value-type="float" office:value="16.56" calcext:value-type="float">
            <text:p>16.56</text:p>
          </table:table-cell>
          <table:table-cell office:value-type="float" office:value="8.76" calcext:value-type="float">
            <text:p>8.76</text:p>
          </table:table-cell>
          <table:table-cell office:value-type="float" office:value="10.58" calcext:value-type="float">
            <text:p>10.58</text:p>
          </table:table-cell>
          <table:table-cell office:value-type="float" office:value="8.35" calcext:value-type="float">
            <text:p>8.35</text:p>
          </table:table-cell>
          <table:table-cell office:value-type="float" office:value="10.11" calcext:value-type="float">
            <text:p>10.11</text:p>
          </table:table-cell>
          <table:table-cell office:value-type="float" office:value="7.95" calcext:value-type="float">
            <text:p>7.95</text:p>
          </table:table-cell>
          <table:table-cell office:value-type="float" office:value="9.99" calcext:value-type="float">
            <text:p>9.99</text:p>
          </table:table-cell>
          <table:table-cell office:value-type="float" office:value="9.86" calcext:value-type="float">
            <text:p>9.86</text:p>
          </table:table-cell>
          <table:table-cell office:value-type="float" office:value="8.18" calcext:value-type="float">
            <text:p>8.18</text:p>
          </table:table-cell>
          <table:table-cell office:value-type="float" office:value="3.21" calcext:value-type="float">
            <text:p>3.21</text:p>
          </table:table-cell>
          <table:table-cell office:value-type="float" office:value="0.78" calcext:value-type="float">
            <text:p>0.78</text:p>
          </table:table-cell>
          <table:table-cell office:value-type="float" office:value="0.05" calcext:value-type="float">
            <text:p>0.05</text:p>
          </table:table-cell>
          <table:table-cell office:value-type="float" office:value="1.82" calcext:value-type="float">
            <text:p>1.8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.03" calcext:value-type="float">
            <text:p>2.03</text:p>
          </table:table-cell>
          <table:table-cell office:value-type="float" office:value="1.42" calcext:value-type="float">
            <text:p>1.42</text:p>
          </table:table-cell>
          <table:table-cell office:value-type="float" office:value="1.34" calcext:value-type="float">
            <text:p>1.34</text:p>
          </table:table-cell>
          <table:table-cell office:value-type="float" office:value="2.22" calcext:value-type="float">
            <text:p>2.22</text:p>
          </table:table-cell>
          <table:table-cell office:value-type="float" office:value="1.35" calcext:value-type="float">
            <text:p>1.35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.89" calcext:value-type="float">
            <text:p>7.89</text:p>
          </table:table-cell>
          <table:table-cell office:value-type="float" office:value="3.12" calcext:value-type="float">
            <text:p>3.12</text:p>
          </table:table-cell>
          <table:table-cell office:value-type="float" office:value="0.01" calcext:value-type="float">
            <text:p>0.01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2.95" calcext:value-type="float">
            <text:p>12.95</text:p>
          </table:table-cell>
          <table:table-cell office:value-type="float" office:value="13.02" calcext:value-type="float">
            <text:p>13.02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08" calcext:value-type="float">
            <text:p>0.08</text:p>
          </table:table-cell>
          <table:table-cell office:value-type="float" office:value="0.39" calcext:value-type="float">
            <text:p>0.39</text:p>
          </table:table-cell>
          <table:table-cell office:value-type="float" office:value="0.15" calcext:value-type="float">
            <text:p>0.15</text:p>
          </table:table-cell>
          <table:table-cell office:value-type="float" office:value="0.41" calcext:value-type="float">
            <text:p>0.41</text:p>
          </table:table-cell>
          <table:table-cell office:value-type="float" office:value="0.27" calcext:value-type="float">
            <text:p>0.27</text:p>
          </table:table-cell>
          <table:table-cell office:value-type="float" office:value="0.09" calcext:value-type="float">
            <text:p>0.09</text:p>
          </table:table-cell>
          <table:table-cell table:number-columns-repeated="8"/>
          <table:table-cell office:value-type="float" office:value="41.82" calcext:value-type="float">
            <text:p>41.82</text:p>
          </table:table-cell>
          <table:table-cell office:value-type="float" office:value="53.96" calcext:value-type="float">
            <text:p>53.96</text:p>
          </table:table-cell>
          <table:table-cell office:value-type="float" office:value="46.54" calcext:value-type="float">
            <text:p>46.54</text:p>
          </table:table-cell>
          <table:table-cell office:value-type="float" office:value="48.93" calcext:value-type="float">
            <text:p>48.93</text:p>
          </table:table-cell>
          <table:table-cell office:value-type="float" office:value="49.67" calcext:value-type="float">
            <text:p>49.67</text:p>
          </table:table-cell>
          <table:table-cell office:value-type="float" office:value="49.57" calcext:value-type="float">
            <text:p>49.57</text:p>
          </table:table-cell>
          <table:table-cell office:value-type="float" office:value="19" calcext:value-type="float">
            <text:p>19</text:p>
          </table:table-cell>
          <table:table-cell office:value-type="float" office:value="19.95" calcext:value-type="float">
            <text:p>19.95</text:p>
          </table:table-cell>
          <table:table-cell table:number-columns-repeated="2" office:value-type="float" office:value="15.84" calcext:value-type="float">
            <text:p>15.84</text:p>
          </table:table-cell>
          <table:table-cell office:value-type="float" office:value="4.75" calcext:value-type="float">
            <text:p>4.75</text:p>
          </table:table-cell>
          <table:table-cell office:value-type="float" office:value="4.35" calcext:value-type="float">
            <text:p>4.35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table:number-columns-repeated="4"/>
          <table:table-cell office:value-type="float" office:value="1.88" calcext:value-type="float">
            <text:p>1.88</text:p>
          </table:table-cell>
          <table:table-cell office:value-type="float" office:value="2.14" calcext:value-type="float">
            <text:p>2.14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2.06" calcext:value-type="float">
            <text:p>2.06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1.88" calcext:value-type="float">
            <text:p>1.88</text:p>
          </table:table-cell>
          <table:table-cell/>
          <table:table-cell table:number-columns-repeated="2" office:value-type="float" office:value="0.01" calcext:value-type="float">
            <text:p>0.01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0.78" calcext:value-type="float">
            <text:p>0.78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 table:number-columns-repeated="6"/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T. PERDIGAO,TURMA DA MONICA,BRF</text:p>
          </table:table-cell>
          <table:table-cell table:number-columns-repeated="39"/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T. PERDIGAO,PERDIGAO,BRF</text:p>
          </table:table-cell>
          <table:table-cell office:value-type="float" office:value="156.46" calcext:value-type="float">
            <text:p>156.46</text:p>
          </table:table-cell>
          <table:table-cell office:value-type="float" office:value="183.31" calcext:value-type="float">
            <text:p>183.31</text:p>
          </table:table-cell>
          <table:table-cell office:value-type="float" office:value="167.18" calcext:value-type="float">
            <text:p>167.18</text:p>
          </table:table-cell>
          <table:table-cell office:value-type="float" office:value="218.21" calcext:value-type="float">
            <text:p>218.21</text:p>
          </table:table-cell>
          <table:table-cell office:value-type="float" office:value="205.67" calcext:value-type="float">
            <text:p>205.67</text:p>
          </table:table-cell>
          <table:table-cell office:value-type="float" office:value="160.98" calcext:value-type="float">
            <text:p>160.98</text:p>
          </table:table-cell>
          <table:table-cell office:value-type="float" office:value="138.41" calcext:value-type="float">
            <text:p>138.41</text:p>
          </table:table-cell>
          <table:table-cell office:value-type="float" office:value="118.28" calcext:value-type="float">
            <text:p>118.28</text:p>
          </table:table-cell>
          <table:table-cell office:value-type="float" office:value="108.32" calcext:value-type="float">
            <text:p>108.32</text:p>
          </table:table-cell>
          <table:table-cell office:value-type="float" office:value="90.14" calcext:value-type="float">
            <text:p>90.14</text:p>
          </table:table-cell>
          <table:table-cell office:value-type="float" office:value="30.57" calcext:value-type="float">
            <text:p>30.57</text:p>
          </table:table-cell>
          <table:table-cell office:value-type="float" office:value="9.21" calcext:value-type="float">
            <text:p>9.21</text:p>
          </table:table-cell>
          <table:table-cell office:value-type="float" office:value="3.6" calcext:value-type="float">
            <text:p>3.6</text:p>
          </table:table-cell>
          <table:table-cell office:value-type="float" office:value="11.31" calcext:value-type="float">
            <text:p>11.31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52" calcext:value-type="float">
            <text:p>0.52</text:p>
          </table:table-cell>
          <table:table-cell office:value-type="float" office:value="10.23" calcext:value-type="float">
            <text:p>10.23</text:p>
          </table:table-cell>
          <table:table-cell office:value-type="float" office:value="188.31" calcext:value-type="float">
            <text:p>188.31</text:p>
          </table:table-cell>
          <table:table-cell office:value-type="float" office:value="173.68" calcext:value-type="float">
            <text:p>173.68</text:p>
          </table:table-cell>
          <table:table-cell office:value-type="float" office:value="168.49" calcext:value-type="float">
            <text:p>168.49</text:p>
          </table:table-cell>
          <table:table-cell office:value-type="float" office:value="163.88" calcext:value-type="float">
            <text:p>163.88</text:p>
          </table:table-cell>
          <table:table-cell office:value-type="float" office:value="164.22" calcext:value-type="float">
            <text:p>164.22</text:p>
          </table:table-cell>
          <table:table-cell office:value-type="float" office:value="147.52" calcext:value-type="float">
            <text:p>147.52</text:p>
          </table:table-cell>
          <table:table-cell office:value-type="float" office:value="120.6" calcext:value-type="float">
            <text:p>120.6</text:p>
          </table:table-cell>
          <table:table-cell office:value-type="float" office:value="101.3" calcext:value-type="float">
            <text:p>101.3</text:p>
          </table:table-cell>
          <table:table-cell office:value-type="float" office:value="101.69" calcext:value-type="float">
            <text:p>101.69</text:p>
          </table:table-cell>
          <table:table-cell office:value-type="float" office:value="87.87" calcext:value-type="float">
            <text:p>87.87</text:p>
          </table:table-cell>
          <table:table-cell office:value-type="float" office:value="38.9" calcext:value-type="float">
            <text:p>38.9</text:p>
          </table:table-cell>
          <table:table-cell office:value-type="float" office:value="22.2" calcext:value-type="float">
            <text:p>22.2</text:p>
          </table:table-cell>
          <table:table-cell office:value-type="float" office:value="12.88" calcext:value-type="float">
            <text:p>12.88</text:p>
          </table:table-cell>
          <table:table-cell office:value-type="float" office:value="15.77" calcext:value-type="float">
            <text:p>15.7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.25" calcext:value-type="float">
            <text:p>2.25</text:p>
          </table:table-cell>
          <table:table-cell office:value-type="float" office:value="9.7" calcext:value-type="float">
            <text:p>9.7</text:p>
          </table:table-cell>
          <table:table-cell office:value-type="float" office:value="267.13" calcext:value-type="float">
            <text:p>267.13</text:p>
          </table:table-cell>
          <table:table-cell office:value-type="float" office:value="395.92" calcext:value-type="float">
            <text:p>395.92</text:p>
          </table:table-cell>
          <table:table-cell office:value-type="float" office:value="272.05" calcext:value-type="float">
            <text:p>272.05</text:p>
          </table:table-cell>
          <table:table-cell office:value-type="float" office:value="313.32" calcext:value-type="float">
            <text:p>313.32</text:p>
          </table:table-cell>
          <table:table-cell office:value-type="float" office:value="323.42" calcext:value-type="float">
            <text:p>323.42</text:p>
          </table:table-cell>
          <table:table-cell office:value-type="float" office:value="281.28" calcext:value-type="float">
            <text:p>281.28</text:p>
          </table:table-cell>
          <table:table-cell office:value-type="float" office:value="224.06" calcext:value-type="float">
            <text:p>224.06</text:p>
          </table:table-cell>
          <table:table-cell office:value-type="float" office:value="164.67" calcext:value-type="float">
            <text:p>164.67</text:p>
          </table:table-cell>
          <table:table-cell office:value-type="float" office:value="127.26" calcext:value-type="float">
            <text:p>127.26</text:p>
          </table:table-cell>
          <table:table-cell office:value-type="float" office:value="100.72" calcext:value-type="float">
            <text:p>100.72</text:p>
          </table:table-cell>
          <table:table-cell office:value-type="float" office:value="54.12" calcext:value-type="float">
            <text:p>54.12</text:p>
          </table:table-cell>
          <table:table-cell office:value-type="float" office:value="21.22" calcext:value-type="float">
            <text:p>21.22</text:p>
          </table:table-cell>
          <table:table-cell office:value-type="float" office:value="12.94" calcext:value-type="float">
            <text:p>12.94</text:p>
          </table:table-cell>
          <table:table-cell office:value-type="float" office:value="14.82" calcext:value-type="float">
            <text:p>14.8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  <table:table-cell office:value-type="float" office:value="25.57" calcext:value-type="float">
            <text:p>25.57</text:p>
          </table:table-cell>
          <table:table-cell office:value-type="float" office:value="246.64" calcext:value-type="float">
            <text:p>246.64</text:p>
          </table:table-cell>
          <table:table-cell office:value-type="float" office:value="283.8" calcext:value-type="float">
            <text:p>283.8</text:p>
          </table:table-cell>
          <table:table-cell office:value-type="float" office:value="236.26" calcext:value-type="float">
            <text:p>236.26</text:p>
          </table:table-cell>
          <table:table-cell office:value-type="float" office:value="270.89" calcext:value-type="float">
            <text:p>270.89</text:p>
          </table:table-cell>
          <table:table-cell office:value-type="float" office:value="254.06" calcext:value-type="float">
            <text:p>254.06</text:p>
          </table:table-cell>
          <table:table-cell office:value-type="float" office:value="194.13" calcext:value-type="float">
            <text:p>194.13</text:p>
          </table:table-cell>
          <table:table-cell office:value-type="float" office:value="147.75" calcext:value-type="float">
            <text:p>147.75</text:p>
          </table:table-cell>
          <table:table-cell office:value-type="float" office:value="124.65" calcext:value-type="float">
            <text:p>124.65</text:p>
          </table:table-cell>
          <table:table-cell office:value-type="float" office:value="108.16" calcext:value-type="float">
            <text:p>108.16</text:p>
          </table:table-cell>
          <table:table-cell office:value-type="float" office:value="81.94" calcext:value-type="float">
            <text:p>81.94</text:p>
          </table:table-cell>
          <table:table-cell office:value-type="float" office:value="26.37" calcext:value-type="float">
            <text:p>26.37</text:p>
          </table:table-cell>
          <table:table-cell office:value-type="float" office:value="16.37" calcext:value-type="float">
            <text:p>16.37</text:p>
          </table:table-cell>
          <table:table-cell office:value-type="float" office:value="7.01" calcext:value-type="float">
            <text:p>7.01</text:p>
          </table:table-cell>
          <table:table-cell office:value-type="float" office:value="14.74" calcext:value-type="float">
            <text:p>14.74</text:p>
          </table:table-cell>
          <table:table-cell office:value-type="float" office:value="4.27" calcext:value-type="float">
            <text:p>4.27</text:p>
          </table:table-cell>
          <table:table-cell office:value-type="float" office:value="5.85" calcext:value-type="float">
            <text:p>5.85</text:p>
          </table:table-cell>
          <table:table-cell office:value-type="float" office:value="21" calcext:value-type="float">
            <text:p>21</text:p>
          </table:table-cell>
          <table:table-cell office:value-type="float" office:value="34.84" calcext:value-type="float">
            <text:p>34.84</text:p>
          </table:table-cell>
          <table:table-cell office:value-type="float" office:value="265.92" calcext:value-type="float">
            <text:p>265.92</text:p>
          </table:table-cell>
          <table:table-cell office:value-type="float" office:value="335.25" calcext:value-type="float">
            <text:p>335.25</text:p>
          </table:table-cell>
          <table:table-cell office:value-type="float" office:value="308.54" calcext:value-type="float">
            <text:p>308.54</text:p>
          </table:table-cell>
          <table:table-cell office:value-type="float" office:value="340.85" calcext:value-type="float">
            <text:p>340.85</text:p>
          </table:table-cell>
          <table:table-cell office:value-type="float" office:value="302.61" calcext:value-type="float">
            <text:p>302.61</text:p>
          </table:table-cell>
          <table:table-cell office:value-type="float" office:value="264.06" calcext:value-type="float">
            <text:p>264.06</text:p>
          </table:table-cell>
          <table:table-cell office:value-type="float" office:value="206.27" calcext:value-type="float">
            <text:p>206.27</text:p>
          </table:table-cell>
          <table:table-cell office:value-type="float" office:value="167.48" calcext:value-type="float">
            <text:p>167.48</text:p>
          </table:table-cell>
          <table:table-cell office:value-type="float" office:value="145.74" calcext:value-type="float">
            <text:p>145.74</text:p>
          </table:table-cell>
          <table:table-cell office:value-type="float" office:value="109.44" calcext:value-type="float">
            <text:p>109.44</text:p>
          </table:table-cell>
          <table:table-cell office:value-type="float" office:value="52.55" calcext:value-type="float">
            <text:p>52.55</text:p>
          </table:table-cell>
          <table:table-cell office:value-type="float" office:value="42.27" calcext:value-type="float">
            <text:p>42.27</text:p>
          </table:table-cell>
          <table:table-cell office:value-type="float" office:value="8.84" calcext:value-type="float">
            <text:p>8.84</text:p>
          </table:table-cell>
          <table:table-cell office:value-type="float" office:value="5.37" calcext:value-type="float">
            <text:p>5.37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24.92" calcext:value-type="float">
            <text:p>24.92</text:p>
          </table:table-cell>
          <table:table-cell office:value-type="float" office:value="40.79" calcext:value-type="float">
            <text:p>40.79</text:p>
          </table:table-cell>
          <table:table-cell office:value-type="float" office:value="428.47" calcext:value-type="float">
            <text:p>428.47</text:p>
          </table:table-cell>
          <table:table-cell office:value-type="float" office:value="423.7" calcext:value-type="float">
            <text:p>423.7</text:p>
          </table:table-cell>
          <table:table-cell office:value-type="float" office:value="391.82" calcext:value-type="float">
            <text:p>391.82</text:p>
          </table:table-cell>
          <table:table-cell office:value-type="float" office:value="497.38" calcext:value-type="float">
            <text:p>497.38</text:p>
          </table:table-cell>
          <table:table-cell office:value-type="float" office:value="525.7" calcext:value-type="float">
            <text:p>525.7</text:p>
          </table:table-cell>
          <table:table-cell office:value-type="float" office:value="387.8" calcext:value-type="float">
            <text:p>387.8</text:p>
          </table:table-cell>
          <table:table-cell office:value-type="float" office:value="339.32" calcext:value-type="float">
            <text:p>339.32</text:p>
          </table:table-cell>
          <table:table-cell office:value-type="float" office:value="292.68" calcext:value-type="float">
            <text:p>292.68</text:p>
          </table:table-cell>
          <table:table-cell office:value-type="float" office:value="231.66" calcext:value-type="float">
            <text:p>231.66</text:p>
          </table:table-cell>
          <table:table-cell office:value-type="float" office:value="150.72" calcext:value-type="float">
            <text:p>150.72</text:p>
          </table:table-cell>
          <table:table-cell office:value-type="float" office:value="73.2" calcext:value-type="float">
            <text:p>73.2</text:p>
          </table:table-cell>
          <table:table-cell office:value-type="float" office:value="31.9" calcext:value-type="float">
            <text:p>31.9</text:p>
          </table:table-cell>
          <table:table-cell office:value-type="float" office:value="17.77" calcext:value-type="float">
            <text:p>17.77</text:p>
          </table:table-cell>
          <table:table-cell office:value-type="float" office:value="31.3" calcext:value-type="float">
            <text:p>31.3</text:p>
          </table:table-cell>
          <table:table-cell office:value-type="float" office:value="0.45" calcext:value-type="float">
            <text:p>0.45</text:p>
          </table:table-cell>
          <table:table-cell office:value-type="float" office:value="45.56" calcext:value-type="float">
            <text:p>45.56</text:p>
          </table:table-cell>
          <table:table-cell office:value-type="float" office:value="64.14" calcext:value-type="float">
            <text:p>64.14</text:p>
          </table:table-cell>
          <table:table-cell office:value-type="float" office:value="56.63" calcext:value-type="float">
            <text:p>56.63</text:p>
          </table:table-cell>
          <table:table-cell office:value-type="float" office:value="147.89" calcext:value-type="float">
            <text:p>147.89</text:p>
          </table:table-cell>
          <table:table-cell office:value-type="float" office:value="137.72" calcext:value-type="float">
            <text:p>137.72</text:p>
          </table:table-cell>
          <table:table-cell office:value-type="float" office:value="124.5" calcext:value-type="float">
            <text:p>124.5</text:p>
          </table:table-cell>
          <table:table-cell office:value-type="float" office:value="149.37" calcext:value-type="float">
            <text:p>149.37</text:p>
          </table:table-cell>
          <table:table-cell office:value-type="float" office:value="153.28" calcext:value-type="float">
            <text:p>153.28</text:p>
          </table:table-cell>
          <table:table-cell office:value-type="float" office:value="137.85" calcext:value-type="float">
            <text:p>137.85</text:p>
          </table:table-cell>
          <table:table-cell office:value-type="float" office:value="82.59" calcext:value-type="float">
            <text:p>82.59</text:p>
          </table:table-cell>
          <table:table-cell office:value-type="float" office:value="72.51" calcext:value-type="float">
            <text:p>72.51</text:p>
          </table:table-cell>
          <table:table-cell office:value-type="float" office:value="61.95" calcext:value-type="float">
            <text:p>61.95</text:p>
          </table:table-cell>
          <table:table-cell office:value-type="float" office:value="50.82" calcext:value-type="float">
            <text:p>50.82</text:p>
          </table:table-cell>
          <table:table-cell office:value-type="float" office:value="24.95" calcext:value-type="float">
            <text:p>24.95</text:p>
          </table:table-cell>
          <table:table-cell office:value-type="float" office:value="11.03" calcext:value-type="float">
            <text:p>11.03</text:p>
          </table:table-cell>
          <table:table-cell office:value-type="float" office:value="0.83" calcext:value-type="float">
            <text:p>0.83</text:p>
          </table:table-cell>
          <table:table-cell office:value-type="float" office:value="1.38" calcext:value-type="float">
            <text:p>1.3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T. PERDIGAO,ESCOLHA SAUDAVEL,BRF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table:number-columns-repeated="10"/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28" calcext:value-type="float">
            <text:p>0.28</text:p>
          </table:table-cell>
          <table:table-cell office:value-type="float" office:value="0.21" calcext:value-type="float">
            <text:p>0.21</text:p>
          </table:table-cell>
          <table:table-cell table:number-columns-repeated="11"/>
          <table:table-cell office:value-type="float" office:value="0.38" calcext:value-type="float">
            <text:p>0.38</text:p>
          </table:table-cell>
          <table:table-cell office:value-type="float" office:value="0.51" calcext:value-type="float">
            <text:p>0.51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1.82" calcext:value-type="float">
            <text:p>1.82</text:p>
          </table:table-cell>
          <table:table-cell office:value-type="float" office:value="1.04" calcext:value-type="float">
            <text:p>1.04</text:p>
          </table:table-cell>
          <table:table-cell office:value-type="float" office:value="0.28" calcext:value-type="float">
            <text:p>0.28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table:number-columns-repeated="27"/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office:value-type="float" office:value="0.51" calcext:value-type="float">
            <text:p>0.51</text:p>
          </table:table-cell>
          <table:table-cell office:value-type="float" office:value="0.38" calcext:value-type="float">
            <text:p>0.38</text:p>
          </table:table-cell>
          <table:table-cell office:value-type="float" office:value="0.72" calcext:value-type="float">
            <text:p>0.72</text:p>
          </table:table-cell>
          <table:table-cell office:value-type="float" office:value="1.38" calcext:value-type="float">
            <text:p>1.38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. PERDIGAO,MEU MENU,BRF</text:p>
          </table:table-cell>
          <table:table-cell office:value-type="float" office:value="30.8" calcext:value-type="float">
            <text:p>30.8</text:p>
          </table:table-cell>
          <table:table-cell office:value-type="float" office:value="36.62" calcext:value-type="float">
            <text:p>36.62</text:p>
          </table:table-cell>
          <table:table-cell office:value-type="float" office:value="47.2" calcext:value-type="float">
            <text:p>47.2</text:p>
          </table:table-cell>
          <table:table-cell office:value-type="float" office:value="66.31" calcext:value-type="float">
            <text:p>66.31</text:p>
          </table:table-cell>
          <table:table-cell office:value-type="float" office:value="90.13" calcext:value-type="float">
            <text:p>90.13</text:p>
          </table:table-cell>
          <table:table-cell office:value-type="float" office:value="85.56" calcext:value-type="float">
            <text:p>85.56</text:p>
          </table:table-cell>
          <table:table-cell office:value-type="float" office:value="75.47" calcext:value-type="float">
            <text:p>75.47</text:p>
          </table:table-cell>
          <table:table-cell office:value-type="float" office:value="81.51" calcext:value-type="float">
            <text:p>81.51</text:p>
          </table:table-cell>
          <table:table-cell office:value-type="float" office:value="85.84" calcext:value-type="float">
            <text:p>85.84</text:p>
          </table:table-cell>
          <table:table-cell office:value-type="float" office:value="102.55" calcext:value-type="float">
            <text:p>102.55</text:p>
          </table:table-cell>
          <table:table-cell office:value-type="float" office:value="125.41" calcext:value-type="float">
            <text:p>125.41</text:p>
          </table:table-cell>
          <table:table-cell office:value-type="float" office:value="138.7" calcext:value-type="float">
            <text:p>138.7</text:p>
          </table:table-cell>
          <table:table-cell office:value-type="float" office:value="122.34" calcext:value-type="float">
            <text:p>122.34</text:p>
          </table:table-cell>
          <table:table-cell office:value-type="float" office:value="108.73" calcext:value-type="float">
            <text:p>108.73</text:p>
          </table:table-cell>
          <table:table-cell office:value-type="float" office:value="97.5" calcext:value-type="float">
            <text:p>97.5</text:p>
          </table:table-cell>
          <table:table-cell office:value-type="float" office:value="116.22" calcext:value-type="float">
            <text:p>116.22</text:p>
          </table:table-cell>
          <table:table-cell office:value-type="float" office:value="119.47" calcext:value-type="float">
            <text:p>119.47</text:p>
          </table:table-cell>
          <table:table-cell office:value-type="float" office:value="126.83" calcext:value-type="float">
            <text:p>126.83</text:p>
          </table:table-cell>
          <table:table-cell office:value-type="float" office:value="23.67" calcext:value-type="float">
            <text:p>23.67</text:p>
          </table:table-cell>
          <table:table-cell office:value-type="float" office:value="38.93" calcext:value-type="float">
            <text:p>38.93</text:p>
          </table:table-cell>
          <table:table-cell office:value-type="float" office:value="36.76" calcext:value-type="float">
            <text:p>36.76</text:p>
          </table:table-cell>
          <table:table-cell office:value-type="float" office:value="49.66" calcext:value-type="float">
            <text:p>49.66</text:p>
          </table:table-cell>
          <table:table-cell office:value-type="float" office:value="75.74" calcext:value-type="float">
            <text:p>75.74</text:p>
          </table:table-cell>
          <table:table-cell office:value-type="float" office:value="70.53" calcext:value-type="float">
            <text:p>70.53</text:p>
          </table:table-cell>
          <table:table-cell office:value-type="float" office:value="68.99" calcext:value-type="float">
            <text:p>68.99</text:p>
          </table:table-cell>
          <table:table-cell office:value-type="float" office:value="76.63" calcext:value-type="float">
            <text:p>76.63</text:p>
          </table:table-cell>
          <table:table-cell office:value-type="float" office:value="71.71" calcext:value-type="float">
            <text:p>71.71</text:p>
          </table:table-cell>
          <table:table-cell office:value-type="float" office:value="92.28" calcext:value-type="float">
            <text:p>92.28</text:p>
          </table:table-cell>
          <table:table-cell office:value-type="float" office:value="103.72" calcext:value-type="float">
            <text:p>103.72</text:p>
          </table:table-cell>
          <table:table-cell office:value-type="float" office:value="107.49" calcext:value-type="float">
            <text:p>107.49</text:p>
          </table:table-cell>
          <table:table-cell office:value-type="float" office:value="91.48" calcext:value-type="float">
            <text:p>91.48</text:p>
          </table:table-cell>
          <table:table-cell office:value-type="float" office:value="92.28" calcext:value-type="float">
            <text:p>92.28</text:p>
          </table:table-cell>
          <table:table-cell office:value-type="float" office:value="88.68" calcext:value-type="float">
            <text:p>88.68</text:p>
          </table:table-cell>
          <table:table-cell office:value-type="float" office:value="66.85" calcext:value-type="float">
            <text:p>66.85</text:p>
          </table:table-cell>
          <table:table-cell office:value-type="float" office:value="78" calcext:value-type="float">
            <text:p>78</text:p>
          </table:table-cell>
          <table:table-cell office:value-type="float" office:value="89.05" calcext:value-type="float">
            <text:p>89.05</text:p>
          </table:table-cell>
          <table:table-cell office:value-type="float" office:value="87.56" calcext:value-type="float">
            <text:p>87.56</text:p>
          </table:table-cell>
          <table:table-cell office:value-type="float" office:value="127.75" calcext:value-type="float">
            <text:p>127.75</text:p>
          </table:table-cell>
          <table:table-cell office:value-type="float" office:value="125.19" calcext:value-type="float">
            <text:p>125.19</text:p>
          </table:table-cell>
          <table:table-cell office:value-type="float" office:value="168.73" calcext:value-type="float">
            <text:p>168.73</text:p>
          </table:table-cell>
          <table:table-cell office:value-type="float" office:value="208.85" calcext:value-type="float">
            <text:p>208.85</text:p>
          </table:table-cell>
          <table:table-cell office:value-type="float" office:value="185.29" calcext:value-type="float">
            <text:p>185.29</text:p>
          </table:table-cell>
          <table:table-cell office:value-type="float" office:value="187.91" calcext:value-type="float">
            <text:p>187.91</text:p>
          </table:table-cell>
          <table:table-cell office:value-type="float" office:value="226.16" calcext:value-type="float">
            <text:p>226.16</text:p>
          </table:table-cell>
          <table:table-cell office:value-type="float" office:value="221.44" calcext:value-type="float">
            <text:p>221.44</text:p>
          </table:table-cell>
          <table:table-cell office:value-type="float" office:value="265.19" calcext:value-type="float">
            <text:p>265.19</text:p>
          </table:table-cell>
          <table:table-cell office:value-type="float" office:value="254.18" calcext:value-type="float">
            <text:p>254.18</text:p>
          </table:table-cell>
          <table:table-cell office:value-type="float" office:value="282.76" calcext:value-type="float">
            <text:p>282.76</text:p>
          </table:table-cell>
          <table:table-cell office:value-type="float" office:value="220.29" calcext:value-type="float">
            <text:p>220.29</text:p>
          </table:table-cell>
          <table:table-cell office:value-type="float" office:value="246.67" calcext:value-type="float">
            <text:p>246.67</text:p>
          </table:table-cell>
          <table:table-cell office:value-type="float" office:value="225.36" calcext:value-type="float">
            <text:p>225.36</text:p>
          </table:table-cell>
          <table:table-cell office:value-type="float" office:value="161.1" calcext:value-type="float">
            <text:p>161.1</text:p>
          </table:table-cell>
          <table:table-cell office:value-type="float" office:value="203.65" calcext:value-type="float">
            <text:p>203.65</text:p>
          </table:table-cell>
          <table:table-cell office:value-type="float" office:value="221.04" calcext:value-type="float">
            <text:p>221.04</text:p>
          </table:table-cell>
          <table:table-cell office:value-type="float" office:value="91.88" calcext:value-type="float">
            <text:p>91.88</text:p>
          </table:table-cell>
          <table:table-cell office:value-type="float" office:value="109.77" calcext:value-type="float">
            <text:p>109.77</text:p>
          </table:table-cell>
          <table:table-cell office:value-type="float" office:value="131.09" calcext:value-type="float">
            <text:p>131.09</text:p>
          </table:table-cell>
          <table:table-cell office:value-type="float" office:value="140.28" calcext:value-type="float">
            <text:p>140.28</text:p>
          </table:table-cell>
          <table:table-cell office:value-type="float" office:value="219.01" calcext:value-type="float">
            <text:p>219.01</text:p>
          </table:table-cell>
          <table:table-cell office:value-type="float" office:value="218.14" calcext:value-type="float">
            <text:p>218.14</text:p>
          </table:table-cell>
          <table:table-cell office:value-type="float" office:value="189.33" calcext:value-type="float">
            <text:p>189.33</text:p>
          </table:table-cell>
          <table:table-cell office:value-type="float" office:value="224.34" calcext:value-type="float">
            <text:p>224.34</text:p>
          </table:table-cell>
          <table:table-cell office:value-type="float" office:value="211.46" calcext:value-type="float">
            <text:p>211.46</text:p>
          </table:table-cell>
          <table:table-cell office:value-type="float" office:value="263.09" calcext:value-type="float">
            <text:p>263.09</text:p>
          </table:table-cell>
          <table:table-cell office:value-type="float" office:value="248.55" calcext:value-type="float">
            <text:p>248.55</text:p>
          </table:table-cell>
          <table:table-cell office:value-type="float" office:value="231.79" calcext:value-type="float">
            <text:p>231.79</text:p>
          </table:table-cell>
          <table:table-cell office:value-type="float" office:value="218.63" calcext:value-type="float">
            <text:p>218.63</text:p>
          </table:table-cell>
          <table:table-cell office:value-type="float" office:value="201.98" calcext:value-type="float">
            <text:p>201.98</text:p>
          </table:table-cell>
          <table:table-cell office:value-type="float" office:value="190.82" calcext:value-type="float">
            <text:p>190.82</text:p>
          </table:table-cell>
          <table:table-cell office:value-type="float" office:value="218.68" calcext:value-type="float">
            <text:p>218.68</text:p>
          </table:table-cell>
          <table:table-cell office:value-type="float" office:value="199.38" calcext:value-type="float">
            <text:p>199.38</text:p>
          </table:table-cell>
          <table:table-cell office:value-type="float" office:value="180.83" calcext:value-type="float">
            <text:p>180.83</text:p>
          </table:table-cell>
          <table:table-cell office:value-type="float" office:value="49.31" calcext:value-type="float">
            <text:p>49.31</text:p>
          </table:table-cell>
          <table:table-cell office:value-type="float" office:value="53.8" calcext:value-type="float">
            <text:p>53.8</text:p>
          </table:table-cell>
          <table:table-cell office:value-type="float" office:value="58.74" calcext:value-type="float">
            <text:p>58.74</text:p>
          </table:table-cell>
          <table:table-cell office:value-type="float" office:value="92.07" calcext:value-type="float">
            <text:p>92.07</text:p>
          </table:table-cell>
          <table:table-cell office:value-type="float" office:value="122.53" calcext:value-type="float">
            <text:p>122.53</text:p>
          </table:table-cell>
          <table:table-cell office:value-type="float" office:value="131.91" calcext:value-type="float">
            <text:p>131.91</text:p>
          </table:table-cell>
          <table:table-cell office:value-type="float" office:value="108.94" calcext:value-type="float">
            <text:p>108.94</text:p>
          </table:table-cell>
          <table:table-cell office:value-type="float" office:value="120.91" calcext:value-type="float">
            <text:p>120.91</text:p>
          </table:table-cell>
          <table:table-cell office:value-type="float" office:value="136.68" calcext:value-type="float">
            <text:p>136.68</text:p>
          </table:table-cell>
          <table:table-cell office:value-type="float" office:value="153.61" calcext:value-type="float">
            <text:p>153.61</text:p>
          </table:table-cell>
          <table:table-cell office:value-type="float" office:value="171.86" calcext:value-type="float">
            <text:p>171.86</text:p>
          </table:table-cell>
          <table:table-cell office:value-type="float" office:value="164.6" calcext:value-type="float">
            <text:p>164.6</text:p>
          </table:table-cell>
          <table:table-cell office:value-type="float" office:value="178.06" calcext:value-type="float">
            <text:p>178.06</text:p>
          </table:table-cell>
          <table:table-cell office:value-type="float" office:value="187.64" calcext:value-type="float">
            <text:p>187.64</text:p>
          </table:table-cell>
          <table:table-cell office:value-type="float" office:value="166.24" calcext:value-type="float">
            <text:p>166.24</text:p>
          </table:table-cell>
          <table:table-cell office:value-type="float" office:value="157.83" calcext:value-type="float">
            <text:p>157.83</text:p>
          </table:table-cell>
          <table:table-cell office:value-type="float" office:value="139.88" calcext:value-type="float">
            <text:p>139.88</text:p>
          </table:table-cell>
          <table:table-cell office:value-type="float" office:value="121.78" calcext:value-type="float">
            <text:p>121.78</text:p>
          </table:table-cell>
          <table:table-cell office:value-type="float" office:value="59.2" calcext:value-type="float">
            <text:p>59.2</text:p>
          </table:table-cell>
          <table:table-cell office:value-type="float" office:value="62.69" calcext:value-type="float">
            <text:p>62.69</text:p>
          </table:table-cell>
          <table:table-cell office:value-type="float" office:value="79.84" calcext:value-type="float">
            <text:p>79.84</text:p>
          </table:table-cell>
          <table:table-cell office:value-type="float" office:value="126.65" calcext:value-type="float">
            <text:p>126.65</text:p>
          </table:table-cell>
          <table:table-cell office:value-type="float" office:value="181.12" calcext:value-type="float">
            <text:p>181.12</text:p>
          </table:table-cell>
          <table:table-cell office:value-type="float" office:value="171.42" calcext:value-type="float">
            <text:p>171.42</text:p>
          </table:table-cell>
          <table:table-cell office:value-type="float" office:value="148" calcext:value-type="float">
            <text:p>148</text:p>
          </table:table-cell>
          <table:table-cell office:value-type="float" office:value="205.39" calcext:value-type="float">
            <text:p>205.39</text:p>
          </table:table-cell>
          <table:table-cell office:value-type="float" office:value="201.99" calcext:value-type="float">
            <text:p>201.99</text:p>
          </table:table-cell>
          <table:table-cell office:value-type="float" office:value="225.52" calcext:value-type="float">
            <text:p>225.52</text:p>
          </table:table-cell>
          <table:table-cell office:value-type="float" office:value="214.73" calcext:value-type="float">
            <text:p>214.73</text:p>
          </table:table-cell>
          <table:table-cell office:value-type="float" office:value="212.42" calcext:value-type="float">
            <text:p>212.42</text:p>
          </table:table-cell>
          <table:table-cell office:value-type="float" office:value="192.53" calcext:value-type="float">
            <text:p>192.53</text:p>
          </table:table-cell>
          <table:table-cell office:value-type="float" office:value="154.19" calcext:value-type="float">
            <text:p>154.19</text:p>
          </table:table-cell>
          <table:table-cell office:value-type="float" office:value="147.51" calcext:value-type="float">
            <text:p>147.51</text:p>
          </table:table-cell>
          <table:table-cell office:value-type="float" office:value="131.52" calcext:value-type="float">
            <text:p>131.52</text:p>
          </table:table-cell>
          <table:table-cell office:value-type="float" office:value="142.56" calcext:value-type="float">
            <text:p>142.56</text:p>
          </table:table-cell>
          <table:table-cell office:value-type="float" office:value="147.42" calcext:value-type="float">
            <text:p>147.42</text:p>
          </table:table-cell>
          <table:table-cell office:value-type="float" office:value="21.42" calcext:value-type="float">
            <text:p>21.42</text:p>
          </table:table-cell>
          <table:table-cell office:value-type="float" office:value="23.71" calcext:value-type="float">
            <text:p>23.71</text:p>
          </table:table-cell>
          <table:table-cell office:value-type="float" office:value="27.94" calcext:value-type="float">
            <text:p>27.94</text:p>
          </table:table-cell>
          <table:table-cell office:value-type="float" office:value="33.36" calcext:value-type="float">
            <text:p>33.36</text:p>
          </table:table-cell>
          <table:table-cell office:value-type="float" office:value="41.53" calcext:value-type="float">
            <text:p>41.53</text:p>
          </table:table-cell>
          <table:table-cell office:value-type="float" office:value="47.78" calcext:value-type="float">
            <text:p>47.78</text:p>
          </table:table-cell>
          <table:table-cell office:value-type="float" office:value="35.29" calcext:value-type="float">
            <text:p>35.29</text:p>
          </table:table-cell>
          <table:table-cell office:value-type="float" office:value="48.4" calcext:value-type="float">
            <text:p>48.4</text:p>
          </table:table-cell>
          <table:table-cell office:value-type="float" office:value="50.08" calcext:value-type="float">
            <text:p>50.08</text:p>
          </table:table-cell>
          <table:table-cell office:value-type="float" office:value="47.31" calcext:value-type="float">
            <text:p>47.31</text:p>
          </table:table-cell>
          <table:table-cell office:value-type="float" office:value="67.39" calcext:value-type="float">
            <text:p>67.39</text:p>
          </table:table-cell>
          <table:table-cell office:value-type="float" office:value="73.43" calcext:value-type="float">
            <text:p>73.43</text:p>
          </table:table-cell>
          <table:table-cell office:value-type="float" office:value="61.01" calcext:value-type="float">
            <text:p>61.01</text:p>
          </table:table-cell>
          <table:table-cell office:value-type="float" office:value="60.62" calcext:value-type="float">
            <text:p>60.62</text:p>
          </table:table-cell>
          <table:table-cell office:value-type="float" office:value="54.36" calcext:value-type="float">
            <text:p>54.36</text:p>
          </table:table-cell>
          <table:table-cell office:value-type="float" office:value="56.53" calcext:value-type="float">
            <text:p>56.53</text:p>
          </table:table-cell>
          <table:table-cell office:value-type="float" office:value="60.03" calcext:value-type="float">
            <text:p>60.03</text:p>
          </table:table-cell>
          <table:table-cell office:value-type="float" office:value="67.1" calcext:value-type="float">
            <text:p>67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7P0" style:volatile="true">
      <number:number number:decimal-places="1" loext:min-decimal-places="1" number:min-integer-digits="1" number:grouping="true"/>
    </number:number-style>
    <number:number-style style:name="N127">
      <number:text>-</number:text>
      <number:number number:decimal-places="1" loext:min-decimal-places="1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/>
    </number:number-style>
    <number:number-style style:name="N128">
      <number:text>-</number:text>
      <number:number number:decimal-places="0" loext:min-decimal-places="0" number:min-integer-digits="1"/>
      <style:map style:condition="value()&gt;=0" style:apply-style-name="N128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08:21:04.798986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9T19:04:05.301616376</meta:creation-date>
    <dc:date>2020-11-20T09:28:12.062699958</dc:date>
    <meta:editing-duration>PT25M52S</meta:editing-duration>
    <meta:editing-cycles>7</meta:editing-cycles>
    <meta:generator>LibreOffice/6.1.5.2$Linux_X86_64 LibreOffice_project/10$Build-2</meta:generator>
    <meta:document-statistic meta:table-count="2" meta:cell-count="2009" meta:object-count="0"/>
  </office:meta>
</office:document-meta>
</file>